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style:line-height-at-least="0.1979in"/>
    </style:style>
    <style:style style:name="T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" style:parent-style-name="Standard" style:family="paragraph">
      <style:paragraph-properties style:line-height-at-least="0.1979in"/>
    </style:style>
    <style:style style:name="T1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7" style:parent-style-name="Standard" style:family="paragraph">
      <style:paragraph-properties style:line-height-at-least="0.1979in"/>
    </style:style>
    <style:style style:name="T2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2" style:parent-style-name="Standard" style:family="paragraph">
      <style:paragraph-properties style:line-height-at-least="0.1979in"/>
    </style:style>
    <style:style style:name="T3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1" style:parent-style-name="Standard" style:family="paragraph">
      <style:paragraph-properties style:line-height-at-least="0.1979in"/>
    </style:style>
    <style:style style:name="P42" style:parent-style-name="Standard" style:family="paragraph">
      <style:paragraph-properties style:line-height-at-least="0.1979in"/>
    </style:style>
    <style:style style:name="T4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5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1" style:parent-style-name="DefaultParagraphFont" style:family="text">
      <style:text-properties style:font-name="Droid Sans Mono" fo:color="#6A9955" fo:font-size="10.5pt" style:font-size-asian="10.5pt" fo:background-color="#1F1F1F"/>
    </style:style>
    <style:style style:name="P52" style:parent-style-name="Standard" style:family="paragraph">
      <style:paragraph-properties style:line-height-at-least="0.1979in"/>
    </style:style>
    <style:style style:name="P53" style:parent-style-name="Standard" style:family="paragraph">
      <style:paragraph-properties style:line-height-at-least="0.1979in"/>
    </style:style>
    <style:style style:name="T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2" style:parent-style-name="Standard" style:family="paragraph">
      <style:paragraph-properties style:line-height-at-least="0.1979in"/>
    </style:style>
    <style:style style:name="T6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5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5" style:parent-style-name="Standard" style:family="paragraph">
      <style:paragraph-properties style:line-height-at-least="0.1979in"/>
    </style:style>
    <style:style style:name="T7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8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8" style:parent-style-name="Standard" style:family="paragraph">
      <style:paragraph-properties style:line-height-at-least="0.1979in"/>
    </style:style>
    <style:style style:name="T8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1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9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1" style:parent-style-name="Standard" style:family="paragraph">
      <style:paragraph-properties style:line-height-at-least="0.1979in"/>
    </style:style>
    <style:style style:name="T10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0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2" style:parent-style-name="Standard" style:family="paragraph">
      <style:paragraph-properties style:line-height-at-least="0.1979in"/>
    </style:style>
    <style:style style:name="T11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1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5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3" style:parent-style-name="Standard" style:family="paragraph">
      <style:paragraph-properties style:line-height-at-least="0.1979in"/>
    </style:style>
    <style:style style:name="T12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6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4" style:parent-style-name="Standard" style:family="paragraph">
      <style:paragraph-properties style:line-height-at-least="0.1979in"/>
    </style:style>
    <style:style style:name="T13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7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7" style:parent-style-name="Standard" style:family="paragraph">
      <style:paragraph-properties style:line-height-at-least="0.1979in"/>
    </style:style>
    <style:style style:name="T14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0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5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0" style:parent-style-name="Standard" style:family="paragraph">
      <style:paragraph-properties style:line-height-at-least="0.1979in"/>
    </style:style>
    <style:style style:name="T16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3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3" style:parent-style-name="Standard" style:family="paragraph">
      <style:paragraph-properties style:line-height-at-least="0.1979in"/>
    </style:style>
    <style:style style:name="T17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6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6" style:parent-style-name="Standard" style:family="paragraph">
      <style:paragraph-properties style:line-height-at-least="0.1979in"/>
    </style:style>
    <style:style style:name="T18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8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9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9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99" style:parent-style-name="Standard" style:family="paragraph">
      <style:paragraph-properties style:line-height-at-least="0.1979in"/>
    </style:style>
    <style:style style:name="T20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02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0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0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0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0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12" style:parent-style-name="Standard" style:family="paragraph">
      <style:paragraph-properties style:line-height-at-least="0.1979in"/>
    </style:style>
    <style:style style:name="T21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5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2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2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25" style:parent-style-name="Standard" style:family="paragraph">
      <style:paragraph-properties style:line-height-at-least="0.1979in"/>
    </style:style>
    <style:style style:name="T22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28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6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2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38" style:parent-style-name="Standard" style:family="paragraph">
      <style:paragraph-properties style:line-height-at-least="0.1979in"/>
    </style:style>
    <style:style style:name="T23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1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49" style:parent-style-name="Standard" style:family="paragraph">
      <style:paragraph-properties style:line-height-at-least="0.1979in"/>
    </style:style>
    <style:style style:name="T25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2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5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60" style:parent-style-name="Standard" style:family="paragraph">
      <style:paragraph-properties style:line-height-at-least="0.1979in"/>
    </style:style>
    <style:style style:name="T26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3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73" style:parent-style-name="Standard" style:family="paragraph">
      <style:paragraph-properties style:line-height-at-least="0.1979in"/>
    </style:style>
    <style:style style:name="P274" style:parent-style-name="Standard" style:family="paragraph">
      <style:paragraph-properties style:line-height-at-least="0.1979in"/>
      <style:text-properties style:font-name="Droid Sans Mono" fo:color="#6A9955" fo:font-size="10.5pt" style:font-size-asian="10.5pt" fo:background-color="#1F1F1F"/>
    </style:style>
    <style:style style:name="P275" style:parent-style-name="Standard" style:family="paragraph">
      <style:paragraph-properties style:line-height-at-least="0.1979in"/>
    </style:style>
    <style:style style:name="T27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88" style:parent-style-name="Standard" style:family="paragraph">
      <style:paragraph-properties style:line-height-at-least="0.1979in"/>
    </style:style>
    <style:style style:name="T28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95" style:parent-style-name="Standard" style:family="paragraph">
      <style:paragraph-properties style:line-height-at-least="0.1979in"/>
    </style:style>
    <style:style style:name="T29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98" style:parent-style-name="Standard" style:family="paragraph">
      <style:paragraph-properties style:line-height-at-least="0.1979in"/>
    </style:style>
    <style:style style:name="T29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3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0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0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0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0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0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0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3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11" style:parent-style-name="Standard" style:family="paragraph">
      <style:paragraph-properties style:line-height-at-least="0.1979in"/>
    </style:style>
    <style:style style:name="T31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3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1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1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1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31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20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3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2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2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26" style:parent-style-name="Standard" style:family="paragraph">
      <style:paragraph-properties style:line-height-at-least="0.1979in"/>
    </style:style>
    <style:style style:name="T32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2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29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31" style:parent-style-name="Standard" style:family="paragraph">
      <style:paragraph-properties style:line-height-at-least="0.1979in"/>
    </style:style>
    <style:style style:name="T33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3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3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3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3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3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40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4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4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4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46" style:parent-style-name="Standard" style:family="paragraph">
      <style:paragraph-properties style:line-height-at-least="0.1979in"/>
    </style:style>
    <style:style style:name="T34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49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51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3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53" style:parent-style-name="Standard" style:family="paragraph">
      <style:paragraph-properties style:line-height-at-least="0.1979in"/>
    </style:style>
    <style:style style:name="T3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3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56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5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6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3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62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6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66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3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6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6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70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7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72" style:parent-style-name="Standard" style:family="paragraph">
      <style:paragraph-properties style:line-height-at-least="0.1979in"/>
    </style:style>
    <style:style style:name="T37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75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77" style:parent-style-name="Standard" style:family="paragraph">
      <style:paragraph-properties style:line-height-at-least="0.1979in"/>
    </style:style>
    <style:style style:name="T37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8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8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3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8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3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86" style:parent-style-name="Standard" style:family="paragraph">
      <style:paragraph-properties style:line-height-at-least="0.1979in"/>
    </style:style>
    <style:style style:name="T3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8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3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9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392" style:parent-style-name="Standard" style:family="paragraph">
      <style:paragraph-properties style:line-height-at-least="0.1979in"/>
    </style:style>
    <style:style style:name="T39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9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9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9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39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9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01" style:parent-style-name="Standard" style:family="paragraph">
      <style:paragraph-properties style:line-height-at-least="0.1979in"/>
    </style:style>
    <style:style style:name="T40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0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4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0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407" style:parent-style-name="Standard" style:family="paragraph">
      <style:paragraph-properties style:line-height-at-least="0.1979in"/>
    </style:style>
    <style:style style:name="T4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0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4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11" style:parent-style-name="Standard" style:family="paragraph">
      <style:paragraph-properties style:line-height-at-least="0.1979in"/>
    </style:style>
    <style:style style:name="T41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1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4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1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417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418" style:parent-style-name="Standard" style:family="paragraph">
      <style:paragraph-properties style:line-height-at-least="0.1979in"/>
    </style:style>
    <style:style style:name="P419" style:parent-style-name="Standard" style:family="paragraph">
      <style:paragraph-properties style:line-height-at-least="0.1979in"/>
    </style:style>
    <style:style style:name="T42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2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24" style:parent-style-name="Standard" style:family="paragraph">
      <style:paragraph-properties style:line-height-at-least="0.1979in"/>
    </style:style>
    <style:style style:name="T42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2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27" style:parent-style-name="Standard" style:family="paragraph">
      <style:paragraph-properties style:line-height-at-least="0.1979in"/>
    </style:style>
    <style:style style:name="T42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2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31" style:parent-style-name="Standard" style:family="paragraph">
      <style:paragraph-properties style:line-height-at-least="0.1979in"/>
    </style:style>
    <style:style style:name="P432" style:parent-style-name="Standard" style:family="paragraph">
      <style:paragraph-properties style:line-height-at-least="0.1979in"/>
    </style:style>
    <style:style style:name="T43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3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37" style:parent-style-name="Standard" style:family="paragraph">
      <style:paragraph-properties style:line-height-at-least="0.1979in"/>
    </style:style>
    <style:style style:name="T43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4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4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4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4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44" style:parent-style-name="Standard" style:family="paragraph">
      <style:paragraph-properties style:line-height-at-least="0.1979in"/>
    </style:style>
    <style:style style:name="T44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4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5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4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5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5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5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5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5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5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61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4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63" style:parent-style-name="Standard" style:family="paragraph">
      <style:paragraph-properties style:line-height-at-least="0.1979in"/>
    </style:style>
    <style:style style:name="T46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6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6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6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7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47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7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7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7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7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7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8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481" style:parent-style-name="Standard" style:family="paragraph">
      <style:paragraph-properties style:line-height-at-least="0.1979in"/>
    </style:style>
    <style:style style:name="T482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4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8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86" style:parent-style-name="Standard" style:family="paragraph">
      <style:paragraph-properties style:line-height-at-least="0.1979in"/>
    </style:style>
    <style:style style:name="T48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48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8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9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93" style:parent-style-name="Standard" style:family="paragraph">
      <style:paragraph-properties style:line-height-at-least="0.1979in"/>
    </style:style>
    <style:style style:name="T49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9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9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4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0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501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502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503" style:parent-style-name="Standard" style:family="paragraph">
      <style:paragraph-properties style:line-height-at-least="0.1979in"/>
    </style:style>
    <style:style style:name="P504" style:parent-style-name="Standard" style:family="paragraph">
      <style:paragraph-properties style:line-height-at-least="0.1979in"/>
    </style:style>
    <style:style style:name="T50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0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09" style:parent-style-name="Standard" style:family="paragraph">
      <style:paragraph-properties style:line-height-at-least="0.1979in"/>
    </style:style>
    <style:style style:name="T51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1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1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5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1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18" style:parent-style-name="Standard" style:family="paragraph">
      <style:paragraph-properties style:line-height-at-least="0.1979in"/>
    </style:style>
    <style:style style:name="T51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21" style:parent-style-name="DefaultParagraphFont" style:family="text">
      <style:text-properties style:font-name="Droid Sans Mono" fo:color="#6A9955" fo:font-size="10.5pt" style:font-size-asian="10.5pt" fo:background-color="#1F1F1F"/>
    </style:style>
    <style:style style:name="P522" style:parent-style-name="Standard" style:family="paragraph">
      <style:paragraph-properties style:line-height-at-least="0.1979in"/>
    </style:style>
    <style:style style:name="T5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2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26" style:parent-style-name="Standard" style:family="paragraph">
      <style:paragraph-properties style:line-height-at-least="0.1979in"/>
    </style:style>
    <style:style style:name="P527" style:parent-style-name="Standard" style:family="paragraph">
      <style:paragraph-properties style:line-height-at-least="0.1979in"/>
      <style:text-properties style:font-name="Droid Sans Mono" fo:color="#6A9955" fo:font-size="10.5pt" style:font-size-asian="10.5pt" fo:background-color="#1F1F1F"/>
    </style:style>
    <style:style style:name="P528" style:parent-style-name="Standard" style:family="paragraph">
      <style:paragraph-properties style:line-height-at-least="0.1979in"/>
    </style:style>
    <style:style style:name="T52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31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53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3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5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3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3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3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41" style:parent-style-name="Standard" style:family="paragraph">
      <style:paragraph-properties style:line-height-at-least="0.1979in"/>
    </style:style>
    <style:style style:name="T542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5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4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4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54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4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4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50" style:parent-style-name="Standard" style:family="paragraph">
      <style:paragraph-properties style:line-height-at-least="0.1979in"/>
    </style:style>
    <style:style style:name="T55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5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55" style:parent-style-name="Standard" style:family="paragraph">
      <style:paragraph-properties style:line-height-at-least="0.1979in"/>
    </style:style>
    <style:style style:name="T55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5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58" style:parent-style-name="Standard" style:family="paragraph">
      <style:paragraph-properties style:line-height-at-least="0.1979in"/>
    </style:style>
    <style:style style:name="T55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61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5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6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5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65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5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6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6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7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7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75" style:parent-style-name="Standard" style:family="paragraph">
      <style:paragraph-properties style:line-height-at-least="0.1979in"/>
    </style:style>
    <style:style style:name="T57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7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80" style:parent-style-name="Standard" style:family="paragraph">
      <style:paragraph-properties style:line-height-at-least="0.1979in"/>
    </style:style>
    <style:style style:name="P581" style:parent-style-name="Standard" style:family="paragraph">
      <style:paragraph-properties style:line-height-at-least="0.1979in"/>
    </style:style>
    <style:style style:name="T58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5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8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5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8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5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8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5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9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9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5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9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9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5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598" style:parent-style-name="Standard" style:family="paragraph">
      <style:paragraph-properties style:line-height-at-least="0.1979in"/>
    </style:style>
    <style:style style:name="T59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0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03" style:parent-style-name="Standard" style:family="paragraph">
      <style:paragraph-properties style:line-height-at-least="0.1979in"/>
    </style:style>
    <style:style style:name="P604" style:parent-style-name="Standard" style:family="paragraph">
      <style:paragraph-properties style:line-height-at-least="0.1979in"/>
    </style:style>
    <style:style style:name="T60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6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07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6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0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6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1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61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1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1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1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1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1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2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2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25" style:parent-style-name="Standard" style:family="paragraph">
      <style:paragraph-properties style:line-height-at-least="0.1979in"/>
    </style:style>
    <style:style style:name="T62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2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30" style:parent-style-name="Standard" style:family="paragraph">
      <style:paragraph-properties style:line-height-at-least="0.1979in"/>
    </style:style>
    <style:style style:name="P631" style:parent-style-name="Standard" style:family="paragraph">
      <style:paragraph-properties style:line-height-at-least="0.1979in"/>
    </style:style>
    <style:style style:name="T63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6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3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6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3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6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3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6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4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4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4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4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4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4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48" style:parent-style-name="Standard" style:family="paragraph">
      <style:paragraph-properties style:line-height-at-least="0.1979in"/>
    </style:style>
    <style:style style:name="T64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5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53" style:parent-style-name="Standard" style:family="paragraph">
      <style:paragraph-properties style:line-height-at-least="0.1979in"/>
    </style:style>
    <style:style style:name="P654" style:parent-style-name="Standard" style:family="paragraph">
      <style:paragraph-properties style:line-height-at-least="0.1979in"/>
    </style:style>
    <style:style style:name="T65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65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57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65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5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6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6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6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6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6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6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6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71" style:parent-style-name="Standard" style:family="paragraph">
      <style:paragraph-properties style:line-height-at-least="0.1979in"/>
    </style:style>
    <style:style style:name="T67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7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7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76" style:parent-style-name="Standard" style:family="paragraph">
      <style:paragraph-properties style:line-height-at-least="0.1979in"/>
    </style:style>
    <style:style style:name="T6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7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6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8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82" style:parent-style-name="Standard" style:family="paragraph">
      <style:paragraph-properties style:line-height-at-least="0.1979in"/>
    </style:style>
    <style:style style:name="T68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8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8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8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8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68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8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6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91" style:parent-style-name="Standard" style:family="paragraph">
      <style:paragraph-properties style:line-height-at-least="0.1979in"/>
    </style:style>
    <style:style style:name="T6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9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6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695" style:parent-style-name="Standard" style:family="paragraph">
      <style:paragraph-properties style:line-height-at-least="0.1979in"/>
    </style:style>
    <style:style style:name="T69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6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69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6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0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701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702" style:parent-style-name="Standard" style:family="paragraph">
      <style:paragraph-properties style:line-height-at-least="0.1979in"/>
    </style:style>
    <style:style style:name="T7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0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0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0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08" style:parent-style-name="Standard" style:family="paragraph">
      <style:paragraph-properties style:line-height-at-least="0.1979in"/>
    </style:style>
    <style:style style:name="P709" style:parent-style-name="Standard" style:family="paragraph">
      <style:paragraph-properties style:line-height-at-least="0.1979in"/>
      <style:text-properties style:font-name="Droid Sans Mono" fo:color="#6A9955" fo:font-size="10.5pt" style:font-size-asian="10.5pt" fo:background-color="#1F1F1F"/>
    </style:style>
    <style:style style:name="P710" style:parent-style-name="Standard" style:family="paragraph">
      <style:paragraph-properties style:line-height-at-least="0.1979in"/>
    </style:style>
    <style:style style:name="P711" style:parent-style-name="Standard" style:family="paragraph">
      <style:paragraph-properties style:line-height-at-least="0.1979in"/>
    </style:style>
    <style:style style:name="T71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1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1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1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1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2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22" style:parent-style-name="Standard" style:family="paragraph">
      <style:paragraph-properties style:line-height-at-least="0.1979in"/>
    </style:style>
    <style:style style:name="T72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2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2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28" style:parent-style-name="Standard" style:family="paragraph">
      <style:paragraph-properties style:line-height-at-least="0.1979in"/>
    </style:style>
    <style:style style:name="T72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3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3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3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7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35" style:parent-style-name="Standard" style:family="paragraph">
      <style:paragraph-properties style:line-height-at-least="0.1979in"/>
    </style:style>
    <style:style style:name="T73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3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7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40" style:parent-style-name="Standard" style:family="paragraph">
      <style:paragraph-properties style:line-height-at-least="0.1979in"/>
    </style:style>
    <style:style style:name="T74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43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744" style:parent-style-name="Standard" style:family="paragraph">
      <style:paragraph-properties style:line-height-at-least="0.1979in"/>
    </style:style>
    <style:style style:name="P745" style:parent-style-name="Standard" style:family="paragraph">
      <style:paragraph-properties style:line-height-at-least="0.1979in"/>
    </style:style>
    <style:style style:name="T74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4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48" style:parent-style-name="Standard" style:family="paragraph">
      <style:paragraph-properties style:line-height-at-least="0.1979in"/>
    </style:style>
    <style:style style:name="T74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5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53" style:parent-style-name="Standard" style:family="paragraph">
      <style:paragraph-properties style:line-height-at-least="0.1979in"/>
    </style:style>
    <style:style style:name="T7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7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56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7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5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7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0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6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6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7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7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7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7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74" style:parent-style-name="Standard" style:family="paragraph">
      <style:paragraph-properties style:line-height-at-least="0.1979in"/>
    </style:style>
    <style:style style:name="T77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7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7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7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8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8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83" style:parent-style-name="Standard" style:family="paragraph">
      <style:paragraph-properties style:line-height-at-least="0.1979in"/>
    </style:style>
    <style:style style:name="T78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8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7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88" style:parent-style-name="Standard" style:family="paragraph">
      <style:paragraph-properties style:line-height-at-least="0.1979in"/>
    </style:style>
    <style:style style:name="T78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7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91" style:parent-style-name="Standard" style:family="paragraph">
      <style:paragraph-properties style:line-height-at-least="0.1979in"/>
    </style:style>
    <style:style style:name="T7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9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7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9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9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797" style:parent-style-name="Standard" style:family="paragraph">
      <style:paragraph-properties style:line-height-at-least="0.1979in"/>
    </style:style>
    <style:style style:name="T79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7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06" style:parent-style-name="Standard" style:family="paragraph">
      <style:paragraph-properties style:line-height-at-least="0.1979in"/>
    </style:style>
    <style:style style:name="T80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0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1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1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1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1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1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1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17" style:parent-style-name="Standard" style:family="paragraph">
      <style:paragraph-properties style:line-height-at-least="0.1979in"/>
    </style:style>
    <style:style style:name="T8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1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21" style:parent-style-name="Standard" style:family="paragraph">
      <style:paragraph-properties style:line-height-at-least="0.1979in"/>
    </style:style>
    <style:style style:name="T82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2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2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827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828" style:parent-style-name="Standard" style:family="paragraph">
      <style:paragraph-properties style:line-height-at-least="0.1979in"/>
    </style:style>
    <style:style style:name="P829" style:parent-style-name="Standard" style:family="paragraph">
      <style:paragraph-properties style:line-height-at-least="0.1979in"/>
    </style:style>
    <style:style style:name="T83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3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40" style:parent-style-name="Standard" style:family="paragraph">
      <style:paragraph-properties style:line-height-at-least="0.1979in"/>
    </style:style>
    <style:style style:name="T84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4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4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46" style:parent-style-name="Standard" style:family="paragraph">
      <style:paragraph-properties style:line-height-at-least="0.1979in"/>
    </style:style>
    <style:style style:name="T8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4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5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53" style:parent-style-name="Standard" style:family="paragraph">
      <style:paragraph-properties style:line-height-at-least="0.1979in"/>
    </style:style>
    <style:style style:name="T85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5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58" style:parent-style-name="Standard" style:family="paragraph">
      <style:paragraph-properties style:line-height-at-least="0.1979in"/>
    </style:style>
    <style:style style:name="T85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61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862" style:parent-style-name="Standard" style:family="paragraph">
      <style:paragraph-properties style:line-height-at-least="0.1979in"/>
    </style:style>
    <style:style style:name="P863" style:parent-style-name="Standard" style:family="paragraph">
      <style:paragraph-properties style:line-height-at-least="0.1979in"/>
    </style:style>
    <style:style style:name="T86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66" style:parent-style-name="Standard" style:family="paragraph">
      <style:paragraph-properties style:line-height-at-least="0.1979in"/>
    </style:style>
    <style:style style:name="T86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6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71" style:parent-style-name="Standard" style:family="paragraph">
      <style:paragraph-properties style:line-height-at-least="0.1979in"/>
    </style:style>
    <style:style style:name="T87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87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7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8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7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8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7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8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8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8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8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8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8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8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90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8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892" style:parent-style-name="Standard" style:family="paragraph">
      <style:paragraph-properties style:line-height-at-least="0.1979in"/>
    </style:style>
    <style:style style:name="T8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9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9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89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8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00" style:parent-style-name="Standard" style:family="paragraph">
      <style:paragraph-properties style:line-height-at-least="0.1979in"/>
    </style:style>
    <style:style style:name="T9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0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0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0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0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0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09" style:parent-style-name="Standard" style:family="paragraph">
      <style:paragraph-properties style:line-height-at-least="0.1979in"/>
    </style:style>
    <style:style style:name="T91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1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14" style:parent-style-name="Standard" style:family="paragraph">
      <style:paragraph-properties style:line-height-at-least="0.1979in"/>
    </style:style>
    <style:style style:name="T91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17" style:parent-style-name="Standard" style:family="paragraph">
      <style:paragraph-properties style:line-height-at-least="0.1979in"/>
    </style:style>
    <style:style style:name="T9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1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9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2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23" style:parent-style-name="Standard" style:family="paragraph">
      <style:paragraph-properties style:line-height-at-least="0.1979in"/>
    </style:style>
    <style:style style:name="T92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2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2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3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32" style:parent-style-name="Standard" style:family="paragraph">
      <style:paragraph-properties style:line-height-at-least="0.1979in"/>
    </style:style>
    <style:style style:name="T93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3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3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93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3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93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4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94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43" style:parent-style-name="Standard" style:family="paragraph">
      <style:paragraph-properties style:line-height-at-least="0.1979in"/>
    </style:style>
    <style:style style:name="T9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45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9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47" style:parent-style-name="Standard" style:family="paragraph">
      <style:paragraph-properties style:line-height-at-least="0.1979in"/>
    </style:style>
    <style:style style:name="T94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4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5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95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52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953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954" style:parent-style-name="Standard" style:family="paragraph">
      <style:paragraph-properties style:line-height-at-least="0.1979in"/>
    </style:style>
    <style:style style:name="P955" style:parent-style-name="Standard" style:family="paragraph">
      <style:paragraph-properties style:line-height-at-least="0.1979in"/>
    </style:style>
    <style:style style:name="T95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9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5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6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9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6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9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6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6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9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68" style:parent-style-name="Standard" style:family="paragraph">
      <style:paragraph-properties style:line-height-at-least="0.1979in"/>
    </style:style>
    <style:style style:name="T96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7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73" style:parent-style-name="Standard" style:family="paragraph">
      <style:paragraph-properties style:line-height-at-least="0.1979in"/>
    </style:style>
    <style:style style:name="T97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9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7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97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79" style:parent-style-name="Standard" style:family="paragraph">
      <style:paragraph-properties style:line-height-at-least="0.1979in"/>
    </style:style>
    <style:style style:name="T98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9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8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8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86" style:parent-style-name="Standard" style:family="paragraph">
      <style:paragraph-properties style:line-height-at-least="0.1979in"/>
    </style:style>
    <style:style style:name="T98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98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8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9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91" style:parent-style-name="Standard" style:family="paragraph">
      <style:paragraph-properties style:line-height-at-least="0.1979in"/>
    </style:style>
    <style:style style:name="T992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9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94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995" style:parent-style-name="Standard" style:family="paragraph">
      <style:paragraph-properties style:line-height-at-least="0.1979in"/>
    </style:style>
    <style:style style:name="P996" style:parent-style-name="Standard" style:family="paragraph">
      <style:paragraph-properties style:line-height-at-least="0.1979in"/>
    </style:style>
    <style:style style:name="T99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99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999" style:parent-style-name="Standard" style:family="paragraph">
      <style:paragraph-properties style:line-height-at-least="0.1979in"/>
    </style:style>
    <style:style style:name="T100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0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04" style:parent-style-name="Standard" style:family="paragraph">
      <style:paragraph-properties style:line-height-at-least="0.1979in"/>
    </style:style>
    <style:style style:name="T100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07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0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0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0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1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01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1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1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1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1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1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2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2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2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2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27" style:parent-style-name="Standard" style:family="paragraph">
      <style:paragraph-properties style:line-height-at-least="0.1979in"/>
    </style:style>
    <style:style style:name="T102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3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3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0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3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36" style:parent-style-name="Standard" style:family="paragraph">
      <style:paragraph-properties style:line-height-at-least="0.1979in"/>
    </style:style>
    <style:style style:name="T103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3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0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41" style:parent-style-name="Standard" style:family="paragraph">
      <style:paragraph-properties style:line-height-at-least="0.1979in"/>
    </style:style>
    <style:style style:name="T104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4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0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46" style:parent-style-name="Standard" style:family="paragraph">
      <style:paragraph-properties style:line-height-at-least="0.1979in"/>
    </style:style>
    <style:style style:name="T104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49" style:parent-style-name="Standard" style:family="paragraph">
      <style:paragraph-properties style:line-height-at-least="0.1979in"/>
    </style:style>
    <style:style style:name="T10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5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0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5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55" style:parent-style-name="Standard" style:family="paragraph">
      <style:paragraph-properties style:line-height-at-least="0.1979in"/>
    </style:style>
    <style:style style:name="T105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5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6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0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6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64" style:parent-style-name="Standard" style:family="paragraph">
      <style:paragraph-properties style:line-height-at-least="0.1979in"/>
    </style:style>
    <style:style style:name="T106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6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06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6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7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0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7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7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0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75" style:parent-style-name="Standard" style:family="paragraph">
      <style:paragraph-properties style:line-height-at-least="0.1979in"/>
    </style:style>
    <style:style style:name="T10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7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0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79" style:parent-style-name="Standard" style:family="paragraph">
      <style:paragraph-properties style:line-height-at-least="0.1979in"/>
    </style:style>
    <style:style style:name="T108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8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084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085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086" style:parent-style-name="Standard" style:family="paragraph">
      <style:paragraph-properties style:line-height-at-least="0.1979in"/>
    </style:style>
    <style:style style:name="P1087" style:parent-style-name="Standard" style:family="paragraph">
      <style:paragraph-properties style:line-height-at-least="0.1979in"/>
    </style:style>
    <style:style style:name="T108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9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0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9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0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9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9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0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09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00" style:parent-style-name="Standard" style:family="paragraph">
      <style:paragraph-properties style:line-height-at-least="0.1979in"/>
    </style:style>
    <style:style style:name="T11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0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0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0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05" style:parent-style-name="Standard" style:family="paragraph">
      <style:paragraph-properties style:line-height-at-least="0.1979in"/>
    </style:style>
    <style:style style:name="T110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10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0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10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11" style:parent-style-name="Standard" style:family="paragraph">
      <style:paragraph-properties style:line-height-at-least="0.1979in"/>
    </style:style>
    <style:style style:name="T111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1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1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1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18" style:parent-style-name="Standard" style:family="paragraph">
      <style:paragraph-properties style:line-height-at-least="0.1979in"/>
    </style:style>
    <style:style style:name="T111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2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1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23" style:parent-style-name="Standard" style:family="paragraph">
      <style:paragraph-properties style:line-height-at-least="0.1979in"/>
    </style:style>
    <style:style style:name="T112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1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2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127" style:parent-style-name="Standard" style:family="paragraph">
      <style:paragraph-properties style:line-height-at-least="0.1979in"/>
    </style:style>
    <style:style style:name="P1128" style:parent-style-name="Standard" style:family="paragraph">
      <style:paragraph-properties style:line-height-at-least="0.1979in"/>
    </style:style>
    <style:style style:name="T112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1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31" style:parent-style-name="Standard" style:family="paragraph">
      <style:paragraph-properties style:line-height-at-least="0.1979in"/>
    </style:style>
    <style:style style:name="T113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3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1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36" style:parent-style-name="Standard" style:family="paragraph">
      <style:paragraph-properties style:line-height-at-least="0.1979in"/>
    </style:style>
    <style:style style:name="T113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1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39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1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4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1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4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1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4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4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5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5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5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5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5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5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59" style:parent-style-name="Standard" style:family="paragraph">
      <style:paragraph-properties style:line-height-at-least="0.1979in"/>
    </style:style>
    <style:style style:name="T116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6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6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1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6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68" style:parent-style-name="Standard" style:family="paragraph">
      <style:paragraph-properties style:line-height-at-least="0.1979in"/>
    </style:style>
    <style:style style:name="T116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7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1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73" style:parent-style-name="Standard" style:family="paragraph">
      <style:paragraph-properties style:line-height-at-least="0.1979in"/>
    </style:style>
    <style:style style:name="T117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7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7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1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78" style:parent-style-name="Standard" style:family="paragraph">
      <style:paragraph-properties style:line-height-at-least="0.1979in"/>
    </style:style>
    <style:style style:name="T117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81" style:parent-style-name="Standard" style:family="paragraph">
      <style:paragraph-properties style:line-height-at-least="0.1979in"/>
    </style:style>
    <style:style style:name="T118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8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18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8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8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87" style:parent-style-name="Standard" style:family="paragraph">
      <style:paragraph-properties style:line-height-at-least="0.1979in"/>
    </style:style>
    <style:style style:name="T118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9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9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1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9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1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196" style:parent-style-name="Standard" style:family="paragraph">
      <style:paragraph-properties style:line-height-at-least="0.1979in"/>
    </style:style>
    <style:style style:name="T119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19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9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20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0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20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0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0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2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07" style:parent-style-name="Standard" style:family="paragraph">
      <style:paragraph-properties style:line-height-at-least="0.1979in"/>
    </style:style>
    <style:style style:name="T12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0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2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11" style:parent-style-name="Standard" style:family="paragraph">
      <style:paragraph-properties style:line-height-at-least="0.1979in"/>
    </style:style>
    <style:style style:name="T121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1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1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217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218" style:parent-style-name="Standard" style:family="paragraph">
      <style:paragraph-properties style:line-height-at-least="0.1979in"/>
    </style:style>
    <style:style style:name="P1219" style:parent-style-name="Standard" style:family="paragraph">
      <style:paragraph-properties style:line-height-at-least="0.1979in"/>
    </style:style>
    <style:style style:name="T122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2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2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2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2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2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3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32" style:parent-style-name="Standard" style:family="paragraph">
      <style:paragraph-properties style:line-height-at-least="0.1979in"/>
    </style:style>
    <style:style style:name="T123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3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37" style:parent-style-name="Standard" style:family="paragraph">
      <style:paragraph-properties style:line-height-at-least="0.1979in"/>
    </style:style>
    <style:style style:name="T123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2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4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24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43" style:parent-style-name="Standard" style:family="paragraph">
      <style:paragraph-properties style:line-height-at-least="0.1979in"/>
    </style:style>
    <style:style style:name="T124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4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4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4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24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50" style:parent-style-name="Standard" style:family="paragraph">
      <style:paragraph-properties style:line-height-at-least="0.1979in"/>
    </style:style>
    <style:style style:name="T125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5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2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55" style:parent-style-name="Standard" style:family="paragraph">
      <style:paragraph-properties style:line-height-at-least="0.1979in"/>
    </style:style>
    <style:style style:name="T125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2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58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259" style:parent-style-name="Standard" style:family="paragraph">
      <style:paragraph-properties style:line-height-at-least="0.1979in"/>
    </style:style>
    <style:style style:name="P1260" style:parent-style-name="Standard" style:family="paragraph">
      <style:paragraph-properties style:line-height-at-least="0.1979in"/>
    </style:style>
    <style:style style:name="T126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2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63" style:parent-style-name="Standard" style:family="paragraph">
      <style:paragraph-properties style:line-height-at-least="0.1979in"/>
    </style:style>
    <style:style style:name="T126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6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68" style:parent-style-name="Standard" style:family="paragraph">
      <style:paragraph-properties style:line-height-at-least="0.1979in"/>
    </style:style>
    <style:style style:name="T126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2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71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2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7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2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75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2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7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7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8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8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8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8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8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8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87" style:parent-style-name="Standard" style:family="paragraph">
      <style:paragraph-properties style:line-height-at-least="0.1979in"/>
    </style:style>
    <style:style style:name="T128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8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9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9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295" style:parent-style-name="Standard" style:family="paragraph">
      <style:paragraph-properties style:line-height-at-least="0.1979in"/>
    </style:style>
    <style:style style:name="T129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2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29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2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0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0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04" style:parent-style-name="Standard" style:family="paragraph">
      <style:paragraph-properties style:line-height-at-least="0.1979in"/>
    </style:style>
    <style:style style:name="T130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0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0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09" style:parent-style-name="Standard" style:family="paragraph">
      <style:paragraph-properties style:line-height-at-least="0.1979in"/>
    </style:style>
    <style:style style:name="T131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1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14" style:parent-style-name="Standard" style:family="paragraph">
      <style:paragraph-properties style:line-height-at-least="0.1979in"/>
    </style:style>
    <style:style style:name="T131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1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19" style:parent-style-name="Standard" style:family="paragraph">
      <style:paragraph-properties style:line-height-at-least="0.1979in"/>
    </style:style>
    <style:style style:name="T13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2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3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2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25" style:parent-style-name="Standard" style:family="paragraph">
      <style:paragraph-properties style:line-height-at-least="0.1979in"/>
    </style:style>
    <style:style style:name="T132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2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3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3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34" style:parent-style-name="Standard" style:family="paragraph">
      <style:paragraph-properties style:line-height-at-least="0.1979in"/>
    </style:style>
    <style:style style:name="T133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3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3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33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4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34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4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34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45" style:parent-style-name="Standard" style:family="paragraph">
      <style:paragraph-properties style:line-height-at-least="0.1979in"/>
    </style:style>
    <style:style style:name="T13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4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3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49" style:parent-style-name="Standard" style:family="paragraph">
      <style:paragraph-properties style:line-height-at-least="0.1979in"/>
    </style:style>
    <style:style style:name="T135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5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5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35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54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355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356" style:parent-style-name="Standard" style:family="paragraph">
      <style:paragraph-properties style:line-height-at-least="0.1979in"/>
    </style:style>
    <style:style style:name="P1357" style:parent-style-name="Standard" style:family="paragraph">
      <style:paragraph-properties style:line-height-at-least="0.1979in"/>
    </style:style>
    <style:style style:name="T135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3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6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6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3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6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3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6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6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6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36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70" style:parent-style-name="Standard" style:family="paragraph">
      <style:paragraph-properties style:line-height-at-least="0.1979in"/>
    </style:style>
    <style:style style:name="T13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7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75" style:parent-style-name="Standard" style:family="paragraph">
      <style:paragraph-properties style:line-height-at-least="0.1979in"/>
    </style:style>
    <style:style style:name="T137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3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7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37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81" style:parent-style-name="Standard" style:family="paragraph">
      <style:paragraph-properties style:line-height-at-least="0.1979in"/>
    </style:style>
    <style:style style:name="T138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3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8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8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88" style:parent-style-name="Standard" style:family="paragraph">
      <style:paragraph-properties style:line-height-at-least="0.1979in"/>
    </style:style>
    <style:style style:name="T138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39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39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3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93" style:parent-style-name="Standard" style:family="paragraph">
      <style:paragraph-properties style:line-height-at-least="0.1979in"/>
    </style:style>
    <style:style style:name="T139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3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39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397" style:parent-style-name="Standard" style:family="paragraph">
      <style:paragraph-properties style:line-height-at-least="0.1979in"/>
    </style:style>
    <style:style style:name="P1398" style:parent-style-name="Standard" style:family="paragraph">
      <style:paragraph-properties style:line-height-at-least="0.1979in"/>
    </style:style>
    <style:style style:name="T139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4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01" style:parent-style-name="Standard" style:family="paragraph">
      <style:paragraph-properties style:line-height-at-least="0.1979in"/>
    </style:style>
    <style:style style:name="T140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0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06" style:parent-style-name="Standard" style:family="paragraph">
      <style:paragraph-properties style:line-height-at-least="0.1979in"/>
    </style:style>
    <style:style style:name="T140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09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4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1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41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1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41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1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1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1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2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2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2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2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2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2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29" style:parent-style-name="Standard" style:family="paragraph">
      <style:paragraph-properties style:line-height-at-least="0.1979in"/>
    </style:style>
    <style:style style:name="T143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3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3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3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4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3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38" style:parent-style-name="Standard" style:family="paragraph">
      <style:paragraph-properties style:line-height-at-least="0.1979in"/>
    </style:style>
    <style:style style:name="T143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4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4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43" style:parent-style-name="Standard" style:family="paragraph">
      <style:paragraph-properties style:line-height-at-least="0.1979in"/>
    </style:style>
    <style:style style:name="T144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4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44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48" style:parent-style-name="Standard" style:family="paragraph">
      <style:paragraph-properties style:line-height-at-least="0.1979in"/>
    </style:style>
    <style:style style:name="T144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51" style:parent-style-name="Standard" style:family="paragraph">
      <style:paragraph-properties style:line-height-at-least="0.1979in"/>
    </style:style>
    <style:style style:name="T14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5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4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5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5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57" style:parent-style-name="Standard" style:family="paragraph">
      <style:paragraph-properties style:line-height-at-least="0.1979in"/>
    </style:style>
    <style:style style:name="T145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6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6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4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6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6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66" style:parent-style-name="Standard" style:family="paragraph">
      <style:paragraph-properties style:line-height-at-least="0.1979in"/>
    </style:style>
    <style:style style:name="T146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6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47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7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47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47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7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4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77" style:parent-style-name="Standard" style:family="paragraph">
      <style:paragraph-properties style:line-height-at-least="0.1979in"/>
    </style:style>
    <style:style style:name="T14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7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4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81" style:parent-style-name="Standard" style:family="paragraph">
      <style:paragraph-properties style:line-height-at-least="0.1979in"/>
    </style:style>
    <style:style style:name="T148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8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48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487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488" style:parent-style-name="Standard" style:family="paragraph">
      <style:paragraph-properties style:line-height-at-least="0.1979in"/>
    </style:style>
    <style:style style:name="P1489" style:parent-style-name="Standard" style:family="paragraph">
      <style:paragraph-properties style:line-height-at-least="0.1979in"/>
    </style:style>
    <style:style style:name="T149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9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4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9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49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9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9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4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00" style:parent-style-name="Standard" style:family="paragraph">
      <style:paragraph-properties style:line-height-at-least="0.1979in"/>
    </style:style>
    <style:style style:name="T150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50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0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50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06" style:parent-style-name="Standard" style:family="paragraph">
      <style:paragraph-properties style:line-height-at-least="0.1979in"/>
    </style:style>
    <style:style style:name="T150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0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1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1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13" style:parent-style-name="Standard" style:family="paragraph">
      <style:paragraph-properties style:line-height-at-least="0.1979in"/>
    </style:style>
    <style:style style:name="T151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1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18" style:parent-style-name="Standard" style:family="paragraph">
      <style:paragraph-properties style:line-height-at-least="0.1979in"/>
    </style:style>
    <style:style style:name="T151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5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21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522" style:parent-style-name="Standard" style:family="paragraph">
      <style:paragraph-properties style:line-height-at-least="0.1979in"/>
    </style:style>
    <style:style style:name="P1523" style:parent-style-name="Standard" style:family="paragraph">
      <style:paragraph-properties style:line-height-at-least="0.1979in"/>
    </style:style>
    <style:style style:name="T1524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5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26" style:parent-style-name="Standard" style:family="paragraph">
      <style:paragraph-properties style:line-height-at-least="0.1979in"/>
    </style:style>
    <style:style style:name="T152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2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2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5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31" style:parent-style-name="Standard" style:family="paragraph">
      <style:paragraph-properties style:line-height-at-least="0.1979in"/>
    </style:style>
    <style:style style:name="T153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5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3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5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3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5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3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5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4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4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4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4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4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4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4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4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4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50" style:parent-style-name="Standard" style:family="paragraph">
      <style:paragraph-properties style:line-height-at-least="0.1979in"/>
    </style:style>
    <style:style style:name="T155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5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5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5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5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58" style:parent-style-name="Standard" style:family="paragraph">
      <style:paragraph-properties style:line-height-at-least="0.1979in"/>
    </style:style>
    <style:style style:name="T155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6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6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6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6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67" style:parent-style-name="Standard" style:family="paragraph">
      <style:paragraph-properties style:line-height-at-least="0.1979in"/>
    </style:style>
    <style:style style:name="T156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6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7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7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72" style:parent-style-name="Standard" style:family="paragraph">
      <style:paragraph-properties style:line-height-at-least="0.1979in"/>
    </style:style>
    <style:style style:name="T157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75" style:parent-style-name="Standard" style:family="paragraph">
      <style:paragraph-properties style:line-height-at-least="0.1979in"/>
    </style:style>
    <style:style style:name="T15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7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5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7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81" style:parent-style-name="Standard" style:family="paragraph">
      <style:paragraph-properties style:line-height-at-least="0.1979in"/>
    </style:style>
    <style:style style:name="T158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8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8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8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8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590" style:parent-style-name="Standard" style:family="paragraph">
      <style:paragraph-properties style:line-height-at-least="0.1979in"/>
    </style:style>
    <style:style style:name="T159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5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59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59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59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9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59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9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59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6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01" style:parent-style-name="Standard" style:family="paragraph">
      <style:paragraph-properties style:line-height-at-least="0.1979in"/>
    </style:style>
    <style:style style:name="T160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0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60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05" style:parent-style-name="Standard" style:family="paragraph">
      <style:paragraph-properties style:line-height-at-least="0.1979in"/>
    </style:style>
    <style:style style:name="T160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0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0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60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1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611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612" style:parent-style-name="Standard" style:family="paragraph">
      <style:paragraph-properties style:line-height-at-least="0.1979in"/>
    </style:style>
    <style:style style:name="P1613" style:parent-style-name="Standard" style:family="paragraph">
      <style:paragraph-properties style:line-height-at-least="0.1979in"/>
    </style:style>
    <style:style style:name="T161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6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1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1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61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2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6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2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2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6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26" style:parent-style-name="Standard" style:family="paragraph">
      <style:paragraph-properties style:line-height-at-least="0.1979in"/>
    </style:style>
    <style:style style:name="T162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2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2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31" style:parent-style-name="Standard" style:family="paragraph">
      <style:paragraph-properties style:line-height-at-least="0.1979in"/>
    </style:style>
    <style:style style:name="T1632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6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3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63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37" style:parent-style-name="Standard" style:family="paragraph">
      <style:paragraph-properties style:line-height-at-least="0.1979in"/>
    </style:style>
    <style:style style:name="T163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4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4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4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6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44" style:parent-style-name="Standard" style:family="paragraph">
      <style:paragraph-properties style:line-height-at-least="0.1979in"/>
    </style:style>
    <style:style style:name="T164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4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6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49" style:parent-style-name="Standard" style:family="paragraph">
      <style:paragraph-properties style:line-height-at-least="0.1979in"/>
    </style:style>
    <style:style style:name="T1650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65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52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653" style:parent-style-name="Standard" style:family="paragraph">
      <style:paragraph-properties style:line-height-at-least="0.1979in"/>
    </style:style>
    <style:style style:name="P1654" style:parent-style-name="Standard" style:family="paragraph">
      <style:paragraph-properties style:line-height-at-least="0.1979in"/>
    </style:style>
    <style:style style:name="T1655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65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57" style:parent-style-name="Standard" style:family="paragraph">
      <style:paragraph-properties style:line-height-at-least="0.1979in"/>
    </style:style>
    <style:style style:name="T165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6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6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62" style:parent-style-name="Standard" style:family="paragraph">
      <style:paragraph-properties style:line-height-at-least="0.1979in"/>
    </style:style>
    <style:style style:name="T166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66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65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6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6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6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6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6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7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7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7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7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8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8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8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8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8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85" style:parent-style-name="Standard" style:family="paragraph">
      <style:paragraph-properties style:line-height-at-least="0.1979in"/>
    </style:style>
    <style:style style:name="T168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8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9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69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9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6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94" style:parent-style-name="Standard" style:family="paragraph">
      <style:paragraph-properties style:line-height-at-least="0.1979in"/>
    </style:style>
    <style:style style:name="T169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69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9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69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699" style:parent-style-name="Standard" style:family="paragraph">
      <style:paragraph-properties style:line-height-at-least="0.1979in"/>
    </style:style>
    <style:style style:name="T170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0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04" style:parent-style-name="DefaultParagraphFont" style:family="text">
      <style:text-properties style:font-name="Droid Sans Mono" fo:color="#6A9955" fo:font-size="10.5pt" style:font-size-asian="10.5pt" fo:background-color="#1F1F1F"/>
    </style:style>
    <style:style style:name="P1705" style:parent-style-name="Standard" style:family="paragraph">
      <style:paragraph-properties style:line-height-at-least="0.1979in"/>
    </style:style>
    <style:style style:name="T170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0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08" style:parent-style-name="Standard" style:family="paragraph">
      <style:paragraph-properties style:line-height-at-least="0.1979in"/>
    </style:style>
    <style:style style:name="T170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10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7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1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14" style:parent-style-name="Standard" style:family="paragraph">
      <style:paragraph-properties style:line-height-at-least="0.1979in"/>
    </style:style>
    <style:style style:name="T171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1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1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2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23" style:parent-style-name="Standard" style:family="paragraph">
      <style:paragraph-properties style:line-height-at-least="0.1979in"/>
    </style:style>
    <style:style style:name="T172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2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2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2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2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73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3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3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34" style:parent-style-name="Standard" style:family="paragraph">
      <style:paragraph-properties style:line-height-at-least="0.1979in"/>
    </style:style>
    <style:style style:name="T173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36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7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38" style:parent-style-name="Standard" style:family="paragraph">
      <style:paragraph-properties style:line-height-at-least="0.1979in"/>
    </style:style>
    <style:style style:name="T173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4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43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744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745" style:parent-style-name="Standard" style:family="paragraph">
      <style:paragraph-properties style:line-height-at-least="0.1979in"/>
    </style:style>
    <style:style style:name="P1746" style:parent-style-name="Standard" style:family="paragraph">
      <style:paragraph-properties style:line-height-at-least="0.1979in"/>
    </style:style>
    <style:style style:name="T174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49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5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7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5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5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5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5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5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59" style:parent-style-name="Standard" style:family="paragraph">
      <style:paragraph-properties style:line-height-at-least="0.1979in"/>
    </style:style>
    <style:style style:name="T176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6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64" style:parent-style-name="Standard" style:family="paragraph">
      <style:paragraph-properties style:line-height-at-least="0.1979in"/>
    </style:style>
    <style:style style:name="T1765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7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6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76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6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70" style:parent-style-name="Standard" style:family="paragraph">
      <style:paragraph-properties style:line-height-at-least="0.1979in"/>
    </style:style>
    <style:style style:name="T17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7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7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7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77" style:parent-style-name="Standard" style:family="paragraph">
      <style:paragraph-properties style:line-height-at-least="0.1979in"/>
    </style:style>
    <style:style style:name="T177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8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7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82" style:parent-style-name="Standard" style:family="paragraph">
      <style:paragraph-properties style:line-height-at-least="0.1979in"/>
    </style:style>
    <style:style style:name="T1783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78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85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786" style:parent-style-name="Standard" style:family="paragraph">
      <style:paragraph-properties style:line-height-at-least="0.1979in"/>
    </style:style>
    <style:style style:name="P1787" style:parent-style-name="Standard" style:family="paragraph">
      <style:paragraph-properties style:line-height-at-least="0.1979in"/>
    </style:style>
    <style:style style:name="T178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7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90" style:parent-style-name="Standard" style:family="paragraph">
      <style:paragraph-properties style:line-height-at-least="0.1979in"/>
    </style:style>
    <style:style style:name="T179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79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9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9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795" style:parent-style-name="Standard" style:family="paragraph">
      <style:paragraph-properties style:line-height-at-least="0.1979in"/>
    </style:style>
    <style:style style:name="T179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79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798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179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0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8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02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80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0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0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0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0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0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0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1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1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1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1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1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1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1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2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2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2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2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2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2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2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30" style:parent-style-name="Standard" style:family="paragraph">
      <style:paragraph-properties style:line-height-at-least="0.1979in"/>
    </style:style>
    <style:style style:name="T183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3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3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3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3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39" style:parent-style-name="Standard" style:family="paragraph">
      <style:paragraph-properties style:line-height-at-least="0.1979in"/>
    </style:style>
    <style:style style:name="T184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4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4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4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44" style:parent-style-name="Standard" style:family="paragraph">
      <style:paragraph-properties style:line-height-at-least="0.1979in"/>
    </style:style>
    <style:style style:name="T184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47" style:parent-style-name="DefaultParagraphFont" style:family="text">
      <style:text-properties style:font-name="Droid Sans Mono" fo:color="#B5CEA8" fo:font-size="10.5pt" style:font-size-asian="10.5pt" fo:background-color="#1F1F1F"/>
    </style:style>
    <style:style style:name="T18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49" style:parent-style-name="Standard" style:family="paragraph">
      <style:paragraph-properties style:line-height-at-least="0.1979in"/>
    </style:style>
    <style:style style:name="T185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5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85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5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5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55" style:parent-style-name="Standard" style:family="paragraph">
      <style:paragraph-properties style:line-height-at-least="0.1979in"/>
    </style:style>
    <style:style style:name="T185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5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5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6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6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6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64" style:parent-style-name="Standard" style:family="paragraph">
      <style:paragraph-properties style:line-height-at-least="0.1979in"/>
    </style:style>
    <style:style style:name="T186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6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6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6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86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7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8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7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87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7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75" style:parent-style-name="Standard" style:family="paragraph">
      <style:paragraph-properties style:line-height-at-least="0.1979in"/>
    </style:style>
    <style:style style:name="T187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77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8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79" style:parent-style-name="Standard" style:family="paragraph">
      <style:paragraph-properties style:line-height-at-least="0.1979in"/>
    </style:style>
    <style:style style:name="T188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188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8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8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84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885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886" style:parent-style-name="Standard" style:family="paragraph">
      <style:paragraph-properties style:line-height-at-least="0.1979in"/>
    </style:style>
    <style:style style:name="P1887" style:parent-style-name="Standard" style:family="paragraph">
      <style:paragraph-properties style:line-height-at-least="0.1979in"/>
    </style:style>
    <style:style style:name="T1888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188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1890" style:parent-style-name="Standard" style:family="paragraph">
      <style:paragraph-properties style:line-height-at-least="0.1979in"/>
    </style:style>
    <style:style style:name="T189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89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89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89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89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89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89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898" style:parent-style-name="Standard" style:family="paragraph">
      <style:paragraph-properties style:line-height-at-least="0.1979in"/>
    </style:style>
    <style:style style:name="T189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0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0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0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0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90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06" style:parent-style-name="Standard" style:family="paragraph">
      <style:paragraph-properties style:line-height-at-least="0.1979in"/>
    </style:style>
    <style:style style:name="T190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0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0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1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1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1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14" style:parent-style-name="Standard" style:family="paragraph">
      <style:paragraph-properties style:line-height-at-least="0.1979in"/>
    </style:style>
    <style:style style:name="T191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1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1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1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2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2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2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2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2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25" style:parent-style-name="Standard" style:family="paragraph">
      <style:paragraph-properties style:line-height-at-least="0.1979in"/>
    </style:style>
    <style:style style:name="T192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2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2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2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3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3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193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33" style:parent-style-name="Standard" style:family="paragraph">
      <style:paragraph-properties style:line-height-at-least="0.1979in"/>
    </style:style>
    <style:style style:name="T193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3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3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3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3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3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4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4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4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4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4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4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4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4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49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950" style:parent-style-name="Standard" style:family="paragraph">
      <style:paragraph-properties style:line-height-at-least="0.1979in"/>
    </style:style>
    <style:style style:name="T195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5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5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54" style:parent-style-name="Standard" style:family="paragraph">
      <style:paragraph-properties style:line-height-at-least="0.1979in"/>
    </style:style>
    <style:style style:name="T195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5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5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5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5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6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6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6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6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6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6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6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6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6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6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70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971" style:parent-style-name="Standard" style:family="paragraph">
      <style:paragraph-properties style:line-height-at-least="0.1979in"/>
    </style:style>
    <style:style style:name="T197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7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7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75" style:parent-style-name="Standard" style:family="paragraph">
      <style:paragraph-properties style:line-height-at-least="0.1979in"/>
    </style:style>
    <style:style style:name="T197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7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7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7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8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8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8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8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8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8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8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98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8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98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9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91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1992" style:parent-style-name="Standard" style:family="paragraph">
      <style:paragraph-properties style:line-height-at-least="0.1979in"/>
    </style:style>
    <style:style style:name="T199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9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9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1996" style:parent-style-name="Standard" style:family="paragraph">
      <style:paragraph-properties style:line-height-at-least="0.1979in"/>
    </style:style>
    <style:style style:name="T199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199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99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00" style:parent-style-name="Standard" style:family="paragraph">
      <style:paragraph-properties style:line-height-at-least="0.1979in"/>
    </style:style>
    <style:style style:name="T200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0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0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04" style:parent-style-name="Standard" style:family="paragraph">
      <style:paragraph-properties style:line-height-at-least="0.1979in"/>
    </style:style>
    <style:style style:name="T200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0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0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08" style:parent-style-name="Standard" style:family="paragraph">
      <style:paragraph-properties style:line-height-at-least="0.1979in"/>
    </style:style>
    <style:style style:name="T200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1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1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12" style:parent-style-name="Standard" style:family="paragraph">
      <style:paragraph-properties style:line-height-at-least="0.1979in"/>
    </style:style>
    <style:style style:name="T201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1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1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1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01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1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1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20" style:parent-style-name="Standard" style:family="paragraph">
      <style:paragraph-properties style:line-height-at-least="0.1979in"/>
    </style:style>
    <style:style style:name="T202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2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2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24" style:parent-style-name="Standard" style:family="paragraph">
      <style:paragraph-properties style:line-height-at-least="0.1979in"/>
    </style:style>
    <style:style style:name="T202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2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2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2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02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3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3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3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3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3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3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P2036" style:parent-style-name="Standard" style:family="paragraph">
      <style:paragraph-properties style:line-height-at-least="0.1979in"/>
    </style:style>
    <style:style style:name="T203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3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3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4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4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4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4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4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4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4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4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4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5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5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52" style:parent-style-name="Standard" style:family="paragraph">
      <style:paragraph-properties style:line-height-at-least="0.1979in"/>
    </style:style>
    <style:style style:name="T205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055" style:parent-style-name="Standard" style:family="paragraph">
      <style:paragraph-properties style:line-height-at-least="0.1979in"/>
    </style:style>
    <style:style style:name="T205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5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5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59" style:parent-style-name="Standard" style:family="paragraph">
      <style:paragraph-properties style:line-height-at-least="0.1979in"/>
    </style:style>
    <style:style style:name="T206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6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6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06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6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6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6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6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6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069" style:parent-style-name="Standard" style:family="paragraph">
      <style:paragraph-properties style:line-height-at-least="0.1979in"/>
    </style:style>
    <style:style style:name="T207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07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072" style:parent-style-name="Standard" style:family="paragraph">
      <style:paragraph-properties style:line-height-at-least="0.1979in"/>
    </style:style>
    <style:style style:name="T207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7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7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076" style:parent-style-name="Standard" style:family="paragraph">
      <style:paragraph-properties style:line-height-at-least="0.1979in"/>
    </style:style>
    <style:style style:name="T207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7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7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8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8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082" style:parent-style-name="Standard" style:family="paragraph">
      <style:paragraph-properties style:line-height-at-least="0.1979in"/>
    </style:style>
    <style:style style:name="T208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8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8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8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8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8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8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09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9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09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9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9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9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9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9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9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09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100" style:parent-style-name="Standard" style:family="paragraph">
      <style:paragraph-properties style:line-height-at-least="0.1979in"/>
    </style:style>
    <style:style style:name="T21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0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0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104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105" style:parent-style-name="Standard" style:family="paragraph">
      <style:paragraph-properties style:line-height-at-least="0.1979in"/>
    </style:style>
    <style:style style:name="T210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0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0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0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1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1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11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1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1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1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1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1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1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19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120" style:parent-style-name="Standard" style:family="paragraph">
      <style:paragraph-properties style:line-height-at-least="0.1979in"/>
    </style:style>
    <style:style style:name="T212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2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2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24" style:parent-style-name="Standard" style:family="paragraph">
      <style:paragraph-properties style:line-height-at-least="0.1979in"/>
    </style:style>
    <style:style style:name="T212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2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2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28" style:parent-style-name="Standard" style:family="paragraph">
      <style:paragraph-properties style:line-height-at-least="0.1979in"/>
    </style:style>
    <style:style style:name="T212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3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3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32" style:parent-style-name="Standard" style:family="paragraph">
      <style:paragraph-properties style:line-height-at-least="0.1979in"/>
    </style:style>
    <style:style style:name="T213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3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3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36" style:parent-style-name="Standard" style:family="paragraph">
      <style:paragraph-properties style:line-height-at-least="0.1979in"/>
    </style:style>
    <style:style style:name="T213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3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3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4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4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4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4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44" style:parent-style-name="Standard" style:family="paragraph">
      <style:paragraph-properties style:line-height-at-least="0.1979in"/>
    </style:style>
    <style:style style:name="T214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4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4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48" style:parent-style-name="Standard" style:family="paragraph">
      <style:paragraph-properties style:line-height-at-least="0.1979in"/>
    </style:style>
    <style:style style:name="T214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5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5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5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15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5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5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5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5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5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5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P2160" style:parent-style-name="Standard" style:family="paragraph">
      <style:paragraph-properties style:line-height-at-least="0.1979in"/>
    </style:style>
    <style:style style:name="T216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6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6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6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6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6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6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6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6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7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7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7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7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7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76" style:parent-style-name="Standard" style:family="paragraph">
      <style:paragraph-properties style:line-height-at-least="0.1979in"/>
    </style:style>
    <style:style style:name="T217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7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179" style:parent-style-name="Standard" style:family="paragraph">
      <style:paragraph-properties style:line-height-at-least="0.1979in"/>
    </style:style>
    <style:style style:name="T218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8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8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83" style:parent-style-name="Standard" style:family="paragraph">
      <style:paragraph-properties style:line-height-at-least="0.1979in"/>
    </style:style>
    <style:style style:name="T218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8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8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8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8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8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9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9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19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193" style:parent-style-name="Standard" style:family="paragraph">
      <style:paragraph-properties style:line-height-at-least="0.1979in"/>
    </style:style>
    <style:style style:name="T219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19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196" style:parent-style-name="Standard" style:family="paragraph">
      <style:paragraph-properties style:line-height-at-least="0.1979in"/>
    </style:style>
    <style:style style:name="T219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19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19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200" style:parent-style-name="Standard" style:family="paragraph">
      <style:paragraph-properties style:line-height-at-least="0.1979in"/>
    </style:style>
    <style:style style:name="T22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0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0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0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0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206" style:parent-style-name="Standard" style:family="paragraph">
      <style:paragraph-properties style:line-height-at-least="0.1979in"/>
    </style:style>
    <style:style style:name="T220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0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0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1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1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1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1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1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1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21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1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1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1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2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2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2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2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224" style:parent-style-name="Standard" style:family="paragraph">
      <style:paragraph-properties style:line-height-at-least="0.1979in"/>
    </style:style>
    <style:style style:name="T222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2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27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228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229" style:parent-style-name="Standard" style:family="paragraph">
      <style:paragraph-properties style:line-height-at-least="0.1979in"/>
    </style:style>
    <style:style style:name="T223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23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232" style:parent-style-name="Standard" style:family="paragraph">
      <style:paragraph-properties style:line-height-at-least="0.1979in"/>
    </style:style>
    <style:style style:name="T223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3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3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236" style:parent-style-name="Standard" style:family="paragraph">
      <style:paragraph-properties style:line-height-at-least="0.1979in"/>
    </style:style>
    <style:style style:name="T223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3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3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4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4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242" style:parent-style-name="Standard" style:family="paragraph">
      <style:paragraph-properties style:line-height-at-least="0.1979in"/>
    </style:style>
    <style:style style:name="T224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4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4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4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4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4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5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5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25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5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5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5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5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5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5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5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260" style:parent-style-name="Standard" style:family="paragraph">
      <style:paragraph-properties style:line-height-at-least="0.1979in"/>
    </style:style>
    <style:style style:name="T226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6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6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264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265" style:parent-style-name="Standard" style:family="paragraph">
      <style:paragraph-properties style:line-height-at-least="0.1979in"/>
    </style:style>
    <style:style style:name="T226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26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6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26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7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7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2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27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7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27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7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27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7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279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280" style:parent-style-name="Standard" style:family="paragraph">
      <style:paragraph-properties style:line-height-at-least="0.1979in"/>
    </style:style>
    <style:style style:name="T228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28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8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284" style:parent-style-name="Standard" style:family="paragraph">
      <style:paragraph-properties style:line-height-at-least="0.1979in"/>
    </style:style>
    <style:style style:name="T228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28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8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288" style:parent-style-name="Standard" style:family="paragraph">
      <style:paragraph-properties style:line-height-at-least="0.1979in"/>
    </style:style>
    <style:style style:name="T228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29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9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292" style:parent-style-name="Standard" style:family="paragraph">
      <style:paragraph-properties style:line-height-at-least="0.1979in"/>
    </style:style>
    <style:style style:name="T229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29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9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296" style:parent-style-name="Standard" style:family="paragraph">
      <style:paragraph-properties style:line-height-at-least="0.1979in"/>
    </style:style>
    <style:style style:name="T229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29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9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0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0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0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04" style:parent-style-name="Standard" style:family="paragraph">
      <style:paragraph-properties style:line-height-at-least="0.1979in"/>
    </style:style>
    <style:style style:name="T230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0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0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08" style:parent-style-name="Standard" style:family="paragraph">
      <style:paragraph-properties style:line-height-at-least="0.1979in"/>
    </style:style>
    <style:style style:name="T230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1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1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12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31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1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1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1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1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1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1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P2320" style:parent-style-name="Standard" style:family="paragraph">
      <style:paragraph-properties style:line-height-at-least="0.1979in"/>
    </style:style>
    <style:style style:name="T232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2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2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2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2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2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2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2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2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3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3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3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3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3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3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36" style:parent-style-name="Standard" style:family="paragraph">
      <style:paragraph-properties style:line-height-at-least="0.1979in"/>
    </style:style>
    <style:style style:name="T233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3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339" style:parent-style-name="Standard" style:family="paragraph">
      <style:paragraph-properties style:line-height-at-least="0.1979in"/>
    </style:style>
    <style:style style:name="T234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4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4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43" style:parent-style-name="Standard" style:family="paragraph">
      <style:paragraph-properties style:line-height-at-least="0.1979in"/>
    </style:style>
    <style:style style:name="T234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4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4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47" style:parent-style-name="Standard" style:family="paragraph">
      <style:paragraph-properties style:line-height-at-least="0.1979in"/>
    </style:style>
    <style:style style:name="T234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4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5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51" style:parent-style-name="Standard" style:family="paragraph">
      <style:paragraph-properties style:line-height-at-least="0.1979in"/>
    </style:style>
    <style:style style:name="T235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5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5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5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5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5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5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59" style:parent-style-name="Standard" style:family="paragraph">
      <style:paragraph-properties style:line-height-at-least="0.1979in"/>
    </style:style>
    <style:style style:name="T236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6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6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63" style:parent-style-name="Standard" style:family="paragraph">
      <style:paragraph-properties style:line-height-at-least="0.1979in"/>
    </style:style>
    <style:style style:name="T236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6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6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6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36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6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7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7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7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7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7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P2375" style:parent-style-name="Standard" style:family="paragraph">
      <style:paragraph-properties style:line-height-at-least="0.1979in"/>
    </style:style>
    <style:style style:name="T237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7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7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7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8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8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8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8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8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8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8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38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8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8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9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91" style:parent-style-name="Standard" style:family="paragraph">
      <style:paragraph-properties style:line-height-at-least="0.1979in"/>
    </style:style>
    <style:style style:name="T239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39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394" style:parent-style-name="Standard" style:family="paragraph">
      <style:paragraph-properties style:line-height-at-least="0.1979in"/>
    </style:style>
    <style:style style:name="T239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39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39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398" style:parent-style-name="Standard" style:family="paragraph">
      <style:paragraph-properties style:line-height-at-least="0.1979in"/>
    </style:style>
    <style:style style:name="T239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0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0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0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0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0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0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0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0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08" style:parent-style-name="Standard" style:family="paragraph">
      <style:paragraph-properties style:line-height-at-least="0.1979in"/>
    </style:style>
    <style:style style:name="T240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1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411" style:parent-style-name="Standard" style:family="paragraph">
      <style:paragraph-properties style:line-height-at-least="0.1979in"/>
    </style:style>
    <style:style style:name="T241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1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1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415" style:parent-style-name="Standard" style:family="paragraph">
      <style:paragraph-properties style:line-height-at-least="0.1979in"/>
    </style:style>
    <style:style style:name="T241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1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1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1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2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421" style:parent-style-name="Standard" style:family="paragraph">
      <style:paragraph-properties style:line-height-at-least="0.1979in"/>
    </style:style>
    <style:style style:name="T242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2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2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2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2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2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2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2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3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43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3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3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3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3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3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3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3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439" style:parent-style-name="Standard" style:family="paragraph">
      <style:paragraph-properties style:line-height-at-least="0.1979in"/>
    </style:style>
    <style:style style:name="T244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4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4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443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444" style:parent-style-name="Standard" style:family="paragraph">
      <style:paragraph-properties style:line-height-at-least="0.1979in"/>
    </style:style>
    <style:style style:name="T244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4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4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4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4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5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45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5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5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5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5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5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58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459" style:parent-style-name="Standard" style:family="paragraph">
      <style:paragraph-properties style:line-height-at-least="0.1979in"/>
    </style:style>
    <style:style style:name="T246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6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6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63" style:parent-style-name="Standard" style:family="paragraph">
      <style:paragraph-properties style:line-height-at-least="0.1979in"/>
    </style:style>
    <style:style style:name="T246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6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6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67" style:parent-style-name="Standard" style:family="paragraph">
      <style:paragraph-properties style:line-height-at-least="0.1979in"/>
    </style:style>
    <style:style style:name="T246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6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7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71" style:parent-style-name="Standard" style:family="paragraph">
      <style:paragraph-properties style:line-height-at-least="0.1979in"/>
    </style:style>
    <style:style style:name="T247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7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7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75" style:parent-style-name="Standard" style:family="paragraph">
      <style:paragraph-properties style:line-height-at-least="0.1979in"/>
    </style:style>
    <style:style style:name="T247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7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7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7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48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8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8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83" style:parent-style-name="Standard" style:family="paragraph">
      <style:paragraph-properties style:line-height-at-least="0.1979in"/>
    </style:style>
    <style:style style:name="T248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48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8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487" style:parent-style-name="Standard" style:family="paragraph">
      <style:paragraph-properties style:line-height-at-least="0.1979in"/>
    </style:style>
    <style:style style:name="T248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8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9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9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49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9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9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9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9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49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49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P2499" style:parent-style-name="Standard" style:family="paragraph">
      <style:paragraph-properties style:line-height-at-least="0.1979in"/>
    </style:style>
    <style:style style:name="T250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0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0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0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0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0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0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0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0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0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1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1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1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1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1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15" style:parent-style-name="Standard" style:family="paragraph">
      <style:paragraph-properties style:line-height-at-least="0.1979in"/>
    </style:style>
    <style:style style:name="T251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1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518" style:parent-style-name="Standard" style:family="paragraph">
      <style:paragraph-properties style:line-height-at-least="0.1979in"/>
    </style:style>
    <style:style style:name="T251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2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2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22" style:parent-style-name="Standard" style:family="paragraph">
      <style:paragraph-properties style:line-height-at-least="0.1979in"/>
    </style:style>
    <style:style style:name="T252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2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2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26" style:parent-style-name="Standard" style:family="paragraph">
      <style:paragraph-properties style:line-height-at-least="0.1979in"/>
    </style:style>
    <style:style style:name="T252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2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2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30" style:parent-style-name="Standard" style:family="paragraph">
      <style:paragraph-properties style:line-height-at-least="0.1979in"/>
    </style:style>
    <style:style style:name="T253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3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3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3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3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3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3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3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3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40" style:parent-style-name="Standard" style:family="paragraph">
      <style:paragraph-properties style:line-height-at-least="0.1979in"/>
    </style:style>
    <style:style style:name="T254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4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4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4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4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4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48" style:parent-style-name="Standard" style:family="paragraph">
      <style:paragraph-properties style:line-height-at-least="0.1979in"/>
    </style:style>
    <style:style style:name="T254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5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551" style:parent-style-name="Standard" style:family="paragraph">
      <style:paragraph-properties style:line-height-at-least="0.1979in"/>
    </style:style>
    <style:style style:name="T255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5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5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5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557" style:parent-style-name="Standard" style:family="paragraph">
      <style:paragraph-properties style:line-height-at-least="0.1979in"/>
    </style:style>
    <style:style style:name="T255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5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6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6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6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6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6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6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66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56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6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6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7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7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7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7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7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575" style:parent-style-name="Standard" style:family="paragraph">
      <style:paragraph-properties style:line-height-at-least="0.1979in"/>
    </style:style>
    <style:style style:name="T257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7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7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579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580" style:parent-style-name="Standard" style:family="paragraph">
      <style:paragraph-properties style:line-height-at-least="0.1979in"/>
    </style:style>
    <style:style style:name="T258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8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8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8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8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8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58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58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8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59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9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59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9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94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595" style:parent-style-name="Standard" style:family="paragraph">
      <style:paragraph-properties style:line-height-at-least="0.1979in"/>
    </style:style>
    <style:style style:name="T259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59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59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599" style:parent-style-name="Standard" style:family="paragraph">
      <style:paragraph-properties style:line-height-at-least="0.1979in"/>
    </style:style>
    <style:style style:name="T260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0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0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03" style:parent-style-name="Standard" style:family="paragraph">
      <style:paragraph-properties style:line-height-at-least="0.1979in"/>
    </style:style>
    <style:style style:name="T260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0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0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07" style:parent-style-name="Standard" style:family="paragraph">
      <style:paragraph-properties style:line-height-at-least="0.1979in"/>
    </style:style>
    <style:style style:name="T260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0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1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11" style:parent-style-name="Standard" style:family="paragraph">
      <style:paragraph-properties style:line-height-at-least="0.1979in"/>
    </style:style>
    <style:style style:name="T261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1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1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1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1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1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1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1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2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21" style:parent-style-name="Standard" style:family="paragraph">
      <style:paragraph-properties style:line-height-at-least="0.1979in"/>
    </style:style>
    <style:style style:name="T262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2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2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2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2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2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2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29" style:parent-style-name="Standard" style:family="paragraph">
      <style:paragraph-properties style:line-height-at-least="0.1979in"/>
    </style:style>
    <style:style style:name="T263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3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3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33" style:parent-style-name="Standard" style:family="paragraph">
      <style:paragraph-properties style:line-height-at-least="0.1979in"/>
    </style:style>
    <style:style style:name="T263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3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636" style:parent-style-name="Standard" style:family="paragraph">
      <style:paragraph-properties style:line-height-at-least="0.1979in"/>
    </style:style>
    <style:style style:name="T263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3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3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640" style:parent-style-name="Standard" style:family="paragraph">
      <style:paragraph-properties style:line-height-at-least="0.1979in"/>
    </style:style>
    <style:style style:name="T264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4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4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4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4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646" style:parent-style-name="Standard" style:family="paragraph">
      <style:paragraph-properties style:line-height-at-least="0.1979in"/>
    </style:style>
    <style:style style:name="T26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4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4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5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5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5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5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5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55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65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5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5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5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6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6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6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6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664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665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666" style:parent-style-name="Standard" style:family="paragraph">
      <style:paragraph-properties style:line-height-at-least="0.1979in"/>
    </style:style>
    <style:style style:name="T266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6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6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70" style:parent-style-name="Standard" style:family="paragraph">
      <style:paragraph-properties style:line-height-at-least="0.1979in"/>
    </style:style>
    <style:style style:name="T267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7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7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7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7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7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67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67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7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68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8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68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8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84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685" style:parent-style-name="Standard" style:family="paragraph">
      <style:paragraph-properties style:line-height-at-least="0.1979in"/>
    </style:style>
    <style:style style:name="T268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8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8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89" style:parent-style-name="Standard" style:family="paragraph">
      <style:paragraph-properties style:line-height-at-least="0.1979in"/>
    </style:style>
    <style:style style:name="T269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9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9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93" style:parent-style-name="Standard" style:family="paragraph">
      <style:paragraph-properties style:line-height-at-least="0.1979in"/>
    </style:style>
    <style:style style:name="T269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9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69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697" style:parent-style-name="Standard" style:family="paragraph">
      <style:paragraph-properties style:line-height-at-least="0.1979in"/>
    </style:style>
    <style:style style:name="T269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69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0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701" style:parent-style-name="Standard" style:family="paragraph">
      <style:paragraph-properties style:line-height-at-least="0.1979in"/>
    </style:style>
    <style:style style:name="T270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70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0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0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0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0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08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70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1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711" style:parent-style-name="Standard" style:family="paragraph">
      <style:paragraph-properties style:line-height-at-least="0.1979in"/>
    </style:style>
    <style:style style:name="T271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71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1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7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1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71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1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719" style:parent-style-name="Standard" style:family="paragraph">
      <style:paragraph-properties style:line-height-at-least="0.1979in"/>
    </style:style>
    <style:style style:name="T272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72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722" style:parent-style-name="Standard" style:family="paragraph">
      <style:paragraph-properties style:line-height-at-least="0.1979in"/>
    </style:style>
    <style:style style:name="T272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2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25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726" style:parent-style-name="Standard" style:family="paragraph">
      <style:paragraph-properties style:line-height-at-least="0.1979in"/>
    </style:style>
    <style:style style:name="T272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2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2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30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73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732" style:parent-style-name="Standard" style:family="paragraph">
      <style:paragraph-properties style:line-height-at-least="0.1979in"/>
    </style:style>
    <style:style style:name="T273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3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3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3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3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3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3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4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4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74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4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4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4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4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4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4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750" style:parent-style-name="Standard" style:family="paragraph">
      <style:paragraph-properties style:line-height-at-least="0.1979in"/>
    </style:style>
    <style:style style:name="T275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5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53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754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755" style:parent-style-name="Standard" style:family="paragraph">
      <style:paragraph-properties style:line-height-at-least="0.1979in"/>
    </style:style>
    <style:style style:name="T275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75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758" style:parent-style-name="Standard" style:family="paragraph">
      <style:paragraph-properties style:line-height-at-least="0.1979in"/>
    </style:style>
    <style:style style:name="T275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6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6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762" style:parent-style-name="Standard" style:family="paragraph">
      <style:paragraph-properties style:line-height-at-least="0.1979in"/>
    </style:style>
    <style:style style:name="T276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6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6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66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76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768" style:parent-style-name="Standard" style:family="paragraph">
      <style:paragraph-properties style:line-height-at-least="0.1979in"/>
    </style:style>
    <style:style style:name="T276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7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7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7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7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7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7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7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7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77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79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278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8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8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8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84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85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8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8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788" style:parent-style-name="Standard" style:family="paragraph">
      <style:paragraph-properties style:line-height-at-least="0.1979in"/>
    </style:style>
    <style:style style:name="T278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90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91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792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793" style:parent-style-name="Standard" style:family="paragraph">
      <style:paragraph-properties style:line-height-at-least="0.1979in"/>
    </style:style>
    <style:style style:name="T279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79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79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79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79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799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80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01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0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0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04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80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0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807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808" style:parent-style-name="Standard" style:family="paragraph">
      <style:paragraph-properties style:line-height-at-least="0.1979in"/>
    </style:style>
    <style:style style:name="T280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1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1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812" style:parent-style-name="Standard" style:family="paragraph">
      <style:paragraph-properties style:line-height-at-least="0.1979in"/>
    </style:style>
    <style:style style:name="T281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1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1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816" style:parent-style-name="Standard" style:family="paragraph">
      <style:paragraph-properties style:line-height-at-least="0.1979in"/>
    </style:style>
    <style:style style:name="T281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1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1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820" style:parent-style-name="Standard" style:family="paragraph">
      <style:paragraph-properties style:line-height-at-least="0.1979in"/>
    </style:style>
    <style:style style:name="T282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2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2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824" style:parent-style-name="Standard" style:family="paragraph">
      <style:paragraph-properties style:line-height-at-least="0.1979in"/>
    </style:style>
    <style:style style:name="T282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2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2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2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2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3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3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83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3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834" style:parent-style-name="Standard" style:family="paragraph">
      <style:paragraph-properties style:line-height-at-least="0.1979in"/>
    </style:style>
    <style:style style:name="T283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3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3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3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83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4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41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842" style:parent-style-name="Standard" style:family="paragraph">
      <style:paragraph-properties style:line-height-at-least="0.1979in"/>
    </style:style>
    <style:style style:name="T2843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4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845" style:parent-style-name="Standard" style:family="paragraph">
      <style:paragraph-properties style:line-height-at-least="0.1979in"/>
    </style:style>
    <style:style style:name="T284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4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48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849" style:parent-style-name="Standard" style:family="paragraph">
      <style:paragraph-properties style:line-height-at-least="0.1979in"/>
    </style:style>
    <style:style style:name="T285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5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5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53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85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855" style:parent-style-name="Standard" style:family="paragraph">
      <style:paragraph-properties style:line-height-at-least="0.1979in"/>
    </style:style>
    <style:style style:name="T285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5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5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5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6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6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6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6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64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86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6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6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6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6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7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7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72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873" style:parent-style-name="Standard" style:family="paragraph">
      <style:paragraph-properties style:line-height-at-least="0.1979in"/>
    </style:style>
    <style:style style:name="T287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7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76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877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878" style:parent-style-name="Standard" style:family="paragraph">
      <style:paragraph-properties style:line-height-at-least="0.1979in"/>
    </style:style>
    <style:style style:name="T287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88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881" style:parent-style-name="Standard" style:family="paragraph">
      <style:paragraph-properties style:line-height-at-least="0.1979in"/>
    </style:style>
    <style:style style:name="T288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8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8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885" style:parent-style-name="Standard" style:family="paragraph">
      <style:paragraph-properties style:line-height-at-least="0.1979in"/>
    </style:style>
    <style:style style:name="T288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8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8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89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89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891" style:parent-style-name="Standard" style:family="paragraph">
      <style:paragraph-properties style:line-height-at-least="0.1979in"/>
    </style:style>
    <style:style style:name="T289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9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9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9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9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89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89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9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00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90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0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0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0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05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06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0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0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909" style:parent-style-name="Standard" style:family="paragraph">
      <style:paragraph-properties style:line-height-at-least="0.1979in"/>
    </style:style>
    <style:style style:name="T2910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1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12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P2913" style:parent-style-name="Standard" style:family="paragraph">
      <style:paragraph-properties style:line-height-at-least="0.1979in"/>
      <style:text-properties style:font-name="Droid Sans Mono" fo:color="#808080" fo:font-size="10.5pt" style:font-size-asian="10.5pt" fo:background-color="#1F1F1F"/>
    </style:style>
    <style:style style:name="P2914" style:parent-style-name="Standard" style:family="paragraph">
      <style:paragraph-properties style:line-height-at-least="0.1979in"/>
    </style:style>
    <style:style style:name="T291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1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1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1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19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20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921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2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2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24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25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92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2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928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929" style:parent-style-name="Standard" style:family="paragraph">
      <style:paragraph-properties style:line-height-at-least="0.1979in"/>
    </style:style>
    <style:style style:name="T293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3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3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933" style:parent-style-name="Standard" style:family="paragraph">
      <style:paragraph-properties style:line-height-at-least="0.1979in"/>
    </style:style>
    <style:style style:name="T293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3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36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937" style:parent-style-name="Standard" style:family="paragraph">
      <style:paragraph-properties style:line-height-at-least="0.1979in"/>
    </style:style>
    <style:style style:name="T2938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3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40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941" style:parent-style-name="Standard" style:family="paragraph">
      <style:paragraph-properties style:line-height-at-least="0.1979in"/>
    </style:style>
    <style:style style:name="T294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4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4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945" style:parent-style-name="Standard" style:family="paragraph">
      <style:paragraph-properties style:line-height-at-least="0.1979in"/>
    </style:style>
    <style:style style:name="T2946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47" style:parent-style-name="DefaultParagraphFont" style:family="text">
      <style:text-properties style:font-name="Droid Sans Mono" fo:color="#4FC1FF" fo:font-size="10.5pt" style:font-size-asian="10.5pt" fo:background-color="#1F1F1F"/>
    </style:style>
    <style:style style:name="T2948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4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5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5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52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953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54" style:parent-style-name="DefaultParagraphFont" style:family="text">
      <style:text-properties style:font-name="Droid Sans Mono" fo:color="#CE9178" fo:font-size="10.5pt" style:font-size-asian="10.5pt" fo:background-color="#1F1F1F"/>
    </style:style>
    <style:style style:name="T2955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5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2957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58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59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60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P2961" style:parent-style-name="Standard" style:family="paragraph">
      <style:paragraph-properties style:line-height-at-least="0.1979in"/>
    </style:style>
    <style:style style:name="T2962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T296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964" style:parent-style-name="DefaultParagraphFont" style:family="text">
      <style:text-properties style:font-name="Droid Sans Mono" fo:color="#808080" fo:font-size="10.5pt" style:font-size-asian="10.5pt" fo:background-color="#1F1F1F"/>
    </style:style>
    <style:style style:name="P2965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966" style:parent-style-name="Standard" style:family="paragraph">
      <style:paragraph-properties style:line-height-at-least="0.1979in"/>
      <style:text-properties style:font-name="Droid Sans Mono" fo:color="#CCCCCC" fo:font-size="10.5pt" style:font-size-asian="10.5pt" fo:background-color="#1F1F1F"/>
    </style:style>
    <style:style style:name="P2967" style:parent-style-name="Standard" style:family="paragraph">
      <style:paragraph-properties style:line-height-at-least="0.1979in"/>
    </style:style>
    <style:style style:name="P2968" style:parent-style-name="Standard" style:family="paragraph">
      <style:paragraph-properties style:line-height-at-least="0.1979in"/>
    </style:style>
    <style:style style:name="T2969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97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71" style:parent-style-name="DefaultParagraphFont" style:family="text">
      <style:text-properties style:font-name="Droid Sans Mono" fo:color="#C586C0" fo:font-size="10.5pt" style:font-size-asian="10.5pt" fo:background-color="#1F1F1F"/>
    </style:style>
    <style:style style:name="T297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73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2974" style:parent-style-name="DefaultParagraphFont" style:family="text">
      <style:text-properties style:font-name="Droid Sans Mono" fo:color="#CCCCCC" fo:font-size="10.5pt" style:font-size-asian="10.5pt" fo:background-color="#1F1F1F"/>
    </style:style>
  </office:automatic-styles>
  <office:body>
    <office:text text:use-soft-page-breaks="true">
      <text:p text:style-name="P1">App.js</text:p>
      <text:p text:style-name="P3"><text:span text:style-name="T4">import</text:span><text:span text:style-name="T5"><text:s/></text:span><text:span text:style-name="T6">React</text:span><text:span text:style-name="T7">, {<text:s/></text:span><text:span text:style-name="T8">useState</text:span><text:span text:style-name="T9">,<text:s/></text:span><text:span text:style-name="T10">useEffect</text:span><text:span text:style-name="T11">,<text:s/></text:span><text:span text:style-name="T12">useCallback</text:span><text:span text:style-name="T13"><text:s/>}<text:s/></text:span><text:span text:style-name="T14">from</text:span><text:span text:style-name="T15"><text:s/></text:span><text:span text:style-name="T16">'react'</text:span><text:span text:style-name="T17">;</text:span></text:p>
      <text:p text:style-name="P18"><text:span text:style-name="T19">import</text:span><text:span text:style-name="T20"><text:s/></text:span><text:span text:style-name="T21">Web3</text:span><text:span text:style-name="T22"><text:s/></text:span><text:span text:style-name="T23">from</text:span><text:span text:style-name="T24"><text:s/></text:span><text:span text:style-name="T25">'web3'</text:span><text:span text:style-name="T26">;</text:span></text:p>
      <text:p text:style-name="P27"><text:span text:style-name="T28">import</text:span><text:span text:style-name="T29"><text:s/></text:span><text:span text:style-name="T30">'./App.css'</text:span><text:span text:style-name="T31">;</text:span></text:p>
      <text:p text:style-name="P32"><text:span text:style-name="T33">import</text:span><text:span text:style-name="T34"><text:s/></text:span><text:span text:style-name="T35">contractABI</text:span><text:span text:style-name="T36"><text:s/></text:span><text:span text:style-name="T37">from</text:span><text:span text:style-name="T38"><text:s/></text:span><text:span text:style-name="T39">'./HealthDataSharing.json'</text:span><text:span text:style-name="T40">;</text:span></text:p>
      <text:p text:style-name="P41"/>
      <text:p text:style-name="P42"><text:span text:style-name="T43">const</text:span><text:span text:style-name="T44"><text:s/></text:span><text:span text:style-name="T45">contractAddress</text:span><text:span text:style-name="T46"><text:s/></text:span><text:span text:style-name="T47">=</text:span><text:span text:style-name="T48"><text:s/></text:span><text:span text:style-name="T49">'0x5FbDB2315678afecb367f032d93F642f64180aa3'</text:span><text:span text:style-name="T50">;<text:s/></text:span><text:span text:style-name="T51">// Replace with your contract address</text:span></text:p>
      <text:p text:style-name="P52"/>
      <text:p text:style-name="P53"><text:span text:style-name="T54">const</text:span><text:span text:style-name="T55"><text:s/></text:span><text:span text:style-name="T56">App</text:span><text:span text:style-name="T57"><text:s/></text:span><text:span text:style-name="T58">=</text:span><text:span text:style-name="T59"><text:s/>()<text:s/></text:span><text:span text:style-name="T60">=&gt;</text:span><text:span text:style-name="T61"><text:s/>{</text:span></text:p>
      <text:p text:style-name="P62"><text:span text:style-name="T63">const</text:span><text:span text:style-name="T64"><text:s/>[</text:span><text:span text:style-name="T65">account</text:span><text:span text:style-name="T66">,<text:s/></text:span><text:span text:style-name="T67">setAccount</text:span><text:span text:style-name="T68">]<text:s/></text:span><text:span text:style-name="T69">=</text:span><text:span text:style-name="T70"><text:s/></text:span><text:span text:style-name="T71">useState</text:span><text:span text:style-name="T72">(</text:span><text:span text:style-name="T73">''</text:span><text:span text:style-name="T74">);</text:span></text:p>
      <text:p text:style-name="P75"><text:span text:style-name="T76">const</text:span><text:span text:style-name="T77"><text:s/>[</text:span><text:span text:style-name="T78">contract</text:span><text:span text:style-name="T79">,<text:s/></text:span><text:span text:style-name="T80">setContract</text:span><text:span text:style-name="T81">]<text:s/></text:span><text:span text:style-name="T82">=</text:span><text:span text:style-name="T83"><text:s/></text:span><text:span text:style-name="T84">useState</text:span><text:span text:style-name="T85">(</text:span><text:span text:style-name="T86">null</text:span><text:span text:style-name="T87">);</text:span></text:p>
      <text:p text:style-name="P88"><text:span text:style-name="T89">const</text:span><text:span text:style-name="T90"><text:s/>[</text:span><text:span text:style-name="T91">web3</text:span><text:span text:style-name="T92">,<text:s/></text:span><text:span text:style-name="T93">setWeb3</text:span><text:span text:style-name="T94">]<text:s/></text:span><text:span text:style-name="T95">=</text:span><text:span text:style-name="T96"><text:s/></text:span><text:span text:style-name="T97">useState</text:span><text:span text:style-name="T98">(</text:span><text:span text:style-name="T99">null</text:span><text:span text:style-name="T100">);</text:span></text:p>
      <text:p text:style-name="P101"><text:span text:style-name="T102">const</text:span><text:span text:style-name="T103"><text:s/>[</text:span><text:span text:style-name="T104">healthcareExperts</text:span><text:span text:style-name="T105">,<text:s/></text:span><text:span text:style-name="T106">setHealthcareExperts</text:span><text:span text:style-name="T107">]<text:s/></text:span><text:span text:style-name="T108">=</text:span><text:span text:style-name="T109"><text:s/></text:span><text:span text:style-name="T110">useState</text:span><text:span text:style-name="T111">([]);</text:span></text:p>
      <text:p text:style-name="P112"><text:span text:style-name="T113">const</text:span><text:span text:style-name="T114"><text:s/>[</text:span><text:span text:style-name="T115">patients</text:span><text:span text:style-name="T116">,<text:s/></text:span><text:span text:style-name="T117">setPatients</text:span><text:span text:style-name="T118">]<text:s/></text:span><text:span text:style-name="T119">=</text:span><text:span text:style-name="T120"><text:s/></text:span><text:span text:style-name="T121">useState</text:span><text:span text:style-name="T122">([]);</text:span></text:p>
      <text:p text:style-name="P123"><text:span text:style-name="T124">const</text:span><text:span text:style-name="T125"><text:s/>[</text:span><text:span text:style-name="T126">notifications</text:span><text:span text:style-name="T127">,<text:s/></text:span><text:span text:style-name="T128">setNotifications</text:span><text:span text:style-name="T129">]<text:s/></text:span><text:span text:style-name="T130">=</text:span><text:span text:style-name="T131"><text:s/></text:span><text:span text:style-name="T132">useState</text:span><text:span text:style-name="T133">([]);</text:span></text:p>
      <text:p text:style-name="P134"><text:span text:style-name="T135">const</text:span><text:span text:style-name="T136"><text:s/>[</text:span><text:span text:style-name="T137">expertAddress</text:span><text:span text:style-name="T138">,<text:s/></text:span><text:span text:style-name="T139">setExpertAddress</text:span><text:span text:style-name="T140">]<text:s/></text:span><text:span text:style-name="T141">=</text:span><text:span text:style-name="T142"><text:s/></text:span><text:span text:style-name="T143">useState</text:span><text:span text:style-name="T144">(</text:span><text:span text:style-name="T145">''</text:span><text:span text:style-name="T146">);</text:span></text:p>
      <text:p text:style-name="P147"><text:span text:style-name="T148">const</text:span><text:span text:style-name="T149"><text:s/>[</text:span><text:span text:style-name="T150">healthData</text:span><text:span text:style-name="T151">,<text:s/></text:span><text:span text:style-name="T152">setHealthData</text:span><text:span text:style-name="T153">]<text:s/></text:span><text:span text:style-name="T154">=</text:span><text:span text:style-name="T155"><text:s/></text:span><text:span text:style-name="T156">useState</text:span><text:span text:style-name="T157">(</text:span><text:span text:style-name="T158">''</text:span><text:span text:style-name="T159">);</text:span></text:p>
      <text:p text:style-name="P160"><text:span text:style-name="T161">const</text:span><text:span text:style-name="T162"><text:s/>[</text:span><text:span text:style-name="T163">message</text:span><text:span text:style-name="T164">,<text:s/></text:span><text:span text:style-name="T165">setMessage</text:span><text:span text:style-name="T166">]<text:s/></text:span><text:span text:style-name="T167">=</text:span><text:span text:style-name="T168"><text:s/></text:span><text:span text:style-name="T169">useState</text:span><text:span text:style-name="T170">(</text:span><text:span text:style-name="T171">''</text:span><text:span text:style-name="T172">);</text:span></text:p>
      <text:p text:style-name="P173"><text:span text:style-name="T174">const</text:span><text:span text:style-name="T175"><text:s/>[</text:span><text:span text:style-name="T176">patientAddress</text:span><text:span text:style-name="T177">,<text:s/></text:span><text:span text:style-name="T178">setPatientAddress</text:span><text:span text:style-name="T179">]<text:s/></text:span><text:span text:style-name="T180">=</text:span><text:span text:style-name="T181"><text:s/></text:span><text:span text:style-name="T182">useState</text:span><text:span text:style-name="T183">(</text:span><text:span text:style-name="T184">''</text:span><text:span text:style-name="T185">);</text:span></text:p>
      <text:p text:style-name="P186"><text:span text:style-name="T187">const</text:span><text:span text:style-name="T188"><text:s/>[</text:span><text:span text:style-name="T189">loading</text:span><text:span text:style-name="T190">,<text:s/></text:span><text:span text:style-name="T191">setLoading</text:span><text:span text:style-name="T192">]<text:s/></text:span><text:span text:style-name="T193">=</text:span><text:span text:style-name="T194"><text:s/></text:span><text:span text:style-name="T195">useState</text:span><text:span text:style-name="T196">(</text:span><text:span text:style-name="T197">false</text:span><text:span text:style-name="T198">);</text:span></text:p>
      <text:p text:style-name="P199"><text:span text:style-name="T200">const</text:span><text:span text:style-name="T201"><text:s/>[</text:span><text:span text:style-name="T202">familyMemberAddress</text:span><text:span text:style-name="T203">,<text:s/></text:span><text:span text:style-name="T204">setFamilyMemberAddress</text:span><text:span text:style-name="T205">]<text:s/></text:span><text:span text:style-name="T206">=</text:span><text:span text:style-name="T207"><text:s/></text:span><text:span text:style-name="T208">useState</text:span><text:span text:style-name="T209">(</text:span><text:span text:style-name="T210">''</text:span><text:span text:style-name="T211">);</text:span></text:p>
      <text:p text:style-name="P212"><text:span text:style-name="T213">const</text:span><text:span text:style-name="T214"><text:s/>[</text:span><text:span text:style-name="T215">consentToRI</text:span><text:span text:style-name="T216">,<text:s/></text:span><text:span text:style-name="T217">setConsentToRI</text:span><text:span text:style-name="T218">]<text:s/></text:span><text:span text:style-name="T219">=</text:span><text:span text:style-name="T220"><text:s/></text:span><text:span text:style-name="T221">useState</text:span><text:span text:style-name="T222">(</text:span><text:span text:style-name="T223">false</text:span><text:span text:style-name="T224">);</text:span></text:p>
      <text:p text:style-name="P225"><text:span text:style-name="T226">const</text:span><text:span text:style-name="T227"><text:s/>[</text:span><text:span text:style-name="T228">rewardAmount</text:span><text:span text:style-name="T229">,<text:s/></text:span><text:span text:style-name="T230">setRewardAmount</text:span><text:span text:style-name="T231">]<text:s/></text:span><text:span text:style-name="T232">=</text:span><text:span text:style-name="T233"><text:s/></text:span><text:span text:style-name="T234">useState</text:span><text:span text:style-name="T235">(</text:span><text:span text:style-name="T236">0</text:span><text:span text:style-name="T237">);</text:span></text:p>
      <text:p text:style-name="P238"><text:span text:style-name="T239">const</text:span><text:span text:style-name="T240"><text:s/>[</text:span><text:span text:style-name="T241">researchInstitutes</text:span><text:span text:style-name="T242">,<text:s/></text:span><text:span text:style-name="T243">setResearchInstitutes</text:span><text:span text:style-name="T244">]<text:s/></text:span><text:span text:style-name="T245">=</text:span><text:span text:style-name="T246"><text:s/></text:span><text:span text:style-name="T247">useState</text:span><text:span text:style-name="T248">([]);</text:span></text:p>
      <text:p text:style-name="P249"><text:span text:style-name="T250">const</text:span><text:span text:style-name="T251"><text:s/>[</text:span><text:span text:style-name="T252">familyMembers</text:span><text:span text:style-name="T253">,<text:s/></text:span><text:span text:style-name="T254">setFamilyMembers</text:span><text:span text:style-name="T255">]<text:s/></text:span><text:span text:style-name="T256">=</text:span><text:span text:style-name="T257"><text:s/></text:span><text:span text:style-name="T258">useState</text:span><text:span text:style-name="T259">([]);</text:span></text:p>
      <text:p text:style-name="P260"><text:span text:style-name="T261">const</text:span><text:span text:style-name="T262"><text:s/>[</text:span><text:span text:style-name="T263">familyMemberName</text:span><text:span text:style-name="T264">,<text:s/></text:span><text:span text:style-name="T265">setFamilyMemberName</text:span><text:span text:style-name="T266">]<text:s/></text:span><text:span text:style-name="T267">=</text:span><text:span text:style-name="T268"><text:s/></text:span><text:span text:style-name="T269">useState</text:span><text:span text:style-name="T270">(</text:span><text:span text:style-name="T271">''</text:span><text:span text:style-name="T272">);</text:span></text:p>
      <text:p text:style-name="P273"/>
      <text:p text:style-name="P274">// Initialize Web3 and Contract</text:p>
      <text:p text:style-name="P275"><text:span text:style-name="T276">const</text:span><text:span text:style-name="T277"><text:s/></text:span><text:span text:style-name="T278">initWeb3</text:span><text:span text:style-name="T279"><text:s/></text:span><text:span text:style-name="T280">=</text:span><text:span text:style-name="T281"><text:s/></text:span><text:span text:style-name="T282">useCallback</text:span><text:span text:style-name="T283">(</text:span><text:span text:style-name="T284">async</text:span><text:span text:style-name="T285"><text:s/>()<text:s/></text:span><text:span text:style-name="T286">=&gt;</text:span><text:span text:style-name="T287"><text:s/>{</text:span></text:p>
      <text:p text:style-name="P288"><text:span text:style-name="T289">if</text:span><text:span text:style-name="T290"><text:s/>(</text:span><text:span text:style-name="T291">window</text:span><text:span text:style-name="T292">.</text:span><text:span text:style-name="T293">ethereum</text:span><text:span text:style-name="T294">) {</text:span></text:p>
      <text:p text:style-name="P295"><text:span text:style-name="T296">try</text:span><text:span text:style-name="T297"><text:s/>{</text:span></text:p>
      <text:p text:style-name="P298"><text:span text:style-name="T299">await</text:span><text:span text:style-name="T300"><text:s/></text:span><text:span text:style-name="T301">window</text:span><text:span text:style-name="T302">.</text:span><text:span text:style-name="T303">ethereum</text:span><text:span text:style-name="T304">.</text:span><text:span text:style-name="T305">request</text:span><text:span text:style-name="T306">({<text:s/></text:span><text:span text:style-name="T307">method:</text:span><text:span text:style-name="T308"><text:s/></text:span><text:span text:style-name="T309">'eth_requestAccounts'</text:span><text:span text:style-name="T310"><text:s/>});</text:span></text:p>
      <text:p text:style-name="P311"><text:span text:style-name="T312">const</text:span><text:span text:style-name="T313"><text:s/></text:span><text:span text:style-name="T314">web3Instance</text:span><text:span text:style-name="T315"><text:s/></text:span><text:span text:style-name="T316">=</text:span><text:span text:style-name="T317"><text:s/></text:span><text:span text:style-name="T318">new</text:span><text:span text:style-name="T319"><text:s/></text:span><text:span text:style-name="T320">Web3</text:span><text:span text:style-name="T321">(</text:span><text:span text:style-name="T322">window</text:span><text:span text:style-name="T323">.</text:span><text:span text:style-name="T324">ethereum</text:span><text:span text:style-name="T325">);</text:span></text:p>
      <text:p text:style-name="P326"><text:span text:style-name="T327">setWeb3</text:span><text:span text:style-name="T328">(</text:span><text:span text:style-name="T329">web3Instance</text:span><text:span text:style-name="T330">);</text:span></text:p>
      <text:p text:style-name="P331"><text:span text:style-name="T332">const</text:span><text:span text:style-name="T333"><text:s/></text:span><text:span text:style-name="T334">accounts</text:span><text:span text:style-name="T335"><text:s/></text:span><text:span text:style-name="T336">=</text:span><text:span text:style-name="T337"><text:s/></text:span><text:span text:style-name="T338">await</text:span><text:span text:style-name="T339"><text:s/></text:span><text:span text:style-name="T340">web3Instance</text:span><text:span text:style-name="T341">.</text:span><text:span text:style-name="T342">eth</text:span><text:span text:style-name="T343">.</text:span><text:span text:style-name="T344">getAccounts</text:span><text:span text:style-name="T345">();</text:span></text:p>
      <text:p text:style-name="P346"><text:span text:style-name="T347">setAccount</text:span><text:span text:style-name="T348">(</text:span><text:span text:style-name="T349">accounts</text:span><text:span text:style-name="T350">[</text:span><text:span text:style-name="T351">0</text:span><text:span text:style-name="T352">]);</text:span></text:p>
      <text:p text:style-name="P353"><text:span text:style-name="T354">const</text:span><text:span text:style-name="T355"><text:s/></text:span><text:span text:style-name="T356">contractInstance</text:span><text:span text:style-name="T357"><text:s/></text:span><text:span text:style-name="T358">=</text:span><text:span text:style-name="T359"><text:s/></text:span><text:span text:style-name="T360">new</text:span><text:span text:style-name="T361"><text:s/></text:span><text:span text:style-name="T362">web3Instance</text:span><text:span text:style-name="T363">.</text:span><text:span text:style-name="T364">eth</text:span><text:span text:style-name="T365">.</text:span><text:span text:style-name="T366">Contract</text:span><text:span text:style-name="T367">(</text:span><text:span text:style-name="T368">contractABI</text:span><text:span text:style-name="T369">,<text:s/></text:span><text:span text:style-name="T370">contractAddress</text:span><text:span text:style-name="T371">);</text:span></text:p>
      <text:p text:style-name="P372"><text:span text:style-name="T373">setContract</text:span><text:span text:style-name="T374">(</text:span><text:span text:style-name="T375">contractInstance</text:span><text:span text:style-name="T376">);</text:span></text:p>
      <text:p text:style-name="P377"><text:span text:style-name="T378">console</text:span><text:span text:style-name="T379">.</text:span><text:span text:style-name="T380">log</text:span><text:span text:style-name="T381">(</text:span><text:span text:style-name="T382">"Contract initialized:"</text:span><text:span text:style-name="T383">,<text:s/></text:span><text:span text:style-name="T384">contractInstance</text:span><text:span text:style-name="T385">);</text:span></text:p>
      <text:p text:style-name="P386"><text:span text:style-name="T387">}<text:s/></text:span><text:span text:style-name="T388">catch</text:span><text:span text:style-name="T389"><text:s/>(</text:span><text:span text:style-name="T390">error</text:span><text:span text:style-name="T391">) {</text:span></text:p>
      <text:p text:style-name="P392"><text:span text:style-name="T393">console</text:span><text:span text:style-name="T394">.</text:span><text:span text:style-name="T395">error</text:span><text:span text:style-name="T396">(</text:span><text:span text:style-name="T397">'Failed to load web3 or accounts:'</text:span><text:span text:style-name="T398">,<text:s/></text:span><text:span text:style-name="T399">error</text:span><text:span text:style-name="T400">);</text:span></text:p>
      <text:p text:style-name="P401"><text:span text:style-name="T402">alert</text:span><text:span text:style-name="T403">(</text:span><text:span text:style-name="T404">'Failed to connect to MetaMask. Please make sure it is installed and unlocked.'</text:span><text:span text:style-name="T405">);</text:span></text:p>
      <text:p text:style-name="P406">}</text:p>
      <text:p text:style-name="P407"><text:span text:style-name="T408">}<text:s/></text:span><text:span text:style-name="T409">else</text:span><text:span text:style-name="T410"><text:s/>{</text:span></text:p>
      <text:p text:style-name="P411"><text:span text:style-name="T412">alert</text:span><text:span text:style-name="T413">(</text:span><text:span text:style-name="T414">'Please install MetaMask to use this dApp!'</text:span><text:span text:style-name="T415">);</text:span></text:p>
      <text:p text:style-name="P416">}</text:p>
      <text:p text:style-name="P417">}, []);</text:p>
      <text:p text:style-name="P418"/>
      <text:p text:style-name="P419"><text:span text:style-name="T420">useEffect</text:span><text:span text:style-name="T421">(()<text:s/></text:span><text:span text:style-name="T422">=&gt;</text:span><text:span text:style-name="T423"><text:s/>{</text:span></text:p>
      <text:p text:style-name="P424"><text:span text:style-name="T425">initWeb3</text:span><text:span text:style-name="T426">();</text:span></text:p>
      <text:p text:style-name="P427"><text:span text:style-name="T428">}, [</text:span><text:span text:style-name="T429">initWeb3</text:span><text:span text:style-name="T430">]);</text:span></text:p>
      <text:p text:style-name="P431"/>
      <text:p text:style-name="P432"><text:span text:style-name="T433">useEffect</text:span><text:span text:style-name="T434">(()<text:s/></text:span><text:span text:style-name="T435">=&gt;</text:span><text:span text:style-name="T436"><text:s/>{</text:span></text:p>
      <text:p text:style-name="P437"><text:span text:style-name="T438">if</text:span><text:span text:style-name="T439"><text:s/>(</text:span><text:span text:style-name="T440">window</text:span><text:span text:style-name="T441">.</text:span><text:span text:style-name="T442">ethereum</text:span><text:span text:style-name="T443">) {</text:span></text:p>
      <text:p text:style-name="P444"><text:span text:style-name="T445">window</text:span><text:span text:style-name="T446">.</text:span><text:span text:style-name="T447">ethereum</text:span><text:span text:style-name="T448">.</text:span><text:span text:style-name="T449">on</text:span><text:span text:style-name="T450">(</text:span><text:span text:style-name="T451">'accountsChanged'</text:span><text:span text:style-name="T452">, (</text:span><text:span text:style-name="T453">accounts</text:span><text:span text:style-name="T454">)<text:s/></text:span><text:span text:style-name="T455">=&gt;</text:span><text:span text:style-name="T456"><text:s/></text:span><text:span text:style-name="T457">setAccount</text:span><text:span text:style-name="T458">(</text:span><text:span text:style-name="T459">accounts</text:span><text:span text:style-name="T460">[</text:span><text:span text:style-name="T461">0</text:span><text:span text:style-name="T462">]));</text:span></text:p>
      <text:p text:style-name="P463"><text:span text:style-name="T464">window</text:span><text:span text:style-name="T465">.</text:span><text:span text:style-name="T466">ethereum</text:span><text:span text:style-name="T467">.</text:span><text:span text:style-name="T468">on</text:span><text:span text:style-name="T469">(</text:span><text:span text:style-name="T470">'chainChanged'</text:span><text:span text:style-name="T471">, ()<text:s/></text:span><text:span text:style-name="T472">=&gt;</text:span><text:span text:style-name="T473"><text:s/></text:span><text:span text:style-name="T474">window</text:span><text:span text:style-name="T475">.</text:span><text:span text:style-name="T476">location</text:span><text:span text:style-name="T477">.</text:span><text:span text:style-name="T478">reload</text:span><text:span text:style-name="T479">());</text:span></text:p>
      <text:p text:style-name="P480">}</text:p>
      <text:p text:style-name="P481"><text:span text:style-name="T482">return</text:span><text:span text:style-name="T483"><text:s/>()<text:s/></text:span><text:span text:style-name="T484">=&gt;</text:span><text:span text:style-name="T485"><text:s/>{</text:span></text:p>
      <text:p text:style-name="P486"><text:span text:style-name="T487">if</text:span><text:span text:style-name="T488"><text:s/>(</text:span><text:span text:style-name="T489">window</text:span><text:span text:style-name="T490">.</text:span><text:span text:style-name="T491">ethereum</text:span><text:span text:style-name="T492">) {</text:span></text:p>
      <text:p text:style-name="P493"><text:span text:style-name="T494">window</text:span><text:span text:style-name="T495">.</text:span><text:span text:style-name="T496">ethereum</text:span><text:span text:style-name="T497">.</text:span><text:span text:style-name="T498">removeAllListeners</text:span><text:span text:style-name="T499">();</text:span></text:p>
      <text:p text:style-name="P500">}</text:p>
      <text:soft-page-break/>
      <text:p text:style-name="P501">};</text:p>
      <text:p text:style-name="P502">}, []);</text:p>
      <text:p text:style-name="P503"/>
      <text:p text:style-name="P504"><text:span text:style-name="T505">useEffect</text:span><text:span text:style-name="T506">(()<text:s/></text:span><text:span text:style-name="T507">=&gt;</text:span><text:span text:style-name="T508"><text:s/>{</text:span></text:p>
      <text:p text:style-name="P509"><text:span text:style-name="T510">console</text:span><text:span text:style-name="T511">.</text:span><text:span text:style-name="T512">log</text:span><text:span text:style-name="T513">(</text:span><text:span text:style-name="T514">"Contract state changed:"</text:span><text:span text:style-name="T515">,<text:s/></text:span><text:span text:style-name="T516">contract</text:span><text:span text:style-name="T517">);</text:span></text:p>
      <text:p text:style-name="P518"><text:span text:style-name="T519">fetchData</text:span><text:span text:style-name="T520">();<text:s/></text:span><text:span text:style-name="T521">// Fetch data whenever contract changes</text:span></text:p>
      <text:p text:style-name="P522"><text:span text:style-name="T523">}, [</text:span><text:span text:style-name="T524">contract</text:span><text:span text:style-name="T525">]);</text:span></text:p>
      <text:p text:style-name="P526"/>
      <text:p text:style-name="P527">// Fetch all necessary data from the blockchain</text:p>
      <text:p text:style-name="P528"><text:span text:style-name="T529">const</text:span><text:span text:style-name="T530"><text:s/></text:span><text:span text:style-name="T531">fetchData</text:span><text:span text:style-name="T532"><text:s/></text:span><text:span text:style-name="T533">=</text:span><text:span text:style-name="T534"><text:s/></text:span><text:span text:style-name="T535">useCallback</text:span><text:span text:style-name="T536">(</text:span><text:span text:style-name="T537">async</text:span><text:span text:style-name="T538"><text:s/>()<text:s/></text:span><text:span text:style-name="T539">=&gt;</text:span><text:span text:style-name="T540"><text:s/>{</text:span></text:p>
      <text:p text:style-name="P541"><text:span text:style-name="T542">if</text:span><text:span text:style-name="T543"><text:s/>(</text:span><text:span text:style-name="T544">contract</text:span><text:span text:style-name="T545"><text:s/></text:span><text:span text:style-name="T546">&amp;&amp;</text:span><text:span text:style-name="T547"><text:s/></text:span><text:span text:style-name="T548">account</text:span><text:span text:style-name="T549">) {</text:span></text:p>
      <text:p text:style-name="P550"><text:span text:style-name="T551">setLoading</text:span><text:span text:style-name="T552">(</text:span><text:span text:style-name="T553">true</text:span><text:span text:style-name="T554">);</text:span></text:p>
      <text:p text:style-name="P555"><text:span text:style-name="T556">try</text:span><text:span text:style-name="T557"><text:s/>{</text:span></text:p>
      <text:p text:style-name="P558"><text:span text:style-name="T559">const</text:span><text:span text:style-name="T560"><text:s/></text:span><text:span text:style-name="T561">experts</text:span><text:span text:style-name="T562"><text:s/></text:span><text:span text:style-name="T563">=</text:span><text:span text:style-name="T564"><text:s/></text:span><text:span text:style-name="T565">await</text:span><text:span text:style-name="T566"><text:s/></text:span><text:span text:style-name="T567">contract</text:span><text:span text:style-name="T568">.</text:span><text:span text:style-name="T569">methods</text:span><text:span text:style-name="T570">.</text:span><text:span text:style-name="T571">getHealthcareExpertAddresses</text:span><text:span text:style-name="T572">().</text:span><text:span text:style-name="T573">call</text:span><text:span text:style-name="T574">();</text:span></text:p>
      <text:p text:style-name="P575"><text:span text:style-name="T576">setHealthcareExperts</text:span><text:span text:style-name="T577">(</text:span><text:span text:style-name="T578">experts</text:span><text:span text:style-name="T579">);</text:span></text:p>
      <text:p text:style-name="P580"/>
      <text:p text:style-name="P581"><text:span text:style-name="T582">const</text:span><text:span text:style-name="T583"><text:s/></text:span><text:span text:style-name="T584">patientList</text:span><text:span text:style-name="T585"><text:s/></text:span><text:span text:style-name="T586">=</text:span><text:span text:style-name="T587"><text:s/></text:span><text:span text:style-name="T588">await</text:span><text:span text:style-name="T589"><text:s/></text:span><text:span text:style-name="T590">contract</text:span><text:span text:style-name="T591">.</text:span><text:span text:style-name="T592">methods</text:span><text:span text:style-name="T593">.</text:span><text:span text:style-name="T594">getPatientAddresses</text:span><text:span text:style-name="T595">().</text:span><text:span text:style-name="T596">call</text:span><text:span text:style-name="T597">();</text:span></text:p>
      <text:p text:style-name="P598"><text:span text:style-name="T599">setPatients</text:span><text:span text:style-name="T600">(</text:span><text:span text:style-name="T601">patientList</text:span><text:span text:style-name="T602">);</text:span></text:p>
      <text:p text:style-name="P603"/>
      <text:p text:style-name="P604"><text:span text:style-name="T605">const</text:span><text:span text:style-name="T606"><text:s/></text:span><text:span text:style-name="T607">notifs</text:span><text:span text:style-name="T608"><text:s/></text:span><text:span text:style-name="T609">=</text:span><text:span text:style-name="T610"><text:s/></text:span><text:span text:style-name="T611">await</text:span><text:span text:style-name="T612"><text:s/></text:span><text:span text:style-name="T613">contract</text:span><text:span text:style-name="T614">.</text:span><text:span text:style-name="T615">methods</text:span><text:span text:style-name="T616">.</text:span><text:span text:style-name="T617">viewNotifications</text:span><text:span text:style-name="T618">().</text:span><text:span text:style-name="T619">call</text:span><text:span text:style-name="T620">({<text:s/></text:span><text:span text:style-name="T621">from:</text:span><text:span text:style-name="T622"><text:s/></text:span><text:span text:style-name="T623">account</text:span><text:span text:style-name="T624"><text:s/>});</text:span></text:p>
      <text:p text:style-name="P625"><text:span text:style-name="T626">setNotifications</text:span><text:span text:style-name="T627">(</text:span><text:span text:style-name="T628">notifs</text:span><text:span text:style-name="T629">);</text:span></text:p>
      <text:p text:style-name="P630"/>
      <text:p text:style-name="P631"><text:span text:style-name="T632">const</text:span><text:span text:style-name="T633"><text:s/></text:span><text:span text:style-name="T634">family</text:span><text:span text:style-name="T635"><text:s/></text:span><text:span text:style-name="T636">=</text:span><text:span text:style-name="T637"><text:s/></text:span><text:span text:style-name="T638">await</text:span><text:span text:style-name="T639"><text:s/></text:span><text:span text:style-name="T640">contract</text:span><text:span text:style-name="T641">.</text:span><text:span text:style-name="T642">methods</text:span><text:span text:style-name="T643">.</text:span><text:span text:style-name="T644">getFamilyMembers</text:span><text:span text:style-name="T645">().</text:span><text:span text:style-name="T646">call</text:span><text:span text:style-name="T647">();</text:span></text:p>
      <text:p text:style-name="P648"><text:span text:style-name="T649">setFamilyMembers</text:span><text:span text:style-name="T650">(</text:span><text:span text:style-name="T651">family</text:span><text:span text:style-name="T652">);</text:span></text:p>
      <text:p text:style-name="P653"/>
      <text:p text:style-name="P654"><text:span text:style-name="T655">const</text:span><text:span text:style-name="T656"><text:s/></text:span><text:span text:style-name="T657">research</text:span><text:span text:style-name="T658"><text:s/></text:span><text:span text:style-name="T659">=</text:span><text:span text:style-name="T660"><text:s/></text:span><text:span text:style-name="T661">await</text:span><text:span text:style-name="T662"><text:s/></text:span><text:span text:style-name="T663">contract</text:span><text:span text:style-name="T664">.</text:span><text:span text:style-name="T665">methods</text:span><text:span text:style-name="T666">.</text:span><text:span text:style-name="T667">getResearchInstituteAddresses</text:span><text:span text:style-name="T668">().</text:span><text:span text:style-name="T669">call</text:span><text:span text:style-name="T670">();</text:span></text:p>
      <text:p text:style-name="P671"><text:span text:style-name="T672">setResearchInstitutes</text:span><text:span text:style-name="T673">(</text:span><text:span text:style-name="T674">research</text:span><text:span text:style-name="T675">);</text:span></text:p>
      <text:p text:style-name="P676"><text:span text:style-name="T677">}<text:s/></text:span><text:span text:style-name="T678">catch</text:span><text:span text:style-name="T679"><text:s/>(</text:span><text:span text:style-name="T680">error</text:span><text:span text:style-name="T681">) {</text:span></text:p>
      <text:p text:style-name="P682"><text:span text:style-name="T683">console</text:span><text:span text:style-name="T684">.</text:span><text:span text:style-name="T685">error</text:span><text:span text:style-name="T686">(</text:span><text:span text:style-name="T687">'Error fetching data:'</text:span><text:span text:style-name="T688">,<text:s/></text:span><text:span text:style-name="T689">error</text:span><text:span text:style-name="T690">);</text:span></text:p>
      <text:p text:style-name="P691"><text:span text:style-name="T692">}<text:s/></text:span><text:span text:style-name="T693">finally</text:span><text:span text:style-name="T694"><text:s/>{</text:span></text:p>
      <text:p text:style-name="P695"><text:span text:style-name="T696">setLoading</text:span><text:span text:style-name="T697">(</text:span><text:span text:style-name="T698">false</text:span><text:span text:style-name="T699">);</text:span></text:p>
      <text:p text:style-name="P700">}</text:p>
      <text:p text:style-name="P701">}</text:p>
      <text:p text:style-name="P702"><text:span text:style-name="T703">}, [</text:span><text:span text:style-name="T704">contract</text:span><text:span text:style-name="T705">,<text:s/></text:span><text:span text:style-name="T706">account</text:span><text:span text:style-name="T707">]);</text:span></text:p>
      <text:p text:style-name="P708"/>
      <text:p text:style-name="P709">// Event handlers for various actions</text:p>
      <text:p text:style-name="P710"/>
      <text:p text:style-name="P711"><text:span text:style-name="T712">const</text:span><text:span text:style-name="T713"><text:s/></text:span><text:span text:style-name="T714">handleRegisterAsPatient</text:span><text:span text:style-name="T715"><text:s/></text:span><text:span text:style-name="T716">=</text:span><text:span text:style-name="T717"><text:s/></text:span><text:span text:style-name="T718">async</text:span><text:span text:style-name="T719"><text:s/>()<text:s/></text:span><text:span text:style-name="T720">=&gt;</text:span><text:span text:style-name="T721"><text:s/>{</text:span></text:p>
      <text:p text:style-name="P722"><text:span text:style-name="T723">if</text:span><text:span text:style-name="T724"><text:s/>(</text:span><text:span text:style-name="T725">!</text:span><text:span text:style-name="T726">contract</text:span><text:span text:style-name="T727">) {</text:span></text:p>
      <text:p text:style-name="P728"><text:span text:style-name="T729">console</text:span><text:span text:style-name="T730">.</text:span><text:span text:style-name="T731">error</text:span><text:span text:style-name="T732">(</text:span><text:span text:style-name="T733">"Contract not initialized"</text:span><text:span text:style-name="T734">);</text:span></text:p>
      <text:p text:style-name="P735"><text:span text:style-name="T736">alert</text:span><text:span text:style-name="T737">(</text:span><text:span text:style-name="T738">"Please wait for the contract to initialize or try refreshing the page."</text:span><text:span text:style-name="T739">);</text:span></text:p>
      <text:p text:style-name="P740"><text:span text:style-name="T741">return</text:span><text:span text:style-name="T742">;</text:span></text:p>
      <text:p text:style-name="P743">}</text:p>
      <text:p text:style-name="P744"/>
      <text:p text:style-name="P745"><text:span text:style-name="T746">try</text:span><text:span text:style-name="T747"><text:s/>{</text:span></text:p>
      <text:p text:style-name="P748"><text:span text:style-name="T749">setLoading</text:span><text:span text:style-name="T750">(</text:span><text:span text:style-name="T751">true</text:span><text:span text:style-name="T752">);</text:span></text:p>
      <text:p text:style-name="P753"><text:span text:style-name="T754">const</text:span><text:span text:style-name="T755"><text:s/></text:span><text:span text:style-name="T756">result</text:span><text:span text:style-name="T757"><text:s/></text:span><text:span text:style-name="T758">=</text:span><text:span text:style-name="T759"><text:s/></text:span><text:span text:style-name="T760">await</text:span><text:span text:style-name="T761"><text:s/></text:span><text:span text:style-name="T762">contract</text:span><text:span text:style-name="T763">.</text:span><text:span text:style-name="T764">methods</text:span><text:span text:style-name="T765">.</text:span><text:span text:style-name="T766">registerAsPatient</text:span><text:span text:style-name="T767">().</text:span><text:span text:style-name="T768">send</text:span><text:span text:style-name="T769">({<text:s/></text:span><text:span text:style-name="T770">from:</text:span><text:span text:style-name="T771"><text:s/></text:span><text:span text:style-name="T772">account</text:span><text:span text:style-name="T773"><text:s/>});</text:span></text:p>
      <text:p text:style-name="P774"><text:span text:style-name="T775">console</text:span><text:span text:style-name="T776">.</text:span><text:span text:style-name="T777">log</text:span><text:span text:style-name="T778">(</text:span><text:span text:style-name="T779">"Transaction result:"</text:span><text:span text:style-name="T780">,<text:s/></text:span><text:span text:style-name="T781">result</text:span><text:span text:style-name="T782">);</text:span></text:p>
      <text:p text:style-name="P783"><text:span text:style-name="T784">alert</text:span><text:span text:style-name="T785">(</text:span><text:span text:style-name="T786">'Successfully registered as a patient!'</text:span><text:span text:style-name="T787">);</text:span></text:p>
      <text:p text:style-name="P788"><text:span text:style-name="T789">fetchData</text:span><text:span text:style-name="T790">();</text:span></text:p>
      <text:p text:style-name="P791"><text:span text:style-name="T792">}<text:s/></text:span><text:span text:style-name="T793">catch</text:span><text:span text:style-name="T794"><text:s/>(</text:span><text:span text:style-name="T795">error</text:span><text:span text:style-name="T796">) {</text:span></text:p>
      <text:p text:style-name="P797"><text:span text:style-name="T798">console</text:span><text:span text:style-name="T799">.</text:span><text:span text:style-name="T800">error</text:span><text:span text:style-name="T801">(</text:span><text:span text:style-name="T802">'Error registering as patient:'</text:span><text:span text:style-name="T803">,<text:s/></text:span><text:span text:style-name="T804">error</text:span><text:span text:style-name="T805">);</text:span></text:p>
      <text:p text:style-name="P806"><text:span text:style-name="T807">alert</text:span><text:span text:style-name="T808">(</text:span><text:span text:style-name="T809">`Failed to register as a patient:<text:s/></text:span><text:span text:style-name="T810">${</text:span><text:span text:style-name="T811">error</text:span><text:span text:style-name="T812">.</text:span><text:span text:style-name="T813">message</text:span><text:span text:style-name="T814">}</text:span><text:span text:style-name="T815">`</text:span><text:span text:style-name="T816">);</text:span></text:p>
      <text:p text:style-name="P817"><text:span text:style-name="T818">}<text:s/></text:span><text:span text:style-name="T819">finally</text:span><text:span text:style-name="T820"><text:s/>{</text:span></text:p>
      <text:p text:style-name="P821"><text:span text:style-name="T822">setLoading</text:span><text:span text:style-name="T823">(</text:span><text:span text:style-name="T824">false</text:span><text:span text:style-name="T825">);</text:span></text:p>
      <text:p text:style-name="P826">}</text:p>
      <text:p text:style-name="P827">};</text:p>
      <text:p text:style-name="P828"/>
      <text:p text:style-name="P829"><text:span text:style-name="T830">const</text:span><text:span text:style-name="T831"><text:s/></text:span><text:span text:style-name="T832">handleRegisterAsHealthcareExpert</text:span><text:span text:style-name="T833"><text:s/></text:span><text:span text:style-name="T834">=</text:span><text:span text:style-name="T835"><text:s/></text:span><text:span text:style-name="T836">async</text:span><text:span text:style-name="T837"><text:s/>()<text:s/></text:span><text:span text:style-name="T838">=&gt;</text:span><text:span text:style-name="T839"><text:s/>{</text:span></text:p>
      <text:p text:style-name="P840"><text:span text:style-name="T841">if</text:span><text:span text:style-name="T842"><text:s/>(</text:span><text:span text:style-name="T843">!</text:span><text:span text:style-name="T844">contract</text:span><text:span text:style-name="T845">) {</text:span></text:p>
      <text:p text:style-name="P846"><text:span text:style-name="T847">console</text:span><text:span text:style-name="T848">.</text:span><text:span text:style-name="T849">error</text:span><text:span text:style-name="T850">(</text:span><text:span text:style-name="T851">"Contract not initialized"</text:span><text:span text:style-name="T852">);</text:span></text:p>
      <text:p text:style-name="P853"><text:span text:style-name="T854">alert</text:span><text:span text:style-name="T855">(</text:span><text:span text:style-name="T856">"Please wait for the contract to initialize or try refreshing the page."</text:span><text:span text:style-name="T857">);</text:span></text:p>
      <text:soft-page-break/>
      <text:p text:style-name="P858"><text:span text:style-name="T859">return</text:span><text:span text:style-name="T860">;</text:span></text:p>
      <text:p text:style-name="P861">}</text:p>
      <text:p text:style-name="P862"/>
      <text:p text:style-name="P863"><text:span text:style-name="T864">try</text:span><text:span text:style-name="T865"><text:s/>{</text:span></text:p>
      <text:p text:style-name="P866"><text:span text:style-name="T867">setLoading</text:span><text:span text:style-name="T868">(</text:span><text:span text:style-name="T869">true</text:span><text:span text:style-name="T870">);</text:span></text:p>
      <text:p text:style-name="P871"><text:span text:style-name="T872">const</text:span><text:span text:style-name="T873"><text:s/></text:span><text:span text:style-name="T874">result</text:span><text:span text:style-name="T875"><text:s/></text:span><text:span text:style-name="T876">=</text:span><text:span text:style-name="T877"><text:s/></text:span><text:span text:style-name="T878">await</text:span><text:span text:style-name="T879"><text:s/></text:span><text:span text:style-name="T880">contract</text:span><text:span text:style-name="T881">.</text:span><text:span text:style-name="T882">methods</text:span><text:span text:style-name="T883">.</text:span><text:span text:style-name="T884">registerAsHealthcareExpert</text:span><text:span text:style-name="T885">(</text:span><text:span text:style-name="T886">"Doctor Name"</text:span><text:span text:style-name="T887">,<text:s/></text:span><text:span text:style-name="T888">"Specialization"</text:span><text:span text:style-name="T889">,<text:s/></text:span><text:span text:style-name="T890">5</text:span><text:span text:style-name="T891">)</text:span></text:p>
      <text:p text:style-name="P892"><text:span text:style-name="T893">.</text:span><text:span text:style-name="T894">send</text:span><text:span text:style-name="T895">({<text:s/></text:span><text:span text:style-name="T896">from:</text:span><text:span text:style-name="T897"><text:s/></text:span><text:span text:style-name="T898">account</text:span><text:span text:style-name="T899"><text:s/>});</text:span></text:p>
      <text:p text:style-name="P900"><text:span text:style-name="T901">console</text:span><text:span text:style-name="T902">.</text:span><text:span text:style-name="T903">log</text:span><text:span text:style-name="T904">(</text:span><text:span text:style-name="T905">"Transaction result:"</text:span><text:span text:style-name="T906">,<text:s/></text:span><text:span text:style-name="T907">result</text:span><text:span text:style-name="T908">);</text:span></text:p>
      <text:p text:style-name="P909"><text:span text:style-name="T910">alert</text:span><text:span text:style-name="T911">(</text:span><text:span text:style-name="T912">'Successfully registered as a healthcare expert!'</text:span><text:span text:style-name="T913">);</text:span></text:p>
      <text:p text:style-name="P914"><text:span text:style-name="T915">fetchData</text:span><text:span text:style-name="T916">();</text:span></text:p>
      <text:p text:style-name="P917"><text:span text:style-name="T918">}<text:s/></text:span><text:span text:style-name="T919">catch</text:span><text:span text:style-name="T920"><text:s/>(</text:span><text:span text:style-name="T921">error</text:span><text:span text:style-name="T922">) {</text:span></text:p>
      <text:p text:style-name="P923"><text:span text:style-name="T924">console</text:span><text:span text:style-name="T925">.</text:span><text:span text:style-name="T926">error</text:span><text:span text:style-name="T927">(</text:span><text:span text:style-name="T928">'Error registering as healthcare expert:'</text:span><text:span text:style-name="T929">,<text:s/></text:span><text:span text:style-name="T930">error</text:span><text:span text:style-name="T931">);</text:span></text:p>
      <text:p text:style-name="P932"><text:span text:style-name="T933">alert</text:span><text:span text:style-name="T934">(</text:span><text:span text:style-name="T935">`Failed to register as a healthcare expert:<text:s/></text:span><text:span text:style-name="T936">${</text:span><text:span text:style-name="T937">error</text:span><text:span text:style-name="T938">.</text:span><text:span text:style-name="T939">message</text:span><text:span text:style-name="T940">}</text:span><text:span text:style-name="T941">`</text:span><text:span text:style-name="T942">);</text:span></text:p>
      <text:p text:style-name="P943"><text:span text:style-name="T944">}<text:s/></text:span><text:span text:style-name="T945">finally</text:span><text:span text:style-name="T946"><text:s/>{</text:span></text:p>
      <text:p text:style-name="P947"><text:span text:style-name="T948">setLoading</text:span><text:span text:style-name="T949">(</text:span><text:span text:style-name="T950">false</text:span><text:span text:style-name="T951">);</text:span></text:p>
      <text:p text:style-name="P952">}</text:p>
      <text:p text:style-name="P953">};</text:p>
      <text:p text:style-name="P954"/>
      <text:p text:style-name="P955"><text:span text:style-name="T956">const</text:span><text:span text:style-name="T957"><text:s/></text:span><text:span text:style-name="T958">handleAddHealthcareExpert</text:span><text:span text:style-name="T959"><text:s/></text:span><text:span text:style-name="T960">=</text:span><text:span text:style-name="T961"><text:s/></text:span><text:span text:style-name="T962">async</text:span><text:span text:style-name="T963"><text:s/>(</text:span><text:span text:style-name="T964">e</text:span><text:span text:style-name="T965">)<text:s/></text:span><text:span text:style-name="T966">=&gt;</text:span><text:span text:style-name="T967"><text:s/>{</text:span></text:p>
      <text:p text:style-name="P968"><text:span text:style-name="T969">e</text:span><text:span text:style-name="T970">.</text:span><text:span text:style-name="T971">preventDefault</text:span><text:span text:style-name="T972">();</text:span></text:p>
      <text:p text:style-name="P973"><text:span text:style-name="T974">if</text:span><text:span text:style-name="T975"><text:s/>(</text:span><text:span text:style-name="T976">!</text:span><text:span text:style-name="T977">contract</text:span><text:span text:style-name="T978">) {</text:span></text:p>
      <text:p text:style-name="P979"><text:span text:style-name="T980">console</text:span><text:span text:style-name="T981">.</text:span><text:span text:style-name="T982">error</text:span><text:span text:style-name="T983">(</text:span><text:span text:style-name="T984">"Contract not initialized"</text:span><text:span text:style-name="T985">);</text:span></text:p>
      <text:p text:style-name="P986"><text:span text:style-name="T987">alert</text:span><text:span text:style-name="T988">(</text:span><text:span text:style-name="T989">"Please wait for the contract to initialize or try refreshing the page."</text:span><text:span text:style-name="T990">);</text:span></text:p>
      <text:p text:style-name="P991"><text:span text:style-name="T992">return</text:span><text:span text:style-name="T993">;</text:span></text:p>
      <text:p text:style-name="P994">}</text:p>
      <text:p text:style-name="P995"/>
      <text:p text:style-name="P996"><text:span text:style-name="T997">try</text:span><text:span text:style-name="T998"><text:s/>{</text:span></text:p>
      <text:p text:style-name="P999"><text:span text:style-name="T1000">setLoading</text:span><text:span text:style-name="T1001">(</text:span><text:span text:style-name="T1002">true</text:span><text:span text:style-name="T1003">);</text:span></text:p>
      <text:p text:style-name="P1004"><text:span text:style-name="T1005">const</text:span><text:span text:style-name="T1006"><text:s/></text:span><text:span text:style-name="T1007">result</text:span><text:span text:style-name="T1008"><text:s/></text:span><text:span text:style-name="T1009">=</text:span><text:span text:style-name="T1010"><text:s/></text:span><text:span text:style-name="T1011">await</text:span><text:span text:style-name="T1012"><text:s/></text:span><text:span text:style-name="T1013">contract</text:span><text:span text:style-name="T1014">.</text:span><text:span text:style-name="T1015">methods</text:span><text:span text:style-name="T1016">.</text:span><text:span text:style-name="T1017">addHealthcareExpert</text:span><text:span text:style-name="T1018">(</text:span><text:span text:style-name="T1019">expertAddress</text:span><text:span text:style-name="T1020">).</text:span><text:span text:style-name="T1021">send</text:span><text:span text:style-name="T1022">({<text:s/></text:span><text:span text:style-name="T1023">from:</text:span><text:span text:style-name="T1024"><text:s/></text:span><text:span text:style-name="T1025">account</text:span><text:span text:style-name="T1026"><text:s/>});</text:span></text:p>
      <text:p text:style-name="P1027"><text:span text:style-name="T1028">console</text:span><text:span text:style-name="T1029">.</text:span><text:span text:style-name="T1030">log</text:span><text:span text:style-name="T1031">(</text:span><text:span text:style-name="T1032">"Transaction result:"</text:span><text:span text:style-name="T1033">,<text:s/></text:span><text:span text:style-name="T1034">result</text:span><text:span text:style-name="T1035">);</text:span></text:p>
      <text:p text:style-name="P1036"><text:span text:style-name="T1037">alert</text:span><text:span text:style-name="T1038">(</text:span><text:span text:style-name="T1039">'Successfully added healthcare expert!'</text:span><text:span text:style-name="T1040">);</text:span></text:p>
      <text:p text:style-name="P1041"><text:span text:style-name="T1042">setExpertAddress</text:span><text:span text:style-name="T1043">(</text:span><text:span text:style-name="T1044">''</text:span><text:span text:style-name="T1045">);</text:span></text:p>
      <text:p text:style-name="P1046"><text:span text:style-name="T1047">fetchData</text:span><text:span text:style-name="T1048">();</text:span></text:p>
      <text:p text:style-name="P1049"><text:span text:style-name="T1050">}<text:s/></text:span><text:span text:style-name="T1051">catch</text:span><text:span text:style-name="T1052"><text:s/>(</text:span><text:span text:style-name="T1053">error</text:span><text:span text:style-name="T1054">) {</text:span></text:p>
      <text:p text:style-name="P1055"><text:span text:style-name="T1056">console</text:span><text:span text:style-name="T1057">.</text:span><text:span text:style-name="T1058">error</text:span><text:span text:style-name="T1059">(</text:span><text:span text:style-name="T1060">'Error adding healthcare expert:'</text:span><text:span text:style-name="T1061">,<text:s/></text:span><text:span text:style-name="T1062">error</text:span><text:span text:style-name="T1063">);</text:span></text:p>
      <text:p text:style-name="P1064"><text:span text:style-name="T1065">alert</text:span><text:span text:style-name="T1066">(</text:span><text:span text:style-name="T1067">`Failed to add healthcare expert:<text:s/></text:span><text:span text:style-name="T1068">${</text:span><text:span text:style-name="T1069">error</text:span><text:span text:style-name="T1070">.</text:span><text:span text:style-name="T1071">message</text:span><text:span text:style-name="T1072">}</text:span><text:span text:style-name="T1073">`</text:span><text:span text:style-name="T1074">);</text:span></text:p>
      <text:p text:style-name="P1075"><text:span text:style-name="T1076">}<text:s/></text:span><text:span text:style-name="T1077">finally</text:span><text:span text:style-name="T1078"><text:s/>{</text:span></text:p>
      <text:p text:style-name="P1079"><text:span text:style-name="T1080">setLoading</text:span><text:span text:style-name="T1081">(</text:span><text:span text:style-name="T1082">false</text:span><text:span text:style-name="T1083">);</text:span></text:p>
      <text:p text:style-name="P1084">}</text:p>
      <text:p text:style-name="P1085">};</text:p>
      <text:p text:style-name="P1086"/>
      <text:p text:style-name="P1087"><text:span text:style-name="T1088">const</text:span><text:span text:style-name="T1089"><text:s/></text:span><text:span text:style-name="T1090">handleSendHealthData</text:span><text:span text:style-name="T1091"><text:s/></text:span><text:span text:style-name="T1092">=</text:span><text:span text:style-name="T1093"><text:s/></text:span><text:span text:style-name="T1094">async</text:span><text:span text:style-name="T1095"><text:s/>(</text:span><text:span text:style-name="T1096">e</text:span><text:span text:style-name="T1097">)<text:s/></text:span><text:span text:style-name="T1098">=&gt;</text:span><text:span text:style-name="T1099"><text:s/>{</text:span></text:p>
      <text:p text:style-name="P1100"><text:span text:style-name="T1101">e</text:span><text:span text:style-name="T1102">.</text:span><text:span text:style-name="T1103">preventDefault</text:span><text:span text:style-name="T1104">();</text:span></text:p>
      <text:p text:style-name="P1105"><text:span text:style-name="T1106">if</text:span><text:span text:style-name="T1107"><text:s/>(</text:span><text:span text:style-name="T1108">!</text:span><text:span text:style-name="T1109">contract</text:span><text:span text:style-name="T1110">) {</text:span></text:p>
      <text:p text:style-name="P1111"><text:span text:style-name="T1112">console</text:span><text:span text:style-name="T1113">.</text:span><text:span text:style-name="T1114">error</text:span><text:span text:style-name="T1115">(</text:span><text:span text:style-name="T1116">"Contract not initialized"</text:span><text:span text:style-name="T1117">);</text:span></text:p>
      <text:p text:style-name="P1118"><text:span text:style-name="T1119">alert</text:span><text:span text:style-name="T1120">(</text:span><text:span text:style-name="T1121">"Please wait for the contract to initialize or try refreshing the page."</text:span><text:span text:style-name="T1122">);</text:span></text:p>
      <text:p text:style-name="P1123"><text:span text:style-name="T1124">return</text:span><text:span text:style-name="T1125">;</text:span></text:p>
      <text:p text:style-name="P1126">}</text:p>
      <text:p text:style-name="P1127"/>
      <text:p text:style-name="P1128"><text:span text:style-name="T1129">try</text:span><text:span text:style-name="T1130"><text:s/>{</text:span></text:p>
      <text:p text:style-name="P1131"><text:span text:style-name="T1132">setLoading</text:span><text:span text:style-name="T1133">(</text:span><text:span text:style-name="T1134">true</text:span><text:span text:style-name="T1135">);</text:span></text:p>
      <text:p text:style-name="P1136"><text:span text:style-name="T1137">const</text:span><text:span text:style-name="T1138"><text:s/></text:span><text:span text:style-name="T1139">result</text:span><text:span text:style-name="T1140"><text:s/></text:span><text:span text:style-name="T1141">=</text:span><text:span text:style-name="T1142"><text:s/></text:span><text:span text:style-name="T1143">await</text:span><text:span text:style-name="T1144"><text:s/></text:span><text:span text:style-name="T1145">contract</text:span><text:span text:style-name="T1146">.</text:span><text:span text:style-name="T1147">methods</text:span><text:span text:style-name="T1148">.</text:span><text:span text:style-name="T1149">sendHealthData</text:span><text:span text:style-name="T1150">(</text:span><text:span text:style-name="T1151">healthData</text:span><text:span text:style-name="T1152">).</text:span><text:span text:style-name="T1153">send</text:span><text:span text:style-name="T1154">({<text:s/></text:span><text:span text:style-name="T1155">from:</text:span><text:span text:style-name="T1156"><text:s/></text:span><text:span text:style-name="T1157">account</text:span><text:span text:style-name="T1158"><text:s/>});</text:span></text:p>
      <text:p text:style-name="P1159"><text:span text:style-name="T1160">console</text:span><text:span text:style-name="T1161">.</text:span><text:span text:style-name="T1162">log</text:span><text:span text:style-name="T1163">(</text:span><text:span text:style-name="T1164">"Transaction result:"</text:span><text:span text:style-name="T1165">,<text:s/></text:span><text:span text:style-name="T1166">result</text:span><text:span text:style-name="T1167">);</text:span></text:p>
      <text:p text:style-name="P1168"><text:span text:style-name="T1169">alert</text:span><text:span text:style-name="T1170">(</text:span><text:span text:style-name="T1171">'Successfully sent health data!'</text:span><text:span text:style-name="T1172">);</text:span></text:p>
      <text:p text:style-name="P1173"><text:span text:style-name="T1174">setHealthData</text:span><text:span text:style-name="T1175">(</text:span><text:span text:style-name="T1176">''</text:span><text:span text:style-name="T1177">);</text:span></text:p>
      <text:p text:style-name="P1178"><text:span text:style-name="T1179">fetchData</text:span><text:span text:style-name="T1180">();</text:span></text:p>
      <text:p text:style-name="P1181"><text:span text:style-name="T1182">}<text:s/></text:span><text:span text:style-name="T1183">catch</text:span><text:span text:style-name="T1184"><text:s/>(</text:span><text:span text:style-name="T1185">error</text:span><text:span text:style-name="T1186">) {</text:span></text:p>
      <text:p text:style-name="P1187"><text:span text:style-name="T1188">console</text:span><text:span text:style-name="T1189">.</text:span><text:span text:style-name="T1190">error</text:span><text:span text:style-name="T1191">(</text:span><text:span text:style-name="T1192">'Error sending health data:'</text:span><text:span text:style-name="T1193">,<text:s/></text:span><text:span text:style-name="T1194">error</text:span><text:span text:style-name="T1195">);</text:span></text:p>
      <text:p text:style-name="P1196"><text:span text:style-name="T1197">alert</text:span><text:span text:style-name="T1198">(</text:span><text:span text:style-name="T1199">`Failed to send health data:<text:s/></text:span><text:span text:style-name="T1200">${</text:span><text:span text:style-name="T1201">error</text:span><text:span text:style-name="T1202">.</text:span><text:span text:style-name="T1203">message</text:span><text:span text:style-name="T1204">}</text:span><text:span text:style-name="T1205">`</text:span><text:span text:style-name="T1206">);</text:span></text:p>
      <text:p text:style-name="P1207"><text:span text:style-name="T1208">}<text:s/></text:span><text:span text:style-name="T1209">finally</text:span><text:span text:style-name="T1210"><text:s/>{</text:span></text:p>
      <text:p text:style-name="P1211"><text:span text:style-name="T1212">setLoading</text:span><text:span text:style-name="T1213">(</text:span><text:span text:style-name="T1214">false</text:span><text:span text:style-name="T1215">);</text:span></text:p>
      <text:p text:style-name="P1216">}</text:p>
      <text:soft-page-break/>
      <text:p text:style-name="P1217">};</text:p>
      <text:p text:style-name="P1218"/>
      <text:p text:style-name="P1219"><text:span text:style-name="T1220">const</text:span><text:span text:style-name="T1221"><text:s/></text:span><text:span text:style-name="T1222">handleSendMessageToPatient</text:span><text:span text:style-name="T1223"><text:s/></text:span><text:span text:style-name="T1224">=</text:span><text:span text:style-name="T1225"><text:s/></text:span><text:span text:style-name="T1226">async</text:span><text:span text:style-name="T1227"><text:s/>(</text:span><text:span text:style-name="T1228">e</text:span><text:span text:style-name="T1229">)<text:s/></text:span><text:span text:style-name="T1230">=&gt;</text:span><text:span text:style-name="T1231"><text:s/>{</text:span></text:p>
      <text:p text:style-name="P1232"><text:span text:style-name="T1233">e</text:span><text:span text:style-name="T1234">.</text:span><text:span text:style-name="T1235">preventDefault</text:span><text:span text:style-name="T1236">();</text:span></text:p>
      <text:p text:style-name="P1237"><text:span text:style-name="T1238">if</text:span><text:span text:style-name="T1239"><text:s/>(</text:span><text:span text:style-name="T1240">!</text:span><text:span text:style-name="T1241">contract</text:span><text:span text:style-name="T1242">) {</text:span></text:p>
      <text:p text:style-name="P1243"><text:span text:style-name="T1244">console</text:span><text:span text:style-name="T1245">.</text:span><text:span text:style-name="T1246">error</text:span><text:span text:style-name="T1247">(</text:span><text:span text:style-name="T1248">"Contract not initialized"</text:span><text:span text:style-name="T1249">);</text:span></text:p>
      <text:p text:style-name="P1250"><text:span text:style-name="T1251">alert</text:span><text:span text:style-name="T1252">(</text:span><text:span text:style-name="T1253">"Please wait for the contract to initialize or try refreshing the page."</text:span><text:span text:style-name="T1254">);</text:span></text:p>
      <text:p text:style-name="P1255"><text:span text:style-name="T1256">return</text:span><text:span text:style-name="T1257">;</text:span></text:p>
      <text:p text:style-name="P1258">}</text:p>
      <text:p text:style-name="P1259"/>
      <text:p text:style-name="P1260"><text:span text:style-name="T1261">try</text:span><text:span text:style-name="T1262"><text:s/>{</text:span></text:p>
      <text:p text:style-name="P1263"><text:span text:style-name="T1264">setLoading</text:span><text:span text:style-name="T1265">(</text:span><text:span text:style-name="T1266">true</text:span><text:span text:style-name="T1267">);</text:span></text:p>
      <text:p text:style-name="P1268"><text:span text:style-name="T1269">const</text:span><text:span text:style-name="T1270"><text:s/></text:span><text:span text:style-name="T1271">result</text:span><text:span text:style-name="T1272"><text:s/></text:span><text:span text:style-name="T1273">=</text:span><text:span text:style-name="T1274"><text:s/></text:span><text:span text:style-name="T1275">await</text:span><text:span text:style-name="T1276"><text:s/></text:span><text:span text:style-name="T1277">contract</text:span><text:span text:style-name="T1278">.</text:span><text:span text:style-name="T1279">methods</text:span><text:span text:style-name="T1280">.</text:span><text:span text:style-name="T1281">sendMessageToPatient</text:span><text:span text:style-name="T1282">(</text:span><text:span text:style-name="T1283">patientAddress</text:span><text:span text:style-name="T1284">,<text:s/></text:span><text:span text:style-name="T1285">message</text:span><text:span text:style-name="T1286">)</text:span></text:p>
      <text:p text:style-name="P1287"><text:span text:style-name="T1288">.</text:span><text:span text:style-name="T1289">send</text:span><text:span text:style-name="T1290">({<text:s/></text:span><text:span text:style-name="T1291">from:</text:span><text:span text:style-name="T1292"><text:s/></text:span><text:span text:style-name="T1293">account</text:span><text:span text:style-name="T1294"><text:s/>});</text:span></text:p>
      <text:p text:style-name="P1295"><text:span text:style-name="T1296">console</text:span><text:span text:style-name="T1297">.</text:span><text:span text:style-name="T1298">log</text:span><text:span text:style-name="T1299">(</text:span><text:span text:style-name="T1300">"Transaction result:"</text:span><text:span text:style-name="T1301">,<text:s/></text:span><text:span text:style-name="T1302">result</text:span><text:span text:style-name="T1303">);</text:span></text:p>
      <text:p text:style-name="P1304"><text:span text:style-name="T1305">alert</text:span><text:span text:style-name="T1306">(</text:span><text:span text:style-name="T1307">'Successfully sent message to patient!'</text:span><text:span text:style-name="T1308">);</text:span></text:p>
      <text:p text:style-name="P1309"><text:span text:style-name="T1310">setMessage</text:span><text:span text:style-name="T1311">(</text:span><text:span text:style-name="T1312">''</text:span><text:span text:style-name="T1313">);</text:span></text:p>
      <text:p text:style-name="P1314"><text:span text:style-name="T1315">setPatientAddress</text:span><text:span text:style-name="T1316">(</text:span><text:span text:style-name="T1317">''</text:span><text:span text:style-name="T1318">);</text:span></text:p>
      <text:p text:style-name="P1319"><text:span text:style-name="T1320">}<text:s/></text:span><text:span text:style-name="T1321">catch</text:span><text:span text:style-name="T1322"><text:s/>(</text:span><text:span text:style-name="T1323">error</text:span><text:span text:style-name="T1324">) {</text:span></text:p>
      <text:p text:style-name="P1325"><text:span text:style-name="T1326">console</text:span><text:span text:style-name="T1327">.</text:span><text:span text:style-name="T1328">error</text:span><text:span text:style-name="T1329">(</text:span><text:span text:style-name="T1330">'Error sending message to patient:'</text:span><text:span text:style-name="T1331">,<text:s/></text:span><text:span text:style-name="T1332">error</text:span><text:span text:style-name="T1333">);</text:span></text:p>
      <text:p text:style-name="P1334"><text:span text:style-name="T1335">alert</text:span><text:span text:style-name="T1336">(</text:span><text:span text:style-name="T1337">`Failed to send message to patient:<text:s/></text:span><text:span text:style-name="T1338">${</text:span><text:span text:style-name="T1339">error</text:span><text:span text:style-name="T1340">.</text:span><text:span text:style-name="T1341">message</text:span><text:span text:style-name="T1342">}</text:span><text:span text:style-name="T1343">`</text:span><text:span text:style-name="T1344">);</text:span></text:p>
      <text:p text:style-name="P1345"><text:span text:style-name="T1346">}<text:s/></text:span><text:span text:style-name="T1347">finally</text:span><text:span text:style-name="T1348"><text:s/>{</text:span></text:p>
      <text:p text:style-name="P1349"><text:span text:style-name="T1350">setLoading</text:span><text:span text:style-name="T1351">(</text:span><text:span text:style-name="T1352">false</text:span><text:span text:style-name="T1353">);</text:span></text:p>
      <text:p text:style-name="P1354">}</text:p>
      <text:p text:style-name="P1355">};</text:p>
      <text:p text:style-name="P1356"/>
      <text:p text:style-name="P1357"><text:span text:style-name="T1358">const</text:span><text:span text:style-name="T1359"><text:s/></text:span><text:span text:style-name="T1360">handleAddFamilyMember</text:span><text:span text:style-name="T1361"><text:s/></text:span><text:span text:style-name="T1362">=</text:span><text:span text:style-name="T1363"><text:s/></text:span><text:span text:style-name="T1364">async</text:span><text:span text:style-name="T1365"><text:s/>(</text:span><text:span text:style-name="T1366">e</text:span><text:span text:style-name="T1367">)<text:s/></text:span><text:span text:style-name="T1368">=&gt;</text:span><text:span text:style-name="T1369"><text:s/>{</text:span></text:p>
      <text:p text:style-name="P1370"><text:span text:style-name="T1371">e</text:span><text:span text:style-name="T1372">.</text:span><text:span text:style-name="T1373">preventDefault</text:span><text:span text:style-name="T1374">();</text:span></text:p>
      <text:p text:style-name="P1375"><text:span text:style-name="T1376">if</text:span><text:span text:style-name="T1377"><text:s/>(</text:span><text:span text:style-name="T1378">!</text:span><text:span text:style-name="T1379">contract</text:span><text:span text:style-name="T1380">) {</text:span></text:p>
      <text:p text:style-name="P1381"><text:span text:style-name="T1382">console</text:span><text:span text:style-name="T1383">.</text:span><text:span text:style-name="T1384">error</text:span><text:span text:style-name="T1385">(</text:span><text:span text:style-name="T1386">"Contract not initialized"</text:span><text:span text:style-name="T1387">);</text:span></text:p>
      <text:p text:style-name="P1388"><text:span text:style-name="T1389">alert</text:span><text:span text:style-name="T1390">(</text:span><text:span text:style-name="T1391">"Please wait for the contract to initialize or try refreshing the page."</text:span><text:span text:style-name="T1392">);</text:span></text:p>
      <text:p text:style-name="P1393"><text:span text:style-name="T1394">return</text:span><text:span text:style-name="T1395">;</text:span></text:p>
      <text:p text:style-name="P1396">}</text:p>
      <text:p text:style-name="P1397"/>
      <text:p text:style-name="P1398"><text:span text:style-name="T1399">try</text:span><text:span text:style-name="T1400"><text:s/>{</text:span></text:p>
      <text:p text:style-name="P1401"><text:span text:style-name="T1402">setLoading</text:span><text:span text:style-name="T1403">(</text:span><text:span text:style-name="T1404">true</text:span><text:span text:style-name="T1405">);</text:span></text:p>
      <text:p text:style-name="P1406"><text:span text:style-name="T1407">const</text:span><text:span text:style-name="T1408"><text:s/></text:span><text:span text:style-name="T1409">result</text:span><text:span text:style-name="T1410"><text:s/></text:span><text:span text:style-name="T1411">=</text:span><text:span text:style-name="T1412"><text:s/></text:span><text:span text:style-name="T1413">await</text:span><text:span text:style-name="T1414"><text:s/></text:span><text:span text:style-name="T1415">contract</text:span><text:span text:style-name="T1416">.</text:span><text:span text:style-name="T1417">methods</text:span><text:span text:style-name="T1418">.</text:span><text:span text:style-name="T1419">addFamilyMember</text:span><text:span text:style-name="T1420">(</text:span><text:span text:style-name="T1421">familyMemberAddress</text:span><text:span text:style-name="T1422">).</text:span><text:span text:style-name="T1423">send</text:span><text:span text:style-name="T1424">({<text:s/></text:span><text:span text:style-name="T1425">from:</text:span><text:span text:style-name="T1426"><text:s/></text:span><text:span text:style-name="T1427">account</text:span><text:span text:style-name="T1428"><text:s/>});</text:span></text:p>
      <text:p text:style-name="P1429"><text:span text:style-name="T1430">console</text:span><text:span text:style-name="T1431">.</text:span><text:span text:style-name="T1432">log</text:span><text:span text:style-name="T1433">(</text:span><text:span text:style-name="T1434">"Transaction result:"</text:span><text:span text:style-name="T1435">,<text:s/></text:span><text:span text:style-name="T1436">result</text:span><text:span text:style-name="T1437">);</text:span></text:p>
      <text:p text:style-name="P1438"><text:span text:style-name="T1439">alert</text:span><text:span text:style-name="T1440">(</text:span><text:span text:style-name="T1441">'Successfully added family member!'</text:span><text:span text:style-name="T1442">);</text:span></text:p>
      <text:p text:style-name="P1443"><text:span text:style-name="T1444">setFamilyMemberAddress</text:span><text:span text:style-name="T1445">(</text:span><text:span text:style-name="T1446">''</text:span><text:span text:style-name="T1447">);</text:span></text:p>
      <text:p text:style-name="P1448"><text:span text:style-name="T1449">fetchData</text:span><text:span text:style-name="T1450">();</text:span></text:p>
      <text:p text:style-name="P1451"><text:span text:style-name="T1452">}<text:s/></text:span><text:span text:style-name="T1453">catch</text:span><text:span text:style-name="T1454"><text:s/>(</text:span><text:span text:style-name="T1455">error</text:span><text:span text:style-name="T1456">) {</text:span></text:p>
      <text:p text:style-name="P1457"><text:span text:style-name="T1458">console</text:span><text:span text:style-name="T1459">.</text:span><text:span text:style-name="T1460">error</text:span><text:span text:style-name="T1461">(</text:span><text:span text:style-name="T1462">'Error adding family member:'</text:span><text:span text:style-name="T1463">,<text:s/></text:span><text:span text:style-name="T1464">error</text:span><text:span text:style-name="T1465">);</text:span></text:p>
      <text:p text:style-name="P1466"><text:span text:style-name="T1467">alert</text:span><text:span text:style-name="T1468">(</text:span><text:span text:style-name="T1469">`Failed to add family member:<text:s/></text:span><text:span text:style-name="T1470">${</text:span><text:span text:style-name="T1471">error</text:span><text:span text:style-name="T1472">.</text:span><text:span text:style-name="T1473">message</text:span><text:span text:style-name="T1474">}</text:span><text:span text:style-name="T1475">`</text:span><text:span text:style-name="T1476">);</text:span></text:p>
      <text:p text:style-name="P1477"><text:span text:style-name="T1478">}<text:s/></text:span><text:span text:style-name="T1479">finally</text:span><text:span text:style-name="T1480"><text:s/>{</text:span></text:p>
      <text:p text:style-name="P1481"><text:span text:style-name="T1482">setLoading</text:span><text:span text:style-name="T1483">(</text:span><text:span text:style-name="T1484">false</text:span><text:span text:style-name="T1485">);</text:span></text:p>
      <text:p text:style-name="P1486">}</text:p>
      <text:p text:style-name="P1487">};</text:p>
      <text:p text:style-name="P1488"/>
      <text:p text:style-name="P1489"><text:span text:style-name="T1490">const</text:span><text:span text:style-name="T1491"><text:s/></text:span><text:span text:style-name="T1492">handleRegisterAsResearchInstitute</text:span><text:span text:style-name="T1493"><text:s/></text:span><text:span text:style-name="T1494">=</text:span><text:span text:style-name="T1495"><text:s/></text:span><text:span text:style-name="T1496">async</text:span><text:span text:style-name="T1497"><text:s/>()<text:s/></text:span><text:span text:style-name="T1498">=&gt;</text:span><text:span text:style-name="T1499"><text:s/>{</text:span></text:p>
      <text:p text:style-name="P1500"><text:span text:style-name="T1501">if</text:span><text:span text:style-name="T1502"><text:s/>(</text:span><text:span text:style-name="T1503">!</text:span><text:span text:style-name="T1504">contract</text:span><text:span text:style-name="T1505">) {</text:span></text:p>
      <text:p text:style-name="P1506"><text:span text:style-name="T1507">console</text:span><text:span text:style-name="T1508">.</text:span><text:span text:style-name="T1509">error</text:span><text:span text:style-name="T1510">(</text:span><text:span text:style-name="T1511">"Contract not initialized"</text:span><text:span text:style-name="T1512">);</text:span></text:p>
      <text:p text:style-name="P1513"><text:span text:style-name="T1514">alert</text:span><text:span text:style-name="T1515">(</text:span><text:span text:style-name="T1516">"Please wait for the contract to initialize or try refreshing the page."</text:span><text:span text:style-name="T1517">);</text:span></text:p>
      <text:p text:style-name="P1518"><text:span text:style-name="T1519">return</text:span><text:span text:style-name="T1520">;</text:span></text:p>
      <text:p text:style-name="P1521">}</text:p>
      <text:p text:style-name="P1522"/>
      <text:p text:style-name="P1523"><text:span text:style-name="T1524">try</text:span><text:span text:style-name="T1525"><text:s/>{</text:span></text:p>
      <text:p text:style-name="P1526"><text:span text:style-name="T1527">setLoading</text:span><text:span text:style-name="T1528">(</text:span><text:span text:style-name="T1529">true</text:span><text:span text:style-name="T1530">);</text:span></text:p>
      <text:p text:style-name="P1531"><text:span text:style-name="T1532">const</text:span><text:span text:style-name="T1533"><text:s/></text:span><text:span text:style-name="T1534">result</text:span><text:span text:style-name="T1535"><text:s/></text:span><text:span text:style-name="T1536">=</text:span><text:span text:style-name="T1537"><text:s/></text:span><text:span text:style-name="T1538">await</text:span><text:span text:style-name="T1539"><text:s/></text:span><text:span text:style-name="T1540">contract</text:span><text:span text:style-name="T1541">.</text:span><text:span text:style-name="T1542">methods</text:span><text:span text:style-name="T1543">.</text:span><text:span text:style-name="T1544">registerAsResearchInstitute</text:span><text:span text:style-name="T1545">(</text:span><text:span text:style-name="T1546">"Research Institute Name"</text:span><text:span text:style-name="T1547">,<text:s/></text:span><text:span text:style-name="T1548">"Research Area"</text:span><text:span text:style-name="T1549">)</text:span></text:p>
      <text:p text:style-name="P1550"><text:span text:style-name="T1551">.</text:span><text:span text:style-name="T1552">send</text:span><text:span text:style-name="T1553">({<text:s/></text:span><text:span text:style-name="T1554">from:</text:span><text:span text:style-name="T1555"><text:s/></text:span><text:span text:style-name="T1556">account</text:span><text:span text:style-name="T1557"><text:s/>});</text:span></text:p>
      <text:p text:style-name="P1558"><text:span text:style-name="T1559">console</text:span><text:span text:style-name="T1560">.</text:span><text:span text:style-name="T1561">log</text:span><text:span text:style-name="T1562">(</text:span><text:span text:style-name="T1563">"Transaction result:"</text:span><text:span text:style-name="T1564">,<text:s/></text:span><text:span text:style-name="T1565">result</text:span><text:span text:style-name="T1566">);</text:span></text:p>
      <text:soft-page-break/>
      <text:p text:style-name="P1567"><text:span text:style-name="T1568">alert</text:span><text:span text:style-name="T1569">(</text:span><text:span text:style-name="T1570">'Successfully registered as a research institute!'</text:span><text:span text:style-name="T1571">);</text:span></text:p>
      <text:p text:style-name="P1572"><text:span text:style-name="T1573">fetchData</text:span><text:span text:style-name="T1574">();</text:span></text:p>
      <text:p text:style-name="P1575"><text:span text:style-name="T1576">}<text:s/></text:span><text:span text:style-name="T1577">catch</text:span><text:span text:style-name="T1578"><text:s/>(</text:span><text:span text:style-name="T1579">error</text:span><text:span text:style-name="T1580">) {</text:span></text:p>
      <text:p text:style-name="P1581"><text:span text:style-name="T1582">console</text:span><text:span text:style-name="T1583">.</text:span><text:span text:style-name="T1584">error</text:span><text:span text:style-name="T1585">(</text:span><text:span text:style-name="T1586">'Error registering as research institute:'</text:span><text:span text:style-name="T1587">,<text:s/></text:span><text:span text:style-name="T1588">error</text:span><text:span text:style-name="T1589">);</text:span></text:p>
      <text:p text:style-name="P1590"><text:span text:style-name="T1591">alert</text:span><text:span text:style-name="T1592">(</text:span><text:span text:style-name="T1593">`Failed to register as a research institute:<text:s/></text:span><text:span text:style-name="T1594">${</text:span><text:span text:style-name="T1595">error</text:span><text:span text:style-name="T1596">.</text:span><text:span text:style-name="T1597">message</text:span><text:span text:style-name="T1598">}</text:span><text:span text:style-name="T1599">`</text:span><text:span text:style-name="T1600">);</text:span></text:p>
      <text:p text:style-name="P1601"><text:span text:style-name="T1602">}<text:s/></text:span><text:span text:style-name="T1603">finally</text:span><text:span text:style-name="T1604"><text:s/>{</text:span></text:p>
      <text:p text:style-name="P1605"><text:span text:style-name="T1606">setLoading</text:span><text:span text:style-name="T1607">(</text:span><text:span text:style-name="T1608">false</text:span><text:span text:style-name="T1609">);</text:span></text:p>
      <text:p text:style-name="P1610">}</text:p>
      <text:p text:style-name="P1611">};</text:p>
      <text:p text:style-name="P1612"/>
      <text:p text:style-name="P1613"><text:span text:style-name="T1614">const</text:span><text:span text:style-name="T1615"><text:s/></text:span><text:span text:style-name="T1616">handleSetConsentToRI</text:span><text:span text:style-name="T1617"><text:s/></text:span><text:span text:style-name="T1618">=</text:span><text:span text:style-name="T1619"><text:s/></text:span><text:span text:style-name="T1620">async</text:span><text:span text:style-name="T1621"><text:s/>(</text:span><text:span text:style-name="T1622">e</text:span><text:span text:style-name="T1623">)<text:s/></text:span><text:span text:style-name="T1624">=&gt;</text:span><text:span text:style-name="T1625"><text:s/>{</text:span></text:p>
      <text:p text:style-name="P1626"><text:span text:style-name="T1627">e</text:span><text:span text:style-name="T1628">.</text:span><text:span text:style-name="T1629">preventDefault</text:span><text:span text:style-name="T1630">();</text:span></text:p>
      <text:p text:style-name="P1631"><text:span text:style-name="T1632">if</text:span><text:span text:style-name="T1633"><text:s/>(</text:span><text:span text:style-name="T1634">!</text:span><text:span text:style-name="T1635">contract</text:span><text:span text:style-name="T1636">) {</text:span></text:p>
      <text:p text:style-name="P1637"><text:span text:style-name="T1638">console</text:span><text:span text:style-name="T1639">.</text:span><text:span text:style-name="T1640">error</text:span><text:span text:style-name="T1641">(</text:span><text:span text:style-name="T1642">"Contract not initialized"</text:span><text:span text:style-name="T1643">);</text:span></text:p>
      <text:p text:style-name="P1644"><text:span text:style-name="T1645">alert</text:span><text:span text:style-name="T1646">(</text:span><text:span text:style-name="T1647">"Please wait for the contract to initialize or try refreshing the page."</text:span><text:span text:style-name="T1648">);</text:span></text:p>
      <text:p text:style-name="P1649"><text:span text:style-name="T1650">return</text:span><text:span text:style-name="T1651">;</text:span></text:p>
      <text:p text:style-name="P1652">}</text:p>
      <text:p text:style-name="P1653"/>
      <text:p text:style-name="P1654"><text:span text:style-name="T1655">try</text:span><text:span text:style-name="T1656"><text:s/>{</text:span></text:p>
      <text:p text:style-name="P1657"><text:span text:style-name="T1658">setLoading</text:span><text:span text:style-name="T1659">(</text:span><text:span text:style-name="T1660">true</text:span><text:span text:style-name="T1661">);</text:span></text:p>
      <text:p text:style-name="P1662"><text:span text:style-name="T1663">const</text:span><text:span text:style-name="T1664"><text:s/></text:span><text:span text:style-name="T1665">result</text:span><text:span text:style-name="T1666"><text:s/></text:span><text:span text:style-name="T1667">=</text:span><text:span text:style-name="T1668"><text:s/></text:span><text:span text:style-name="T1669">await</text:span><text:span text:style-name="T1670"><text:s/></text:span><text:span text:style-name="T1671">contract</text:span><text:span text:style-name="T1672">.</text:span><text:span text:style-name="T1673">methods</text:span><text:span text:style-name="T1674">.</text:span><text:span text:style-name="T1675">setConsentToRI</text:span><text:span text:style-name="T1676">(</text:span><text:span text:style-name="T1677">consentToRI</text:span><text:span text:style-name="T1678">).</text:span><text:span text:style-name="T1679">send</text:span><text:span text:style-name="T1680">({<text:s/></text:span><text:span text:style-name="T1681">from:</text:span><text:span text:style-name="T1682"><text:s/></text:span><text:span text:style-name="T1683">account</text:span><text:span text:style-name="T1684"><text:s/>});</text:span></text:p>
      <text:p text:style-name="P1685"><text:span text:style-name="T1686">console</text:span><text:span text:style-name="T1687">.</text:span><text:span text:style-name="T1688">log</text:span><text:span text:style-name="T1689">(</text:span><text:span text:style-name="T1690">"Transaction result:"</text:span><text:span text:style-name="T1691">,<text:s/></text:span><text:span text:style-name="T1692">result</text:span><text:span text:style-name="T1693">);</text:span></text:p>
      <text:p text:style-name="P1694"><text:span text:style-name="T1695">alert</text:span><text:span text:style-name="T1696">(</text:span><text:span text:style-name="T1697">'Consent to share data with Research Institute updated!'</text:span><text:span text:style-name="T1698">);</text:span></text:p>
      <text:p text:style-name="P1699"><text:span text:style-name="T1700">setConsentToRI</text:span><text:span text:style-name="T1701">(</text:span><text:span text:style-name="T1702">false</text:span><text:span text:style-name="T1703">);<text:s/></text:span><text:span text:style-name="T1704">// Reset consent input after successful transaction</text:span></text:p>
      <text:p text:style-name="P1705"><text:span text:style-name="T1706">fetchData</text:span><text:span text:style-name="T1707">();</text:span></text:p>
      <text:p text:style-name="P1708"><text:span text:style-name="T1709">}<text:s/></text:span><text:span text:style-name="T1710">catch</text:span><text:span text:style-name="T1711"><text:s/>(</text:span><text:span text:style-name="T1712">error</text:span><text:span text:style-name="T1713">) {</text:span></text:p>
      <text:p text:style-name="P1714"><text:span text:style-name="T1715">console</text:span><text:span text:style-name="T1716">.</text:span><text:span text:style-name="T1717">error</text:span><text:span text:style-name="T1718">(</text:span><text:span text:style-name="T1719">'Error setting consent to RI:'</text:span><text:span text:style-name="T1720">,<text:s/></text:span><text:span text:style-name="T1721">error</text:span><text:span text:style-name="T1722">);</text:span></text:p>
      <text:p text:style-name="P1723"><text:span text:style-name="T1724">alert</text:span><text:span text:style-name="T1725">(</text:span><text:span text:style-name="T1726">`Failed to set consent to RI:<text:s/></text:span><text:span text:style-name="T1727">${</text:span><text:span text:style-name="T1728">error</text:span><text:span text:style-name="T1729">.</text:span><text:span text:style-name="T1730">message</text:span><text:span text:style-name="T1731">}</text:span><text:span text:style-name="T1732">`</text:span><text:span text:style-name="T1733">);</text:span></text:p>
      <text:p text:style-name="P1734"><text:span text:style-name="T1735">}<text:s/></text:span><text:span text:style-name="T1736">finally</text:span><text:span text:style-name="T1737"><text:s/>{</text:span></text:p>
      <text:p text:style-name="P1738"><text:span text:style-name="T1739">setLoading</text:span><text:span text:style-name="T1740">(</text:span><text:span text:style-name="T1741">false</text:span><text:span text:style-name="T1742">);</text:span></text:p>
      <text:p text:style-name="P1743">}</text:p>
      <text:p text:style-name="P1744">};</text:p>
      <text:p text:style-name="P1745"/>
      <text:p text:style-name="P1746"><text:span text:style-name="T1747">const</text:span><text:span text:style-name="T1748"><text:s/></text:span><text:span text:style-name="T1749">handleRewardPatient</text:span><text:span text:style-name="T1750"><text:s/></text:span><text:span text:style-name="T1751">=</text:span><text:span text:style-name="T1752"><text:s/></text:span><text:span text:style-name="T1753">async</text:span><text:span text:style-name="T1754"><text:s/>(</text:span><text:span text:style-name="T1755">e</text:span><text:span text:style-name="T1756">)<text:s/></text:span><text:span text:style-name="T1757">=&gt;</text:span><text:span text:style-name="T1758"><text:s/>{</text:span></text:p>
      <text:p text:style-name="P1759"><text:span text:style-name="T1760">e</text:span><text:span text:style-name="T1761">.</text:span><text:span text:style-name="T1762">preventDefault</text:span><text:span text:style-name="T1763">();</text:span></text:p>
      <text:p text:style-name="P1764"><text:span text:style-name="T1765">if</text:span><text:span text:style-name="T1766"><text:s/>(</text:span><text:span text:style-name="T1767">!</text:span><text:span text:style-name="T1768">contract</text:span><text:span text:style-name="T1769">) {</text:span></text:p>
      <text:p text:style-name="P1770"><text:span text:style-name="T1771">console</text:span><text:span text:style-name="T1772">.</text:span><text:span text:style-name="T1773">error</text:span><text:span text:style-name="T1774">(</text:span><text:span text:style-name="T1775">"Contract not initialized"</text:span><text:span text:style-name="T1776">);</text:span></text:p>
      <text:p text:style-name="P1777"><text:span text:style-name="T1778">alert</text:span><text:span text:style-name="T1779">(</text:span><text:span text:style-name="T1780">"Please wait for the contract to initialize or try refreshing the page."</text:span><text:span text:style-name="T1781">);</text:span></text:p>
      <text:p text:style-name="P1782"><text:span text:style-name="T1783">return</text:span><text:span text:style-name="T1784">;</text:span></text:p>
      <text:p text:style-name="P1785">}</text:p>
      <text:p text:style-name="P1786"/>
      <text:p text:style-name="P1787"><text:span text:style-name="T1788">try</text:span><text:span text:style-name="T1789"><text:s/>{</text:span></text:p>
      <text:p text:style-name="P1790"><text:span text:style-name="T1791">setLoading</text:span><text:span text:style-name="T1792">(</text:span><text:span text:style-name="T1793">true</text:span><text:span text:style-name="T1794">);</text:span></text:p>
      <text:p text:style-name="P1795"><text:span text:style-name="T1796">const</text:span><text:span text:style-name="T1797"><text:s/></text:span><text:span text:style-name="T1798">result</text:span><text:span text:style-name="T1799"><text:s/></text:span><text:span text:style-name="T1800">=</text:span><text:span text:style-name="T1801"><text:s/></text:span><text:span text:style-name="T1802">await</text:span><text:span text:style-name="T1803"><text:s/></text:span><text:span text:style-name="T1804">contract</text:span><text:span text:style-name="T1805">.</text:span><text:span text:style-name="T1806">methods</text:span><text:span text:style-name="T1807">.</text:span><text:span text:style-name="T1808">rewardPatient</text:span><text:span text:style-name="T1809">(</text:span><text:span text:style-name="T1810">patientAddress</text:span><text:span text:style-name="T1811">).</text:span><text:span text:style-name="T1812">send</text:span><text:span text:style-name="T1813">({<text:s/></text:span><text:span text:style-name="T1814">from:</text:span><text:span text:style-name="T1815"><text:s/></text:span><text:span text:style-name="T1816">account</text:span><text:span text:style-name="T1817">,<text:s/></text:span><text:span text:style-name="T1818">value:</text:span><text:span text:style-name="T1819"><text:s/></text:span><text:span text:style-name="T1820">web3</text:span><text:span text:style-name="T1821">.</text:span><text:span text:style-name="T1822">utils</text:span><text:span text:style-name="T1823">.</text:span><text:span text:style-name="T1824">toWei</text:span><text:span text:style-name="T1825">(</text:span><text:span text:style-name="T1826">'1'</text:span><text:span text:style-name="T1827">,<text:s/></text:span><text:span text:style-name="T1828">'ether'</text:span><text:span text:style-name="T1829">) });</text:span></text:p>
      <text:p text:style-name="P1830"><text:span text:style-name="T1831">console</text:span><text:span text:style-name="T1832">.</text:span><text:span text:style-name="T1833">log</text:span><text:span text:style-name="T1834">(</text:span><text:span text:style-name="T1835">"Transaction result:"</text:span><text:span text:style-name="T1836">,<text:s/></text:span><text:span text:style-name="T1837">result</text:span><text:span text:style-name="T1838">);</text:span></text:p>
      <text:p text:style-name="P1839"><text:span text:style-name="T1840">alert</text:span><text:span text:style-name="T1841">(</text:span><text:span text:style-name="T1842">'Successfully rewarded patient with 1 ether!'</text:span><text:span text:style-name="T1843">);</text:span></text:p>
      <text:p text:style-name="P1844"><text:span text:style-name="T1845">setRewardAmount</text:span><text:span text:style-name="T1846">(</text:span><text:span text:style-name="T1847">0</text:span><text:span text:style-name="T1848">);</text:span></text:p>
      <text:p text:style-name="P1849"><text:span text:style-name="T1850">}<text:s/></text:span><text:span text:style-name="T1851">catch</text:span><text:span text:style-name="T1852"><text:s/>(</text:span><text:span text:style-name="T1853">error</text:span><text:span text:style-name="T1854">) {</text:span></text:p>
      <text:p text:style-name="P1855"><text:span text:style-name="T1856">console</text:span><text:span text:style-name="T1857">.</text:span><text:span text:style-name="T1858">error</text:span><text:span text:style-name="T1859">(</text:span><text:span text:style-name="T1860">'Error rewarding patient:'</text:span><text:span text:style-name="T1861">,<text:s/></text:span><text:span text:style-name="T1862">error</text:span><text:span text:style-name="T1863">);</text:span></text:p>
      <text:p text:style-name="P1864"><text:span text:style-name="T1865">alert</text:span><text:span text:style-name="T1866">(</text:span><text:span text:style-name="T1867">`Failed to reward patient:<text:s/></text:span><text:span text:style-name="T1868">${</text:span><text:span text:style-name="T1869">error</text:span><text:span text:style-name="T1870">.</text:span><text:span text:style-name="T1871">message</text:span><text:span text:style-name="T1872">}</text:span><text:span text:style-name="T1873">`</text:span><text:span text:style-name="T1874">);</text:span></text:p>
      <text:p text:style-name="P1875"><text:span text:style-name="T1876">}<text:s/></text:span><text:span text:style-name="T1877">finally</text:span><text:span text:style-name="T1878"><text:s/>{</text:span></text:p>
      <text:p text:style-name="P1879"><text:span text:style-name="T1880">setLoading</text:span><text:span text:style-name="T1881">(</text:span><text:span text:style-name="T1882">false</text:span><text:span text:style-name="T1883">);</text:span></text:p>
      <text:p text:style-name="P1884">}</text:p>
      <text:p text:style-name="P1885">};</text:p>
      <text:p text:style-name="P1886"/>
      <text:p text:style-name="P1887"><text:span text:style-name="T1888">return</text:span><text:span text:style-name="T1889"><text:s/>(</text:span></text:p>
      <text:p text:style-name="P1890"><text:span text:style-name="T1891">&lt;</text:span><text:span text:style-name="T1892">div</text:span><text:span text:style-name="T1893"><text:s/></text:span><text:span text:style-name="T1894">className</text:span><text:span text:style-name="T1895">=</text:span><text:span text:style-name="T1896">"App"</text:span><text:span text:style-name="T1897">&gt;</text:span></text:p>
      <text:p text:style-name="P1898"><text:span text:style-name="T1899">&lt;</text:span><text:span text:style-name="T1900">header</text:span><text:span text:style-name="T1901"><text:s/></text:span><text:span text:style-name="T1902">className</text:span><text:span text:style-name="T1903">=</text:span><text:span text:style-name="T1904">"App-header"</text:span><text:span text:style-name="T1905">&gt;</text:span></text:p>
      <text:p text:style-name="P1906"><text:span text:style-name="T1907">&lt;</text:span><text:span text:style-name="T1908">h1</text:span><text:span text:style-name="T1909">&gt;</text:span><text:span text:style-name="T1910">Health Data Management</text:span><text:span text:style-name="T1911">&lt;/</text:span><text:span text:style-name="T1912">h1</text:span><text:span text:style-name="T1913">&gt;</text:span></text:p>
      <text:p text:style-name="P1914"><text:span text:style-name="T1915">&lt;</text:span><text:span text:style-name="T1916">p</text:span><text:span text:style-name="T1917">&gt;</text:span><text:span text:style-name="T1918">Account:<text:s/></text:span><text:span text:style-name="T1919">{</text:span><text:span text:style-name="T1920">account</text:span><text:span text:style-name="T1921">}</text:span><text:span text:style-name="T1922">&lt;/</text:span><text:span text:style-name="T1923">p</text:span><text:span text:style-name="T1924">&gt;</text:span></text:p>
      <text:p text:style-name="P1925"><text:span text:style-name="T1926">&lt;</text:span><text:span text:style-name="T1927">div</text:span><text:span text:style-name="T1928"><text:s/></text:span><text:span text:style-name="T1929">className</text:span><text:span text:style-name="T1930">=</text:span><text:span text:style-name="T1931">"form-container"</text:span><text:span text:style-name="T1932">&gt;</text:span></text:p>
      <text:p text:style-name="P1933"><text:span text:style-name="T1934">&lt;</text:span><text:span text:style-name="T1935">button</text:span><text:span text:style-name="T1936"><text:s/></text:span><text:span text:style-name="T1937">onClick</text:span><text:span text:style-name="T1938">=</text:span><text:span text:style-name="T1939">{</text:span><text:span text:style-name="T1940">handleRegisterAsPatient</text:span><text:span text:style-name="T1941">}</text:span><text:span text:style-name="T1942"><text:s/></text:span><text:span text:style-name="T1943">disabled</text:span><text:span text:style-name="T1944">=</text:span><text:span text:style-name="T1945">{</text:span><text:span text:style-name="T1946">loading</text:span><text:span text:style-name="T1947">}</text:span><text:span text:style-name="T1948">&gt;</text:span></text:p>
      <text:p text:style-name="P1949">Register as Patient</text:p>
      <text:soft-page-break/>
      <text:p text:style-name="P1950"><text:span text:style-name="T1951">&lt;/</text:span><text:span text:style-name="T1952">button</text:span><text:span text:style-name="T1953">&gt;</text:span></text:p>
      <text:p text:style-name="P1954"><text:span text:style-name="T1955">&lt;</text:span><text:span text:style-name="T1956">button</text:span><text:span text:style-name="T1957"><text:s/></text:span><text:span text:style-name="T1958">onClick</text:span><text:span text:style-name="T1959">=</text:span><text:span text:style-name="T1960">{</text:span><text:span text:style-name="T1961">handleRegisterAsHealthcareExpert</text:span><text:span text:style-name="T1962">}</text:span><text:span text:style-name="T1963"><text:s/></text:span><text:span text:style-name="T1964">disabled</text:span><text:span text:style-name="T1965">=</text:span><text:span text:style-name="T1966">{</text:span><text:span text:style-name="T1967">loading</text:span><text:span text:style-name="T1968">}</text:span><text:span text:style-name="T1969">&gt;</text:span></text:p>
      <text:p text:style-name="P1970">Register as Healthcare Expert</text:p>
      <text:p text:style-name="P1971"><text:span text:style-name="T1972">&lt;/</text:span><text:span text:style-name="T1973">button</text:span><text:span text:style-name="T1974">&gt;</text:span></text:p>
      <text:p text:style-name="P1975"><text:span text:style-name="T1976">&lt;</text:span><text:span text:style-name="T1977">button</text:span><text:span text:style-name="T1978"><text:s/></text:span><text:span text:style-name="T1979">onClick</text:span><text:span text:style-name="T1980">=</text:span><text:span text:style-name="T1981">{</text:span><text:span text:style-name="T1982">handleRegisterAsResearchInstitute</text:span><text:span text:style-name="T1983">}</text:span><text:span text:style-name="T1984"><text:s/></text:span><text:span text:style-name="T1985">disabled</text:span><text:span text:style-name="T1986">=</text:span><text:span text:style-name="T1987">{</text:span><text:span text:style-name="T1988">loading</text:span><text:span text:style-name="T1989">}</text:span><text:span text:style-name="T1990">&gt;</text:span></text:p>
      <text:p text:style-name="P1991">Register as Research Institute</text:p>
      <text:p text:style-name="P1992"><text:span text:style-name="T1993">&lt;/</text:span><text:span text:style-name="T1994">button</text:span><text:span text:style-name="T1995">&gt;</text:span></text:p>
      <text:p text:style-name="P1996"><text:span text:style-name="T1997">&lt;/</text:span><text:span text:style-name="T1998">div</text:span><text:span text:style-name="T1999">&gt;</text:span></text:p>
      <text:p text:style-name="P2000"><text:span text:style-name="T2001">&lt;/</text:span><text:span text:style-name="T2002">header</text:span><text:span text:style-name="T2003">&gt;</text:span></text:p>
      <text:p text:style-name="P2004"><text:span text:style-name="T2005">&lt;</text:span><text:span text:style-name="T2006">main</text:span><text:span text:style-name="T2007">&gt;</text:span></text:p>
      <text:p text:style-name="P2008"><text:span text:style-name="T2009">&lt;</text:span><text:span text:style-name="T2010">section</text:span><text:span text:style-name="T2011">&gt;</text:span></text:p>
      <text:p text:style-name="P2012"><text:span text:style-name="T2013">&lt;</text:span><text:span text:style-name="T2014">h2</text:span><text:span text:style-name="T2015">&gt;</text:span><text:span text:style-name="T2016">Healthcare Experts</text:span><text:span text:style-name="T2017">&lt;/</text:span><text:span text:style-name="T2018">h2</text:span><text:span text:style-name="T2019">&gt;</text:span></text:p>
      <text:p text:style-name="P2020"><text:span text:style-name="T2021">&lt;</text:span><text:span text:style-name="T2022">ul</text:span><text:span text:style-name="T2023">&gt;</text:span></text:p>
      <text:p text:style-name="P2024"><text:span text:style-name="T2025">{</text:span><text:span text:style-name="T2026">healthcareExperts</text:span><text:span text:style-name="T2027">.</text:span><text:span text:style-name="T2028">map</text:span><text:span text:style-name="T2029">((</text:span><text:span text:style-name="T2030">expert</text:span><text:span text:style-name="T2031">,<text:s/></text:span><text:span text:style-name="T2032">index</text:span><text:span text:style-name="T2033">)<text:s/></text:span><text:span text:style-name="T2034">=&gt;</text:span><text:span text:style-name="T2035"><text:s/>(</text:span></text:p>
      <text:p text:style-name="P2036"><text:span text:style-name="T2037">&lt;</text:span><text:span text:style-name="T2038">li</text:span><text:span text:style-name="T2039"><text:s/></text:span><text:span text:style-name="T2040">key</text:span><text:span text:style-name="T2041">=</text:span><text:span text:style-name="T2042">{</text:span><text:span text:style-name="T2043">index</text:span><text:span text:style-name="T2044">}</text:span><text:span text:style-name="T2045">&gt;</text:span><text:span text:style-name="T2046">{</text:span><text:span text:style-name="T2047">expert</text:span><text:span text:style-name="T2048">}</text:span><text:span text:style-name="T2049">&lt;/</text:span><text:span text:style-name="T2050">li</text:span><text:span text:style-name="T2051">&gt;</text:span></text:p>
      <text:p text:style-name="P2052"><text:span text:style-name="T2053">))</text:span><text:span text:style-name="T2054">}</text:span></text:p>
      <text:p text:style-name="P2055"><text:span text:style-name="T2056">&lt;/</text:span><text:span text:style-name="T2057">ul</text:span><text:span text:style-name="T2058">&gt;</text:span></text:p>
      <text:p text:style-name="P2059"><text:span text:style-name="T2060">&lt;</text:span><text:span text:style-name="T2061">form</text:span><text:span text:style-name="T2062"><text:s/></text:span><text:span text:style-name="T2063">onSubmit</text:span><text:span text:style-name="T2064">=</text:span><text:span text:style-name="T2065">{</text:span><text:span text:style-name="T2066">handleAddHealthcareExpert</text:span><text:span text:style-name="T2067">}</text:span><text:span text:style-name="T2068">&gt;</text:span></text:p>
      <text:p text:style-name="P2069"><text:span text:style-name="T2070">&lt;</text:span><text:span text:style-name="T2071">input</text:span></text:p>
      <text:p text:style-name="P2072"><text:span text:style-name="T2073">type</text:span><text:span text:style-name="T2074">=</text:span><text:span text:style-name="T2075">"text"</text:span></text:p>
      <text:p text:style-name="P2076"><text:span text:style-name="T2077">value</text:span><text:span text:style-name="T2078">=</text:span><text:span text:style-name="T2079">{</text:span><text:span text:style-name="T2080">expertAddress</text:span><text:span text:style-name="T2081">}</text:span></text:p>
      <text:p text:style-name="P2082"><text:span text:style-name="T2083">onChange</text:span><text:span text:style-name="T2084">=</text:span><text:span text:style-name="T2085">{</text:span><text:span text:style-name="T2086">(</text:span><text:span text:style-name="T2087">e</text:span><text:span text:style-name="T2088">)<text:s/></text:span><text:span text:style-name="T2089">=&gt;</text:span><text:span text:style-name="T2090"><text:s/></text:span><text:span text:style-name="T2091">setExpertAddress</text:span><text:span text:style-name="T2092">(</text:span><text:span text:style-name="T2093">e</text:span><text:span text:style-name="T2094">.</text:span><text:span text:style-name="T2095">target</text:span><text:span text:style-name="T2096">.</text:span><text:span text:style-name="T2097">value</text:span><text:span text:style-name="T2098">)</text:span><text:span text:style-name="T2099">}</text:span></text:p>
      <text:p text:style-name="P2100"><text:span text:style-name="T2101">placeholder</text:span><text:span text:style-name="T2102">=</text:span><text:span text:style-name="T2103">"Healthcare Expert Address"</text:span></text:p>
      <text:p text:style-name="P2104">/&gt;</text:p>
      <text:p text:style-name="P2105"><text:span text:style-name="T2106">&lt;</text:span><text:span text:style-name="T2107">button</text:span><text:span text:style-name="T2108"><text:s/></text:span><text:span text:style-name="T2109">type</text:span><text:span text:style-name="T2110">=</text:span><text:span text:style-name="T2111">"submit"</text:span><text:span text:style-name="T2112"><text:s/></text:span><text:span text:style-name="T2113">disabled</text:span><text:span text:style-name="T2114">=</text:span><text:span text:style-name="T2115">{</text:span><text:span text:style-name="T2116">loading</text:span><text:span text:style-name="T2117">}</text:span><text:span text:style-name="T2118">&gt;</text:span></text:p>
      <text:p text:style-name="P2119">Add Healthcare Expert</text:p>
      <text:p text:style-name="P2120"><text:span text:style-name="T2121">&lt;/</text:span><text:span text:style-name="T2122">button</text:span><text:span text:style-name="T2123">&gt;</text:span></text:p>
      <text:p text:style-name="P2124"><text:span text:style-name="T2125">&lt;/</text:span><text:span text:style-name="T2126">form</text:span><text:span text:style-name="T2127">&gt;</text:span></text:p>
      <text:p text:style-name="P2128"><text:span text:style-name="T2129">&lt;/</text:span><text:span text:style-name="T2130">section</text:span><text:span text:style-name="T2131">&gt;</text:span></text:p>
      <text:p text:style-name="P2132"><text:span text:style-name="T2133">&lt;</text:span><text:span text:style-name="T2134">section</text:span><text:span text:style-name="T2135">&gt;</text:span></text:p>
      <text:p text:style-name="P2136"><text:span text:style-name="T2137">&lt;</text:span><text:span text:style-name="T2138">h2</text:span><text:span text:style-name="T2139">&gt;</text:span><text:span text:style-name="T2140">Patients</text:span><text:span text:style-name="T2141">&lt;/</text:span><text:span text:style-name="T2142">h2</text:span><text:span text:style-name="T2143">&gt;</text:span></text:p>
      <text:p text:style-name="P2144"><text:span text:style-name="T2145">&lt;</text:span><text:span text:style-name="T2146">ul</text:span><text:span text:style-name="T2147">&gt;</text:span></text:p>
      <text:p text:style-name="P2148"><text:span text:style-name="T2149">{</text:span><text:span text:style-name="T2150">patients</text:span><text:span text:style-name="T2151">.</text:span><text:span text:style-name="T2152">map</text:span><text:span text:style-name="T2153">((</text:span><text:span text:style-name="T2154">patient</text:span><text:span text:style-name="T2155">,<text:s/></text:span><text:span text:style-name="T2156">index</text:span><text:span text:style-name="T2157">)<text:s/></text:span><text:span text:style-name="T2158">=&gt;</text:span><text:span text:style-name="T2159"><text:s/>(</text:span></text:p>
      <text:p text:style-name="P2160"><text:span text:style-name="T2161">&lt;</text:span><text:span text:style-name="T2162">li</text:span><text:span text:style-name="T2163"><text:s/></text:span><text:span text:style-name="T2164">key</text:span><text:span text:style-name="T2165">=</text:span><text:span text:style-name="T2166">{</text:span><text:span text:style-name="T2167">index</text:span><text:span text:style-name="T2168">}</text:span><text:span text:style-name="T2169">&gt;</text:span><text:span text:style-name="T2170">{</text:span><text:span text:style-name="T2171">patient</text:span><text:span text:style-name="T2172">}</text:span><text:span text:style-name="T2173">&lt;/</text:span><text:span text:style-name="T2174">li</text:span><text:span text:style-name="T2175">&gt;</text:span></text:p>
      <text:p text:style-name="P2176"><text:span text:style-name="T2177">))</text:span><text:span text:style-name="T2178">}</text:span></text:p>
      <text:p text:style-name="P2179"><text:span text:style-name="T2180">&lt;/</text:span><text:span text:style-name="T2181">ul</text:span><text:span text:style-name="T2182">&gt;</text:span></text:p>
      <text:p text:style-name="P2183"><text:span text:style-name="T2184">&lt;</text:span><text:span text:style-name="T2185">form</text:span><text:span text:style-name="T2186"><text:s/></text:span><text:span text:style-name="T2187">onSubmit</text:span><text:span text:style-name="T2188">=</text:span><text:span text:style-name="T2189">{</text:span><text:span text:style-name="T2190">handleSendMessageToPatient</text:span><text:span text:style-name="T2191">}</text:span><text:span text:style-name="T2192">&gt;</text:span></text:p>
      <text:p text:style-name="P2193"><text:span text:style-name="T2194">&lt;</text:span><text:span text:style-name="T2195">input</text:span></text:p>
      <text:p text:style-name="P2196"><text:span text:style-name="T2197">type</text:span><text:span text:style-name="T2198">=</text:span><text:span text:style-name="T2199">"text"</text:span></text:p>
      <text:p text:style-name="P2200"><text:span text:style-name="T2201">value</text:span><text:span text:style-name="T2202">=</text:span><text:span text:style-name="T2203">{</text:span><text:span text:style-name="T2204">patientAddress</text:span><text:span text:style-name="T2205">}</text:span></text:p>
      <text:p text:style-name="P2206"><text:span text:style-name="T2207">onChange</text:span><text:span text:style-name="T2208">=</text:span><text:span text:style-name="T2209">{</text:span><text:span text:style-name="T2210">(</text:span><text:span text:style-name="T2211">e</text:span><text:span text:style-name="T2212">)<text:s/></text:span><text:span text:style-name="T2213">=&gt;</text:span><text:span text:style-name="T2214"><text:s/></text:span><text:span text:style-name="T2215">setPatientAddress</text:span><text:span text:style-name="T2216">(</text:span><text:span text:style-name="T2217">e</text:span><text:span text:style-name="T2218">.</text:span><text:span text:style-name="T2219">target</text:span><text:span text:style-name="T2220">.</text:span><text:span text:style-name="T2221">value</text:span><text:span text:style-name="T2222">)</text:span><text:span text:style-name="T2223">}</text:span></text:p>
      <text:p text:style-name="P2224"><text:span text:style-name="T2225">placeholder</text:span><text:span text:style-name="T2226">=</text:span><text:span text:style-name="T2227">"Patient Address"</text:span></text:p>
      <text:p text:style-name="P2228">/&gt;</text:p>
      <text:p text:style-name="P2229"><text:span text:style-name="T2230">&lt;</text:span><text:span text:style-name="T2231">input</text:span></text:p>
      <text:p text:style-name="P2232"><text:span text:style-name="T2233">type</text:span><text:span text:style-name="T2234">=</text:span><text:span text:style-name="T2235">"text"</text:span></text:p>
      <text:p text:style-name="P2236"><text:span text:style-name="T2237">value</text:span><text:span text:style-name="T2238">=</text:span><text:span text:style-name="T2239">{</text:span><text:span text:style-name="T2240">message</text:span><text:span text:style-name="T2241">}</text:span></text:p>
      <text:p text:style-name="P2242"><text:span text:style-name="T2243">onChange</text:span><text:span text:style-name="T2244">=</text:span><text:span text:style-name="T2245">{</text:span><text:span text:style-name="T2246">(</text:span><text:span text:style-name="T2247">e</text:span><text:span text:style-name="T2248">)<text:s/></text:span><text:span text:style-name="T2249">=&gt;</text:span><text:span text:style-name="T2250"><text:s/></text:span><text:span text:style-name="T2251">setMessage</text:span><text:span text:style-name="T2252">(</text:span><text:span text:style-name="T2253">e</text:span><text:span text:style-name="T2254">.</text:span><text:span text:style-name="T2255">target</text:span><text:span text:style-name="T2256">.</text:span><text:span text:style-name="T2257">value</text:span><text:span text:style-name="T2258">)</text:span><text:span text:style-name="T2259">}</text:span></text:p>
      <text:p text:style-name="P2260"><text:span text:style-name="T2261">placeholder</text:span><text:span text:style-name="T2262">=</text:span><text:span text:style-name="T2263">"Message"</text:span></text:p>
      <text:p text:style-name="P2264">/&gt;</text:p>
      <text:p text:style-name="P2265"><text:span text:style-name="T2266">&lt;</text:span><text:span text:style-name="T2267">button</text:span><text:span text:style-name="T2268"><text:s/></text:span><text:span text:style-name="T2269">type</text:span><text:span text:style-name="T2270">=</text:span><text:span text:style-name="T2271">"submit"</text:span><text:span text:style-name="T2272"><text:s/></text:span><text:span text:style-name="T2273">disabled</text:span><text:span text:style-name="T2274">=</text:span><text:span text:style-name="T2275">{</text:span><text:span text:style-name="T2276">loading</text:span><text:span text:style-name="T2277">}</text:span><text:span text:style-name="T2278">&gt;</text:span></text:p>
      <text:p text:style-name="P2279">Send Message to Patient</text:p>
      <text:p text:style-name="P2280"><text:span text:style-name="T2281">&lt;/</text:span><text:span text:style-name="T2282">button</text:span><text:span text:style-name="T2283">&gt;</text:span></text:p>
      <text:p text:style-name="P2284"><text:span text:style-name="T2285">&lt;/</text:span><text:span text:style-name="T2286">form</text:span><text:span text:style-name="T2287">&gt;</text:span></text:p>
      <text:p text:style-name="P2288"><text:span text:style-name="T2289">&lt;/</text:span><text:span text:style-name="T2290">section</text:span><text:span text:style-name="T2291">&gt;</text:span></text:p>
      <text:p text:style-name="P2292"><text:span text:style-name="T2293">&lt;</text:span><text:span text:style-name="T2294">section</text:span><text:span text:style-name="T2295">&gt;</text:span></text:p>
      <text:p text:style-name="P2296"><text:span text:style-name="T2297">&lt;</text:span><text:span text:style-name="T2298">h2</text:span><text:span text:style-name="T2299">&gt;</text:span><text:span text:style-name="T2300">Notifications</text:span><text:span text:style-name="T2301">&lt;/</text:span><text:span text:style-name="T2302">h2</text:span><text:span text:style-name="T2303">&gt;</text:span></text:p>
      <text:p text:style-name="P2304"><text:span text:style-name="T2305">&lt;</text:span><text:span text:style-name="T2306">ul</text:span><text:span text:style-name="T2307">&gt;</text:span></text:p>
      <text:p text:style-name="P2308"><text:span text:style-name="T2309">{</text:span><text:span text:style-name="T2310">notifications</text:span><text:span text:style-name="T2311">.</text:span><text:span text:style-name="T2312">map</text:span><text:span text:style-name="T2313">((</text:span><text:span text:style-name="T2314">notification</text:span><text:span text:style-name="T2315">,<text:s/></text:span><text:span text:style-name="T2316">index</text:span><text:span text:style-name="T2317">)<text:s/></text:span><text:span text:style-name="T2318">=&gt;</text:span><text:span text:style-name="T2319"><text:s/>(</text:span></text:p>
      <text:p text:style-name="P2320"><text:span text:style-name="T2321">&lt;</text:span><text:span text:style-name="T2322">li</text:span><text:span text:style-name="T2323"><text:s/></text:span><text:span text:style-name="T2324">key</text:span><text:span text:style-name="T2325">=</text:span><text:span text:style-name="T2326">{</text:span><text:span text:style-name="T2327">index</text:span><text:span text:style-name="T2328">}</text:span><text:span text:style-name="T2329">&gt;</text:span><text:span text:style-name="T2330">{</text:span><text:span text:style-name="T2331">notification</text:span><text:span text:style-name="T2332">}</text:span><text:span text:style-name="T2333">&lt;/</text:span><text:span text:style-name="T2334">li</text:span><text:span text:style-name="T2335">&gt;</text:span></text:p>
      <text:p text:style-name="P2336"><text:span text:style-name="T2337">))</text:span><text:span text:style-name="T2338">}</text:span></text:p>
      <text:p text:style-name="P2339"><text:span text:style-name="T2340">&lt;/</text:span><text:span text:style-name="T2341">ul</text:span><text:span text:style-name="T2342">&gt;</text:span></text:p>
      <text:p text:style-name="P2343"><text:span text:style-name="T2344">&lt;/</text:span><text:span text:style-name="T2345">section</text:span><text:span text:style-name="T2346">&gt;</text:span></text:p>
      <text:p text:style-name="P2347"><text:span text:style-name="T2348">&lt;</text:span><text:span text:style-name="T2349">section</text:span><text:span text:style-name="T2350">&gt;</text:span></text:p>
      <text:p text:style-name="P2351"><text:span text:style-name="T2352">&lt;</text:span><text:span text:style-name="T2353">h2</text:span><text:span text:style-name="T2354">&gt;</text:span><text:span text:style-name="T2355">Family Members</text:span><text:span text:style-name="T2356">&lt;/</text:span><text:span text:style-name="T2357">h2</text:span><text:span text:style-name="T2358">&gt;</text:span></text:p>
      <text:p text:style-name="P2359"><text:span text:style-name="T2360">&lt;</text:span><text:span text:style-name="T2361">ul</text:span><text:span text:style-name="T2362">&gt;</text:span></text:p>
      <text:p text:style-name="P2363"><text:span text:style-name="T2364">{</text:span><text:span text:style-name="T2365">familyMembers</text:span><text:span text:style-name="T2366">.</text:span><text:span text:style-name="T2367">map</text:span><text:span text:style-name="T2368">((</text:span><text:span text:style-name="T2369">member</text:span><text:span text:style-name="T2370">,<text:s/></text:span><text:span text:style-name="T2371">index</text:span><text:span text:style-name="T2372">)<text:s/></text:span><text:span text:style-name="T2373">=&gt;</text:span><text:span text:style-name="T2374"><text:s/>(</text:span></text:p>
      <text:soft-page-break/>
      <text:p text:style-name="P2375"><text:span text:style-name="T2376">&lt;</text:span><text:span text:style-name="T2377">li</text:span><text:span text:style-name="T2378"><text:s/></text:span><text:span text:style-name="T2379">key</text:span><text:span text:style-name="T2380">=</text:span><text:span text:style-name="T2381">{</text:span><text:span text:style-name="T2382">index</text:span><text:span text:style-name="T2383">}</text:span><text:span text:style-name="T2384">&gt;</text:span><text:span text:style-name="T2385">{</text:span><text:span text:style-name="T2386">member</text:span><text:span text:style-name="T2387">}</text:span><text:span text:style-name="T2388">&lt;/</text:span><text:span text:style-name="T2389">li</text:span><text:span text:style-name="T2390">&gt;</text:span></text:p>
      <text:p text:style-name="P2391"><text:span text:style-name="T2392">))</text:span><text:span text:style-name="T2393">}</text:span></text:p>
      <text:p text:style-name="P2394"><text:span text:style-name="T2395">&lt;/</text:span><text:span text:style-name="T2396">ul</text:span><text:span text:style-name="T2397">&gt;</text:span></text:p>
      <text:p text:style-name="P2398"><text:span text:style-name="T2399">&lt;</text:span><text:span text:style-name="T2400">form</text:span><text:span text:style-name="T2401"><text:s/></text:span><text:span text:style-name="T2402">onSubmit</text:span><text:span text:style-name="T2403">=</text:span><text:span text:style-name="T2404">{</text:span><text:span text:style-name="T2405">handleAddFamilyMember</text:span><text:span text:style-name="T2406">}</text:span><text:span text:style-name="T2407">&gt;</text:span></text:p>
      <text:p text:style-name="P2408"><text:span text:style-name="T2409">&lt;</text:span><text:span text:style-name="T2410">input</text:span></text:p>
      <text:p text:style-name="P2411"><text:span text:style-name="T2412">type</text:span><text:span text:style-name="T2413">=</text:span><text:span text:style-name="T2414">"text"</text:span></text:p>
      <text:p text:style-name="P2415"><text:span text:style-name="T2416">value</text:span><text:span text:style-name="T2417">=</text:span><text:span text:style-name="T2418">{</text:span><text:span text:style-name="T2419">familyMemberAddress</text:span><text:span text:style-name="T2420">}</text:span></text:p>
      <text:p text:style-name="P2421"><text:span text:style-name="T2422">onChange</text:span><text:span text:style-name="T2423">=</text:span><text:span text:style-name="T2424">{</text:span><text:span text:style-name="T2425">(</text:span><text:span text:style-name="T2426">e</text:span><text:span text:style-name="T2427">)<text:s/></text:span><text:span text:style-name="T2428">=&gt;</text:span><text:span text:style-name="T2429"><text:s/></text:span><text:span text:style-name="T2430">setFamilyMemberAddress</text:span><text:span text:style-name="T2431">(</text:span><text:span text:style-name="T2432">e</text:span><text:span text:style-name="T2433">.</text:span><text:span text:style-name="T2434">target</text:span><text:span text:style-name="T2435">.</text:span><text:span text:style-name="T2436">value</text:span><text:span text:style-name="T2437">)</text:span><text:span text:style-name="T2438">}</text:span></text:p>
      <text:p text:style-name="P2439"><text:span text:style-name="T2440">placeholder</text:span><text:span text:style-name="T2441">=</text:span><text:span text:style-name="T2442">"Family Member Address"</text:span></text:p>
      <text:p text:style-name="P2443">/&gt;</text:p>
      <text:p text:style-name="P2444"><text:span text:style-name="T2445">&lt;</text:span><text:span text:style-name="T2446">button</text:span><text:span text:style-name="T2447"><text:s/></text:span><text:span text:style-name="T2448">type</text:span><text:span text:style-name="T2449">=</text:span><text:span text:style-name="T2450">"submit"</text:span><text:span text:style-name="T2451"><text:s/></text:span><text:span text:style-name="T2452">disabled</text:span><text:span text:style-name="T2453">=</text:span><text:span text:style-name="T2454">{</text:span><text:span text:style-name="T2455">loading</text:span><text:span text:style-name="T2456">}</text:span><text:span text:style-name="T2457">&gt;</text:span></text:p>
      <text:p text:style-name="P2458">Add Family Member</text:p>
      <text:p text:style-name="P2459"><text:span text:style-name="T2460">&lt;/</text:span><text:span text:style-name="T2461">button</text:span><text:span text:style-name="T2462">&gt;</text:span></text:p>
      <text:p text:style-name="P2463"><text:span text:style-name="T2464">&lt;/</text:span><text:span text:style-name="T2465">form</text:span><text:span text:style-name="T2466">&gt;</text:span></text:p>
      <text:p text:style-name="P2467"><text:span text:style-name="T2468">&lt;/</text:span><text:span text:style-name="T2469">section</text:span><text:span text:style-name="T2470">&gt;</text:span></text:p>
      <text:p text:style-name="P2471"><text:span text:style-name="T2472">&lt;</text:span><text:span text:style-name="T2473">section</text:span><text:span text:style-name="T2474">&gt;</text:span></text:p>
      <text:p text:style-name="P2475"><text:span text:style-name="T2476">&lt;</text:span><text:span text:style-name="T2477">h2</text:span><text:span text:style-name="T2478">&gt;</text:span><text:span text:style-name="T2479">Research Institutes</text:span><text:span text:style-name="T2480">&lt;/</text:span><text:span text:style-name="T2481">h2</text:span><text:span text:style-name="T2482">&gt;</text:span></text:p>
      <text:p text:style-name="P2483"><text:span text:style-name="T2484">&lt;</text:span><text:span text:style-name="T2485">ul</text:span><text:span text:style-name="T2486">&gt;</text:span></text:p>
      <text:p text:style-name="P2487"><text:span text:style-name="T2488">{</text:span><text:span text:style-name="T2489">researchInstitutes</text:span><text:span text:style-name="T2490">.</text:span><text:span text:style-name="T2491">map</text:span><text:span text:style-name="T2492">((</text:span><text:span text:style-name="T2493">ri</text:span><text:span text:style-name="T2494">,<text:s/></text:span><text:span text:style-name="T2495">index</text:span><text:span text:style-name="T2496">)<text:s/></text:span><text:span text:style-name="T2497">=&gt;</text:span><text:span text:style-name="T2498"><text:s/>(</text:span></text:p>
      <text:p text:style-name="P2499"><text:span text:style-name="T2500">&lt;</text:span><text:span text:style-name="T2501">li</text:span><text:span text:style-name="T2502"><text:s/></text:span><text:span text:style-name="T2503">key</text:span><text:span text:style-name="T2504">=</text:span><text:span text:style-name="T2505">{</text:span><text:span text:style-name="T2506">index</text:span><text:span text:style-name="T2507">}</text:span><text:span text:style-name="T2508">&gt;</text:span><text:span text:style-name="T2509">{</text:span><text:span text:style-name="T2510">ri</text:span><text:span text:style-name="T2511">}</text:span><text:span text:style-name="T2512">&lt;/</text:span><text:span text:style-name="T2513">li</text:span><text:span text:style-name="T2514">&gt;</text:span></text:p>
      <text:p text:style-name="P2515"><text:span text:style-name="T2516">))</text:span><text:span text:style-name="T2517">}</text:span></text:p>
      <text:p text:style-name="P2518"><text:span text:style-name="T2519">&lt;/</text:span><text:span text:style-name="T2520">ul</text:span><text:span text:style-name="T2521">&gt;</text:span></text:p>
      <text:p text:style-name="P2522"><text:span text:style-name="T2523">&lt;/</text:span><text:span text:style-name="T2524">section</text:span><text:span text:style-name="T2525">&gt;</text:span></text:p>
      <text:p text:style-name="P2526"><text:span text:style-name="T2527">&lt;</text:span><text:span text:style-name="T2528">section</text:span><text:span text:style-name="T2529">&gt;</text:span></text:p>
      <text:p text:style-name="P2530"><text:span text:style-name="T2531">&lt;</text:span><text:span text:style-name="T2532">form</text:span><text:span text:style-name="T2533"><text:s/></text:span><text:span text:style-name="T2534">onSubmit</text:span><text:span text:style-name="T2535">=</text:span><text:span text:style-name="T2536">{</text:span><text:span text:style-name="T2537">handleSendHealthData</text:span><text:span text:style-name="T2538">}</text:span><text:span text:style-name="T2539">&gt;</text:span></text:p>
      <text:p text:style-name="P2540"><text:span text:style-name="T2541">&lt;</text:span><text:span text:style-name="T2542">h2</text:span><text:span text:style-name="T2543">&gt;</text:span><text:span text:style-name="T2544">Send Health Data</text:span><text:span text:style-name="T2545">&lt;/</text:span><text:span text:style-name="T2546">h2</text:span><text:span text:style-name="T2547">&gt;</text:span></text:p>
      <text:p text:style-name="P2548"><text:span text:style-name="T2549">&lt;</text:span><text:span text:style-name="T2550">textarea</text:span></text:p>
      <text:p text:style-name="P2551"><text:span text:style-name="T2552">value</text:span><text:span text:style-name="T2553">=</text:span><text:span text:style-name="T2554">{</text:span><text:span text:style-name="T2555">healthData</text:span><text:span text:style-name="T2556">}</text:span></text:p>
      <text:p text:style-name="P2557"><text:span text:style-name="T2558">onChange</text:span><text:span text:style-name="T2559">=</text:span><text:span text:style-name="T2560">{</text:span><text:span text:style-name="T2561">(</text:span><text:span text:style-name="T2562">e</text:span><text:span text:style-name="T2563">)<text:s/></text:span><text:span text:style-name="T2564">=&gt;</text:span><text:span text:style-name="T2565"><text:s/></text:span><text:span text:style-name="T2566">setHealthData</text:span><text:span text:style-name="T2567">(</text:span><text:span text:style-name="T2568">e</text:span><text:span text:style-name="T2569">.</text:span><text:span text:style-name="T2570">target</text:span><text:span text:style-name="T2571">.</text:span><text:span text:style-name="T2572">value</text:span><text:span text:style-name="T2573">)</text:span><text:span text:style-name="T2574">}</text:span></text:p>
      <text:p text:style-name="P2575"><text:span text:style-name="T2576">placeholder</text:span><text:span text:style-name="T2577">=</text:span><text:span text:style-name="T2578">"Health Data"</text:span></text:p>
      <text:p text:style-name="P2579">/&gt;</text:p>
      <text:p text:style-name="P2580"><text:span text:style-name="T2581">&lt;</text:span><text:span text:style-name="T2582">button</text:span><text:span text:style-name="T2583"><text:s/></text:span><text:span text:style-name="T2584">type</text:span><text:span text:style-name="T2585">=</text:span><text:span text:style-name="T2586">"submit"</text:span><text:span text:style-name="T2587"><text:s/></text:span><text:span text:style-name="T2588">disabled</text:span><text:span text:style-name="T2589">=</text:span><text:span text:style-name="T2590">{</text:span><text:span text:style-name="T2591">loading</text:span><text:span text:style-name="T2592">}</text:span><text:span text:style-name="T2593">&gt;</text:span></text:p>
      <text:p text:style-name="P2594">Send Health Data</text:p>
      <text:p text:style-name="P2595"><text:span text:style-name="T2596">&lt;/</text:span><text:span text:style-name="T2597">button</text:span><text:span text:style-name="T2598">&gt;</text:span></text:p>
      <text:p text:style-name="P2599"><text:span text:style-name="T2600">&lt;/</text:span><text:span text:style-name="T2601">form</text:span><text:span text:style-name="T2602">&gt;</text:span></text:p>
      <text:p text:style-name="P2603"><text:span text:style-name="T2604">&lt;/</text:span><text:span text:style-name="T2605">section</text:span><text:span text:style-name="T2606">&gt;</text:span></text:p>
      <text:p text:style-name="P2607"><text:span text:style-name="T2608">&lt;</text:span><text:span text:style-name="T2609">section</text:span><text:span text:style-name="T2610">&gt;</text:span></text:p>
      <text:p text:style-name="P2611"><text:span text:style-name="T2612">&lt;</text:span><text:span text:style-name="T2613">form</text:span><text:span text:style-name="T2614"><text:s/></text:span><text:span text:style-name="T2615">onSubmit</text:span><text:span text:style-name="T2616">=</text:span><text:span text:style-name="T2617">{</text:span><text:span text:style-name="T2618">handleSetConsentToRI</text:span><text:span text:style-name="T2619">}</text:span><text:span text:style-name="T2620">&gt;</text:span></text:p>
      <text:p text:style-name="P2621"><text:span text:style-name="T2622">&lt;</text:span><text:span text:style-name="T2623">h2</text:span><text:span text:style-name="T2624">&gt;</text:span><text:span text:style-name="T2625">Set Consent to Research Institutes</text:span><text:span text:style-name="T2626">&lt;/</text:span><text:span text:style-name="T2627">h2</text:span><text:span text:style-name="T2628">&gt;</text:span></text:p>
      <text:p text:style-name="P2629"><text:span text:style-name="T2630">&lt;</text:span><text:span text:style-name="T2631">label</text:span><text:span text:style-name="T2632">&gt;</text:span></text:p>
      <text:p text:style-name="P2633"><text:span text:style-name="T2634">&lt;</text:span><text:span text:style-name="T2635">input</text:span></text:p>
      <text:p text:style-name="P2636"><text:span text:style-name="T2637">type</text:span><text:span text:style-name="T2638">=</text:span><text:span text:style-name="T2639">"checkbox"</text:span></text:p>
      <text:p text:style-name="P2640"><text:span text:style-name="T2641">checked</text:span><text:span text:style-name="T2642">=</text:span><text:span text:style-name="T2643">{</text:span><text:span text:style-name="T2644">consentToRI</text:span><text:span text:style-name="T2645">}</text:span></text:p>
      <text:p text:style-name="P2646"><text:span text:style-name="T2647">onChange</text:span><text:span text:style-name="T2648">=</text:span><text:span text:style-name="T2649">{</text:span><text:span text:style-name="T2650">(</text:span><text:span text:style-name="T2651">e</text:span><text:span text:style-name="T2652">)<text:s/></text:span><text:span text:style-name="T2653">=&gt;</text:span><text:span text:style-name="T2654"><text:s/></text:span><text:span text:style-name="T2655">setConsentToRI</text:span><text:span text:style-name="T2656">(</text:span><text:span text:style-name="T2657">e</text:span><text:span text:style-name="T2658">.</text:span><text:span text:style-name="T2659">target</text:span><text:span text:style-name="T2660">.</text:span><text:span text:style-name="T2661">checked</text:span><text:span text:style-name="T2662">)</text:span><text:span text:style-name="T2663">}</text:span></text:p>
      <text:p text:style-name="P2664">/&gt;</text:p>
      <text:p text:style-name="P2665">Consent to share data with Research Institutes</text:p>
      <text:p text:style-name="P2666"><text:span text:style-name="T2667">&lt;/</text:span><text:span text:style-name="T2668">label</text:span><text:span text:style-name="T2669">&gt;</text:span></text:p>
      <text:p text:style-name="P2670"><text:span text:style-name="T2671">&lt;</text:span><text:span text:style-name="T2672">button</text:span><text:span text:style-name="T2673"><text:s/></text:span><text:span text:style-name="T2674">type</text:span><text:span text:style-name="T2675">=</text:span><text:span text:style-name="T2676">"submit"</text:span><text:span text:style-name="T2677"><text:s/></text:span><text:span text:style-name="T2678">disabled</text:span><text:span text:style-name="T2679">=</text:span><text:span text:style-name="T2680">{</text:span><text:span text:style-name="T2681">loading</text:span><text:span text:style-name="T2682">}</text:span><text:span text:style-name="T2683">&gt;</text:span></text:p>
      <text:p text:style-name="P2684">Set Consent</text:p>
      <text:p text:style-name="P2685"><text:span text:style-name="T2686">&lt;/</text:span><text:span text:style-name="T2687">button</text:span><text:span text:style-name="T2688">&gt;</text:span></text:p>
      <text:p text:style-name="P2689"><text:span text:style-name="T2690">&lt;/</text:span><text:span text:style-name="T2691">form</text:span><text:span text:style-name="T2692">&gt;</text:span></text:p>
      <text:p text:style-name="P2693"><text:span text:style-name="T2694">&lt;/</text:span><text:span text:style-name="T2695">section</text:span><text:span text:style-name="T2696">&gt;</text:span></text:p>
      <text:p text:style-name="P2697"><text:span text:style-name="T2698">&lt;</text:span><text:span text:style-name="T2699">section</text:span><text:span text:style-name="T2700">&gt;</text:span></text:p>
      <text:p text:style-name="P2701"><text:span text:style-name="T2702">&lt;</text:span><text:span text:style-name="T2703">form</text:span><text:span text:style-name="T2704"><text:s/></text:span><text:span text:style-name="T2705">onSubmit</text:span><text:span text:style-name="T2706">=</text:span><text:span text:style-name="T2707">{</text:span><text:span text:style-name="T2708">handleRewardPatient</text:span><text:span text:style-name="T2709">}</text:span><text:span text:style-name="T2710">&gt;</text:span></text:p>
      <text:p text:style-name="P2711"><text:span text:style-name="T2712">&lt;</text:span><text:span text:style-name="T2713">h2</text:span><text:span text:style-name="T2714">&gt;</text:span><text:span text:style-name="T2715">Reward Patient</text:span><text:span text:style-name="T2716">&lt;/</text:span><text:span text:style-name="T2717">h2</text:span><text:span text:style-name="T2718">&gt;</text:span></text:p>
      <text:p text:style-name="P2719"><text:span text:style-name="T2720">&lt;</text:span><text:span text:style-name="T2721">input</text:span></text:p>
      <text:p text:style-name="P2722"><text:span text:style-name="T2723">type</text:span><text:span text:style-name="T2724">=</text:span><text:span text:style-name="T2725">"text"</text:span></text:p>
      <text:p text:style-name="P2726"><text:span text:style-name="T2727">value</text:span><text:span text:style-name="T2728">=</text:span><text:span text:style-name="T2729">{</text:span><text:span text:style-name="T2730">patientAddress</text:span><text:span text:style-name="T2731">}</text:span></text:p>
      <text:p text:style-name="P2732"><text:span text:style-name="T2733">onChange</text:span><text:span text:style-name="T2734">=</text:span><text:span text:style-name="T2735">{</text:span><text:span text:style-name="T2736">(</text:span><text:span text:style-name="T2737">e</text:span><text:span text:style-name="T2738">)<text:s/></text:span><text:span text:style-name="T2739">=&gt;</text:span><text:span text:style-name="T2740"><text:s/></text:span><text:span text:style-name="T2741">setPatientAddress</text:span><text:span text:style-name="T2742">(</text:span><text:span text:style-name="T2743">e</text:span><text:span text:style-name="T2744">.</text:span><text:span text:style-name="T2745">target</text:span><text:span text:style-name="T2746">.</text:span><text:span text:style-name="T2747">value</text:span><text:span text:style-name="T2748">)</text:span><text:span text:style-name="T2749">}</text:span></text:p>
      <text:p text:style-name="P2750"><text:span text:style-name="T2751">placeholder</text:span><text:span text:style-name="T2752">=</text:span><text:span text:style-name="T2753">"Patient Address"</text:span></text:p>
      <text:p text:style-name="P2754">/&gt;</text:p>
      <text:p text:style-name="P2755"><text:span text:style-name="T2756">&lt;</text:span><text:span text:style-name="T2757">input</text:span></text:p>
      <text:p text:style-name="P2758"><text:span text:style-name="T2759">type</text:span><text:span text:style-name="T2760">=</text:span><text:span text:style-name="T2761">"number"</text:span></text:p>
      <text:p text:style-name="P2762"><text:span text:style-name="T2763">value</text:span><text:span text:style-name="T2764">=</text:span><text:span text:style-name="T2765">{</text:span><text:span text:style-name="T2766">rewardAmount</text:span><text:span text:style-name="T2767">}</text:span></text:p>
      <text:p text:style-name="P2768"><text:span text:style-name="T2769">onChange</text:span><text:span text:style-name="T2770">=</text:span><text:span text:style-name="T2771">{</text:span><text:span text:style-name="T2772">(</text:span><text:span text:style-name="T2773">e</text:span><text:span text:style-name="T2774">)<text:s/></text:span><text:span text:style-name="T2775">=&gt;</text:span><text:span text:style-name="T2776"><text:s/></text:span><text:span text:style-name="T2777">setRewardAmount</text:span><text:span text:style-name="T2778">(</text:span><text:span text:style-name="T2779">Number</text:span><text:span text:style-name="T2780">(</text:span><text:span text:style-name="T2781">e</text:span><text:span text:style-name="T2782">.</text:span><text:span text:style-name="T2783">target</text:span><text:span text:style-name="T2784">.</text:span><text:span text:style-name="T2785">value</text:span><text:span text:style-name="T2786">))</text:span><text:span text:style-name="T2787">}</text:span></text:p>
      <text:p text:style-name="P2788"><text:span text:style-name="T2789">placeholder</text:span><text:span text:style-name="T2790">=</text:span><text:span text:style-name="T2791">"Reward Amount"</text:span></text:p>
      <text:soft-page-break/>
      <text:p text:style-name="P2792">/&gt;</text:p>
      <text:p text:style-name="P2793"><text:span text:style-name="T2794">&lt;</text:span><text:span text:style-name="T2795">button</text:span><text:span text:style-name="T2796"><text:s/></text:span><text:span text:style-name="T2797">type</text:span><text:span text:style-name="T2798">=</text:span><text:span text:style-name="T2799">"submit"</text:span><text:span text:style-name="T2800"><text:s/></text:span><text:span text:style-name="T2801">disabled</text:span><text:span text:style-name="T2802">=</text:span><text:span text:style-name="T2803">{</text:span><text:span text:style-name="T2804">loading</text:span><text:span text:style-name="T2805">}</text:span><text:span text:style-name="T2806">&gt;</text:span></text:p>
      <text:p text:style-name="P2807">Reward Patient</text:p>
      <text:p text:style-name="P2808"><text:span text:style-name="T2809">&lt;/</text:span><text:span text:style-name="T2810">button</text:span><text:span text:style-name="T2811">&gt;</text:span></text:p>
      <text:p text:style-name="P2812"><text:span text:style-name="T2813">&lt;/</text:span><text:span text:style-name="T2814">form</text:span><text:span text:style-name="T2815">&gt;</text:span></text:p>
      <text:p text:style-name="P2816"><text:span text:style-name="T2817">&lt;/</text:span><text:span text:style-name="T2818">section</text:span><text:span text:style-name="T2819">&gt;</text:span></text:p>
      <text:p text:style-name="P2820"><text:span text:style-name="T2821">&lt;</text:span><text:span text:style-name="T2822">section</text:span><text:span text:style-name="T2823">&gt;</text:span></text:p>
      <text:p text:style-name="P2824"><text:span text:style-name="T2825">&lt;</text:span><text:span text:style-name="T2826">form</text:span><text:span text:style-name="T2827"><text:s/></text:span><text:span text:style-name="T2828">onSubmit</text:span><text:span text:style-name="T2829">=</text:span><text:span text:style-name="T2830">{</text:span><text:span text:style-name="T2831">handleAddFamilyMember</text:span><text:span text:style-name="T2832">}</text:span><text:span text:style-name="T2833">&gt;</text:span></text:p>
      <text:p text:style-name="P2834"><text:span text:style-name="T2835">&lt;</text:span><text:span text:style-name="T2836">h2</text:span><text:span text:style-name="T2837">&gt;</text:span><text:span text:style-name="T2838">Register as Family Member</text:span><text:span text:style-name="T2839">&lt;/</text:span><text:span text:style-name="T2840">h2</text:span><text:span text:style-name="T2841">&gt;</text:span></text:p>
      <text:p text:style-name="P2842"><text:span text:style-name="T2843">&lt;</text:span><text:span text:style-name="T2844">input</text:span></text:p>
      <text:p text:style-name="P2845"><text:span text:style-name="T2846">type</text:span><text:span text:style-name="T2847">=</text:span><text:span text:style-name="T2848">"text"</text:span></text:p>
      <text:p text:style-name="P2849"><text:span text:style-name="T2850">value</text:span><text:span text:style-name="T2851">=</text:span><text:span text:style-name="T2852">{</text:span><text:span text:style-name="T2853">familyMemberAddress</text:span><text:span text:style-name="T2854">}</text:span></text:p>
      <text:p text:style-name="P2855"><text:span text:style-name="T2856">onChange</text:span><text:span text:style-name="T2857">=</text:span><text:span text:style-name="T2858">{</text:span><text:span text:style-name="T2859">(</text:span><text:span text:style-name="T2860">e</text:span><text:span text:style-name="T2861">)<text:s/></text:span><text:span text:style-name="T2862">=&gt;</text:span><text:span text:style-name="T2863"><text:s/></text:span><text:span text:style-name="T2864">setFamilyMemberAddress</text:span><text:span text:style-name="T2865">(</text:span><text:span text:style-name="T2866">e</text:span><text:span text:style-name="T2867">.</text:span><text:span text:style-name="T2868">target</text:span><text:span text:style-name="T2869">.</text:span><text:span text:style-name="T2870">value</text:span><text:span text:style-name="T2871">)</text:span><text:span text:style-name="T2872">}</text:span></text:p>
      <text:p text:style-name="P2873"><text:span text:style-name="T2874">placeholder</text:span><text:span text:style-name="T2875">=</text:span><text:span text:style-name="T2876">"Family Member Address"</text:span></text:p>
      <text:p text:style-name="P2877">/&gt;</text:p>
      <text:p text:style-name="P2878"><text:span text:style-name="T2879">&lt;</text:span><text:span text:style-name="T2880">input</text:span></text:p>
      <text:p text:style-name="P2881"><text:span text:style-name="T2882">type</text:span><text:span text:style-name="T2883">=</text:span><text:span text:style-name="T2884">"text"</text:span></text:p>
      <text:p text:style-name="P2885"><text:span text:style-name="T2886">value</text:span><text:span text:style-name="T2887">=</text:span><text:span text:style-name="T2888">{</text:span><text:span text:style-name="T2889">familyMemberName</text:span><text:span text:style-name="T2890">}</text:span></text:p>
      <text:p text:style-name="P2891"><text:span text:style-name="T2892">onChange</text:span><text:span text:style-name="T2893">=</text:span><text:span text:style-name="T2894">{</text:span><text:span text:style-name="T2895">(</text:span><text:span text:style-name="T2896">e</text:span><text:span text:style-name="T2897">)<text:s/></text:span><text:span text:style-name="T2898">=&gt;</text:span><text:span text:style-name="T2899"><text:s/></text:span><text:span text:style-name="T2900">setFamilyMemberName</text:span><text:span text:style-name="T2901">(</text:span><text:span text:style-name="T2902">e</text:span><text:span text:style-name="T2903">.</text:span><text:span text:style-name="T2904">target</text:span><text:span text:style-name="T2905">.</text:span><text:span text:style-name="T2906">value</text:span><text:span text:style-name="T2907">)</text:span><text:span text:style-name="T2908">}</text:span></text:p>
      <text:p text:style-name="P2909"><text:span text:style-name="T2910">placeholder</text:span><text:span text:style-name="T2911">=</text:span><text:span text:style-name="T2912">"Family Member Name"</text:span></text:p>
      <text:p text:style-name="P2913">/&gt;</text:p>
      <text:p text:style-name="P2914"><text:span text:style-name="T2915">&lt;</text:span><text:span text:style-name="T2916">button</text:span><text:span text:style-name="T2917"><text:s/></text:span><text:span text:style-name="T2918">type</text:span><text:span text:style-name="T2919">=</text:span><text:span text:style-name="T2920">"submit"</text:span><text:span text:style-name="T2921"><text:s/></text:span><text:span text:style-name="T2922">disabled</text:span><text:span text:style-name="T2923">=</text:span><text:span text:style-name="T2924">{</text:span><text:span text:style-name="T2925">loading</text:span><text:span text:style-name="T2926">}</text:span><text:span text:style-name="T2927">&gt;</text:span></text:p>
      <text:p text:style-name="P2928">Register as Family Member</text:p>
      <text:p text:style-name="P2929"><text:span text:style-name="T2930">&lt;/</text:span><text:span text:style-name="T2931">button</text:span><text:span text:style-name="T2932">&gt;</text:span></text:p>
      <text:p text:style-name="P2933"><text:span text:style-name="T2934">&lt;/</text:span><text:span text:style-name="T2935">form</text:span><text:span text:style-name="T2936">&gt;</text:span></text:p>
      <text:p text:style-name="P2937"><text:span text:style-name="T2938">&lt;/</text:span><text:span text:style-name="T2939">section</text:span><text:span text:style-name="T2940">&gt;</text:span></text:p>
      <text:p text:style-name="P2941"><text:span text:style-name="T2942">&lt;/</text:span><text:span text:style-name="T2943">main</text:span><text:span text:style-name="T2944">&gt;</text:span></text:p>
      <text:p text:style-name="P2945"><text:span text:style-name="T2946">{</text:span><text:span text:style-name="T2947">loading</text:span><text:span text:style-name="T2948"><text:s/>&amp;&amp;<text:s/></text:span><text:span text:style-name="T2949">&lt;</text:span><text:span text:style-name="T2950">div</text:span><text:span text:style-name="T2951"><text:s/></text:span><text:span text:style-name="T2952">className</text:span><text:span text:style-name="T2953">=</text:span><text:span text:style-name="T2954">"loading"</text:span><text:span text:style-name="T2955">&gt;</text:span><text:span text:style-name="T2956">Processing...</text:span><text:span text:style-name="T2957">&lt;/</text:span><text:span text:style-name="T2958">div</text:span><text:span text:style-name="T2959">&gt;</text:span><text:span text:style-name="T2960">}</text:span></text:p>
      <text:p text:style-name="P2961"><text:span text:style-name="T2962">&lt;/</text:span><text:span text:style-name="T2963">div</text:span><text:span text:style-name="T2964">&gt;</text:span></text:p>
      <text:p text:style-name="P2965">);</text:p>
      <text:p text:style-name="P2966">};</text:p>
      <text:p text:style-name="P2967"/>
      <text:p text:style-name="P2968"><text:span text:style-name="T2969">export</text:span><text:span text:style-name="T2970"><text:s/></text:span><text:span text:style-name="T2971">default</text:span><text:span text:style-name="T2972"><text:s/></text:span><text:span text:style-name="T2973">App</text:span><text:span text:style-name="T2974">;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opoola, Olusogo</dc:creator>
    <meta:creation-date>2024-08-27T00:04:00Z</meta:creation-date>
    <dc:date>2024-11-21T14:58:00Z</dc:date>
    <meta:template xlink:href="Normal" xlink:type="simple"/>
    <meta:editing-cycles>3</meta:editing-cycles>
    <meta:editing-duration>PT240S</meta:editing-duration>
    <meta:user-defined meta:name="GrammarlyDocumentId">d8eee4adccd4e3da72a85be789548f2be1606422b73ed5d10f60997807b4099e</meta:user-defined>
    <meta:document-statistic meta:page-count="8" meta:paragraph-count="442" meta:word-count="1291" meta:character-count="12196" meta:row-count="495" meta:non-whitespace-character-count="11347"/>
  </office:meta>
</office:document-meta>
</file>